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7.97mm"/>
    </style:style>
    <style:style style:name="co2" style:family="table-column">
      <style:table-column-properties fo:break-before="auto" style:column-width="17.52mm"/>
    </style:style>
    <style:style style:name="co3" style:family="table-column">
      <style:table-column-properties fo:break-before="auto" style:column-width="23.23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hiddenDataAppearancebasicDataApperance=1cont" table:style-name="ta1">
        <table:shapes>
          <draw:frame draw:z-index="0" draw:style-name="gr1" draw:text-style-name="P1" svg:width="160.14mm" svg:height="90.04mm" svg:x="316.7mm" svg:y="227.11mm">
            <loext:p draw:notify-on-update-of-ranges="'hiddenDataAppearancebasicDataApperance=1cont'.A3:'hiddenDataAppearancebasicDataApperance=1cont'.A102 'hiddenDataAppearancebasicDataApperance=1cont'.B3:'hiddenDataAppearancebasicDataApperance=1cont'.B102 'hiddenDataAppearancebasicDataApperance=1cont'.K3:'hiddenDataAppearancebasicDataApperance=1cont'.K102 'hiddenDataAppearancebasicDataApperance=1cont'.L3:'hiddenDataAppearancebasicDataApperance=1cont'.L102 'hiddenDataAppearancebasicDataApperance=1cont'.F3:'hiddenDataAppearancebasicDataApperance=1cont'.F102 'hiddenDataAppearancebasicDataApperance=1cont'.G3:'hiddenDataAppearancebasicDataApperance=1cont'.G102"/>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number-columns-repeated="13" table:default-cell-style-name="Default"/>
        <table:table-row table:style-name="ro1">
          <table:table-cell table:number-columns-repeated="2"/>
          <table:table-cell office:value-type="float" office:value="1" calcext:value-type="float">
            <text:p>1</text:p>
          </table:table-cell>
          <table:table-cell table:number-columns-repeated="4"/>
          <table:table-cell office:value-type="float" office:value="3" calcext:value-type="float">
            <text:p>3</text:p>
          </table:table-cell>
          <table:table-cell table:number-columns-repeated="4"/>
          <table:table-cell office:value-type="float" office:value="5" calcext:value-type="float">
            <text:p>5</text:p>
          </table:table-cell>
          <table:table-cell table:number-columns-repeated="3"/>
        </table:table-row>
        <table:table-row table:style-name="ro1">
          <table:table-cell table:number-columns-repeated="16"/>
        </table:table-row>
        <table:table-row table:style-name="ro1">
          <table:table-cell office:value-type="float" office:value="0.1" calcext:value-type="float">
            <text:p>0,1</text:p>
          </table:table-cell>
          <table:table-cell office:value-type="float" office:value="3182.5" calcext:value-type="float">
            <text:p>3182,5</text:p>
          </table:table-cell>
          <table:table-cell office:value-type="float" office:value="0.000609215" calcext:value-type="float">
            <text:p>0,000609215</text:p>
          </table:table-cell>
          <table:table-cell table:number-columns-repeated="2"/>
          <table:table-cell office:value-type="float" office:value="0.1" calcext:value-type="float">
            <text:p>0,1</text:p>
          </table:table-cell>
          <table:table-cell office:value-type="float" office:value="3484.22" calcext:value-type="float">
            <text:p>3484,22</text:p>
          </table:table-cell>
          <table:table-cell office:value-type="float" office:value="0.0000543152" calcext:value-type="float">
            <text:p>5,43152E-05</text:p>
          </table:table-cell>
          <table:table-cell table:number-columns-repeated="2"/>
          <table:table-cell office:value-type="float" office:value="0.1" calcext:value-type="float">
            <text:p>0,1</text:p>
          </table:table-cell>
          <table:table-cell office:value-type="float" office:value="3559.57" calcext:value-type="float">
            <text:p>3559,57</text:p>
          </table:table-cell>
          <table:table-cell office:value-type="float" office:value="0" calcext:value-type="float">
            <text:p>0</text:p>
          </table:table-cell>
          <table:table-cell table:number-columns-repeated="3"/>
        </table:table-row>
        <table:table-row table:style-name="ro1">
          <table:table-cell office:value-type="float" office:value="0.2" calcext:value-type="float">
            <text:p>0,2</text:p>
          </table:table-cell>
          <table:table-cell office:value-type="float" office:value="1313.12" calcext:value-type="float">
            <text:p>1313,12</text:p>
          </table:table-cell>
          <table:table-cell office:value-type="float" office:value="0.00241832" calcext:value-type="float">
            <text:p>0,00241832</text:p>
          </table:table-cell>
          <table:table-cell table:number-columns-repeated="2"/>
          <table:table-cell office:value-type="float" office:value="0.2" calcext:value-type="float">
            <text:p>0,2</text:p>
          </table:table-cell>
          <table:table-cell office:value-type="float" office:value="1679.41" calcext:value-type="float">
            <text:p>1679,41</text:p>
          </table:table-cell>
          <table:table-cell office:value-type="float" office:value="0.000134878" calcext:value-type="float">
            <text:p>0,000134878</text:p>
          </table:table-cell>
          <table:table-cell table:number-columns-repeated="2"/>
          <table:table-cell office:value-type="float" office:value="0.2" calcext:value-type="float">
            <text:p>0,2</text:p>
          </table:table-cell>
          <table:table-cell office:value-type="float" office:value="1744.04" calcext:value-type="float">
            <text:p>1744,04</text:p>
          </table:table-cell>
          <table:table-cell office:value-type="float" office:value="0.0000142248" calcext:value-type="float">
            <text:p>1,42248E-05</text:p>
          </table:table-cell>
          <table:table-cell table:number-columns-repeated="3"/>
        </table:table-row>
        <table:table-row table:style-name="ro1">
          <table:table-cell office:value-type="float" office:value="0.3" calcext:value-type="float">
            <text:p>0,3</text:p>
          </table:table-cell>
          <table:table-cell office:value-type="float" office:value="713.559" calcext:value-type="float">
            <text:p>713,559</text:p>
          </table:table-cell>
          <table:table-cell office:value-type="float" office:value="0.00451294" calcext:value-type="float">
            <text:p>0,00451294</text:p>
          </table:table-cell>
          <table:table-cell table:number-columns-repeated="2"/>
          <table:table-cell office:value-type="float" office:value="0.3" calcext:value-type="float">
            <text:p>0,3</text:p>
          </table:table-cell>
          <table:table-cell office:value-type="float" office:value="1067.08" calcext:value-type="float">
            <text:p>1067,08</text:p>
          </table:table-cell>
          <table:table-cell office:value-type="float" office:value="0.000122686" calcext:value-type="float">
            <text:p>0,000122686</text:p>
          </table:table-cell>
          <table:table-cell table:number-columns-repeated="2"/>
          <table:table-cell office:value-type="float" office:value="0.3" calcext:value-type="float">
            <text:p>0,3</text:p>
          </table:table-cell>
          <table:table-cell office:value-type="float" office:value="1116.46" calcext:value-type="float">
            <text:p>1116,46</text:p>
          </table:table-cell>
          <table:table-cell office:value-type="float" office:value="0" calcext:value-type="float">
            <text:p>0</text:p>
          </table:table-cell>
          <table:table-cell table:number-columns-repeated="3"/>
        </table:table-row>
        <table:table-row table:style-name="ro1">
          <table:table-cell office:value-type="float" office:value="0.4" calcext:value-type="float">
            <text:p>0,4</text:p>
          </table:table-cell>
          <table:table-cell office:value-type="float" office:value="412.772" calcext:value-type="float">
            <text:p>412,772</text:p>
          </table:table-cell>
          <table:table-cell office:value-type="float" office:value="0.0199206" calcext:value-type="float">
            <text:p>0,0199206</text:p>
          </table:table-cell>
          <table:table-cell table:number-columns-repeated="2"/>
          <table:table-cell office:value-type="float" office:value="0.4" calcext:value-type="float">
            <text:p>0,4</text:p>
          </table:table-cell>
          <table:table-cell office:value-type="float" office:value="739.236" calcext:value-type="float">
            <text:p>739,236</text:p>
          </table:table-cell>
          <table:table-cell office:value-type="float" office:value="0.000193654" calcext:value-type="float">
            <text:p>0,000193654</text:p>
          </table:table-cell>
          <table:table-cell table:number-columns-repeated="2"/>
          <table:table-cell office:value-type="float" office:value="0.4" calcext:value-type="float">
            <text:p>0,4</text:p>
          </table:table-cell>
          <table:table-cell office:value-type="float" office:value="815.602" calcext:value-type="float">
            <text:p>815,602</text:p>
          </table:table-cell>
          <table:table-cell office:value-type="float" office:value="0.0000846737" calcext:value-type="float">
            <text:p>8,46737E-05</text:p>
          </table:table-cell>
          <table:table-cell table:number-columns-repeated="3"/>
        </table:table-row>
        <table:table-row table:style-name="ro1">
          <table:table-cell office:value-type="float" office:value="0.5" calcext:value-type="float">
            <text:p>0,5</text:p>
          </table:table-cell>
          <table:table-cell office:value-type="float" office:value="232.405" calcext:value-type="float">
            <text:p>232,405</text:p>
          </table:table-cell>
          <table:table-cell office:value-type="float" office:value="0.0467735" calcext:value-type="float">
            <text:p>0,0467735</text:p>
          </table:table-cell>
          <table:table-cell table:number-columns-repeated="2"/>
          <table:table-cell office:value-type="float" office:value="0.5" calcext:value-type="float">
            <text:p>0,5</text:p>
          </table:table-cell>
          <table:table-cell office:value-type="float" office:value="564.19" calcext:value-type="float">
            <text:p>564,19</text:p>
          </table:table-cell>
          <table:table-cell office:value-type="float" office:value="0.000381874" calcext:value-type="float">
            <text:p>0,000381874</text:p>
          </table:table-cell>
          <table:table-cell table:number-columns-repeated="2"/>
          <table:table-cell office:value-type="float" office:value="0.5" calcext:value-type="float">
            <text:p>0,5</text:p>
          </table:table-cell>
          <table:table-cell office:value-type="float" office:value="631.102" calcext:value-type="float">
            <text:p>631,102</text:p>
          </table:table-cell>
          <table:table-cell office:value-type="float" office:value="0.0000948033" calcext:value-type="float">
            <text:p>9,48033E-05</text:p>
          </table:table-cell>
          <table:table-cell table:number-columns-repeated="3"/>
        </table:table-row>
        <table:table-row table:style-name="ro1">
          <table:table-cell office:value-type="float" office:value="0.6" calcext:value-type="float">
            <text:p>0,6</text:p>
          </table:table-cell>
          <table:table-cell office:value-type="float" office:value="117.299" calcext:value-type="float">
            <text:p>117,299</text:p>
          </table:table-cell>
          <table:table-cell office:value-type="float" office:value="0.2816" calcext:value-type="float">
            <text:p>0,2816</text:p>
          </table:table-cell>
          <table:table-cell table:number-columns-repeated="2"/>
          <table:table-cell office:value-type="float" office:value="0.6" calcext:value-type="float">
            <text:p>0,6</text:p>
          </table:table-cell>
          <table:table-cell office:value-type="float" office:value="443.605" calcext:value-type="float">
            <text:p>443,605</text:p>
          </table:table-cell>
          <table:table-cell office:value-type="float" office:value="0.0009192" calcext:value-type="float">
            <text:p>0,0009192</text:p>
          </table:table-cell>
          <table:table-cell table:number-columns-repeated="2"/>
          <table:table-cell office:value-type="float" office:value="0.6" calcext:value-type="float">
            <text:p>0,6</text:p>
          </table:table-cell>
          <table:table-cell office:value-type="float" office:value="507.021" calcext:value-type="float">
            <text:p>507,021</text:p>
          </table:table-cell>
          <table:table-cell office:value-type="float" office:value="0.000208072" calcext:value-type="float">
            <text:p>0,000208072</text:p>
          </table:table-cell>
          <table:table-cell table:number-columns-repeated="3"/>
        </table:table-row>
        <table:table-row table:style-name="ro1">
          <table:table-cell office:value-type="float" office:value="0.7" calcext:value-type="float">
            <text:p>0,7</text:p>
          </table:table-cell>
          <table:table-cell office:value-type="float" office:value="28.3127" calcext:value-type="float">
            <text:p>28,3127</text:p>
          </table:table-cell>
          <table:table-cell office:value-type="float" office:value="7.43876" calcext:value-type="float">
            <text:p>7,43876</text:p>
          </table:table-cell>
          <table:table-cell table:number-columns-repeated="2"/>
          <table:table-cell office:value-type="float" office:value="0.7" calcext:value-type="float">
            <text:p>0,7</text:p>
          </table:table-cell>
          <table:table-cell office:value-type="float" office:value="353.713" calcext:value-type="float">
            <text:p>353,713</text:p>
          </table:table-cell>
          <table:table-cell office:value-type="float" office:value="0.000707932" calcext:value-type="float">
            <text:p>0,000707932</text:p>
          </table:table-cell>
          <table:table-cell table:number-columns-repeated="2"/>
          <table:table-cell office:value-type="float" office:value="0.7" calcext:value-type="float">
            <text:p>0,7</text:p>
          </table:table-cell>
          <table:table-cell office:value-type="float" office:value="423.249" calcext:value-type="float">
            <text:p>423,249</text:p>
          </table:table-cell>
          <table:table-cell office:value-type="float" office:value="0.0000815555" calcext:value-type="float">
            <text:p>8,15555E-05</text:p>
          </table:table-cell>
          <table:table-cell table:number-columns-repeated="3"/>
        </table:table-row>
        <table:table-row table:style-name="ro1">
          <table:table-cell office:value-type="float" office:value="0.8" calcext:value-type="float">
            <text:p>0,8</text:p>
          </table:table-cell>
          <table:table-cell office:value-type="float" office:value="2.61342" calcext:value-type="float">
            <text:p>2,61342</text:p>
          </table:table-cell>
          <table:table-cell office:value-type="float" office:value="47.6929" calcext:value-type="float">
            <text:p>47,6929</text:p>
          </table:table-cell>
          <table:table-cell table:number-columns-repeated="2"/>
          <table:table-cell office:value-type="float" office:value="0.8" calcext:value-type="float">
            <text:p>0,8</text:p>
          </table:table-cell>
          <table:table-cell office:value-type="float" office:value="288.634" calcext:value-type="float">
            <text:p>288,634</text:p>
          </table:table-cell>
          <table:table-cell office:value-type="float" office:value="0.00114673" calcext:value-type="float">
            <text:p>0,00114673</text:p>
          </table:table-cell>
          <table:table-cell table:number-columns-repeated="2"/>
          <table:table-cell office:value-type="float" office:value="0.8" calcext:value-type="float">
            <text:p>0,8</text:p>
          </table:table-cell>
          <table:table-cell office:value-type="float" office:value="358.67" calcext:value-type="float">
            <text:p>358,67</text:p>
          </table:table-cell>
          <table:table-cell office:value-type="float" office:value="0.000534787" calcext:value-type="float">
            <text:p>0,000534787</text:p>
          </table:table-cell>
          <table:table-cell table:number-columns-repeated="3"/>
        </table:table-row>
        <table:table-row table:style-name="ro1">
          <table:table-cell office:value-type="float" office:value="0.9" calcext:value-type="float">
            <text:p>0,9</text:p>
          </table:table-cell>
          <table:table-cell office:value-type="float" office:value="0.922717" calcext:value-type="float">
            <text:p>0,922717</text:p>
          </table:table-cell>
          <table:table-cell office:value-type="float" office:value="93.0059" calcext:value-type="float">
            <text:p>93,0059</text:p>
          </table:table-cell>
          <table:table-cell table:number-columns-repeated="2"/>
          <table:table-cell office:value-type="float" office:value="0.9" calcext:value-type="float">
            <text:p>0,9</text:p>
          </table:table-cell>
          <table:table-cell office:value-type="float" office:value="239.781" calcext:value-type="float">
            <text:p>239,781</text:p>
          </table:table-cell>
          <table:table-cell office:value-type="float" office:value="0.00144489" calcext:value-type="float">
            <text:p>0,00144489</text:p>
          </table:table-cell>
          <table:table-cell table:number-columns-repeated="2"/>
          <table:table-cell office:value-type="float" office:value="0.9" calcext:value-type="float">
            <text:p>0,9</text:p>
          </table:table-cell>
          <table:table-cell office:value-type="float" office:value="304.794" calcext:value-type="float">
            <text:p>304,794</text:p>
          </table:table-cell>
          <table:table-cell office:value-type="float" office:value="0.000243038" calcext:value-type="float">
            <text:p>0,000243038</text:p>
          </table:table-cell>
          <table:table-cell table:number-columns-repeated="3"/>
        </table:table-row>
        <table:table-row table:style-name="ro1">
          <table:table-cell office:value-type="float" office:value="1" calcext:value-type="float">
            <text:p>1</text:p>
          </table:table-cell>
          <table:table-cell office:value-type="float" office:value="0.752731" calcext:value-type="float">
            <text:p>0,752731</text:p>
          </table:table-cell>
          <table:table-cell office:value-type="float" office:value="133.046" calcext:value-type="float">
            <text:p>133,046</text:p>
          </table:table-cell>
          <table:table-cell table:number-columns-repeated="2"/>
          <table:table-cell office:value-type="float" office:value="1" calcext:value-type="float">
            <text:p>1</text:p>
          </table:table-cell>
          <table:table-cell office:value-type="float" office:value="200.046" calcext:value-type="float">
            <text:p>200,046</text:p>
          </table:table-cell>
          <table:table-cell office:value-type="float" office:value="0.00377149" calcext:value-type="float">
            <text:p>0,00377149</text:p>
          </table:table-cell>
          <table:table-cell table:number-columns-repeated="2"/>
          <table:table-cell office:value-type="float" office:value="1" calcext:value-type="float">
            <text:p>1</text:p>
          </table:table-cell>
          <table:table-cell office:value-type="float" office:value="261.835" calcext:value-type="float">
            <text:p>261,835</text:p>
          </table:table-cell>
          <table:table-cell office:value-type="float" office:value="0.000154128" calcext:value-type="float">
            <text:p>0,000154128</text:p>
          </table:table-cell>
          <table:table-cell table:number-columns-repeated="3"/>
        </table:table-row>
        <table:table-row table:style-name="ro1">
          <table:table-cell office:value-type="float" office:value="1.1" calcext:value-type="float">
            <text:p>1,1</text:p>
          </table:table-cell>
          <table:table-cell office:value-type="float" office:value="0.73379" calcext:value-type="float">
            <text:p>0,73379</text:p>
          </table:table-cell>
          <table:table-cell office:value-type="float" office:value="171.525" calcext:value-type="float">
            <text:p>171,525</text:p>
          </table:table-cell>
          <table:table-cell table:number-columns-repeated="2"/>
          <table:table-cell office:value-type="float" office:value="1.1" calcext:value-type="float">
            <text:p>1,1</text:p>
          </table:table-cell>
          <table:table-cell office:value-type="float" office:value="168.551" calcext:value-type="float">
            <text:p>168,551</text:p>
          </table:table-cell>
          <table:table-cell office:value-type="float" office:value="0.00791906" calcext:value-type="float">
            <text:p>0,00791906</text:p>
          </table:table-cell>
          <table:table-cell table:number-columns-repeated="2"/>
          <table:table-cell office:value-type="float" office:value="1.1" calcext:value-type="float">
            <text:p>1,1</text:p>
          </table:table-cell>
          <table:table-cell office:value-type="float" office:value="233.691" calcext:value-type="float">
            <text:p>233,691</text:p>
          </table:table-cell>
          <table:table-cell office:value-type="float" office:value="0.000539994" calcext:value-type="float">
            <text:p>0,000539994</text:p>
          </table:table-cell>
          <table:table-cell table:number-columns-repeated="3"/>
        </table:table-row>
        <table:table-row table:style-name="ro1">
          <table:table-cell office:value-type="float" office:value="1.2" calcext:value-type="float">
            <text:p>1,2</text:p>
          </table:table-cell>
          <table:table-cell office:value-type="float" office:value="0.726017" calcext:value-type="float">
            <text:p>0,726017</text:p>
          </table:table-cell>
          <table:table-cell office:value-type="float" office:value="194.261" calcext:value-type="float">
            <text:p>194,261</text:p>
          </table:table-cell>
          <table:table-cell table:number-columns-repeated="2"/>
          <table:table-cell office:value-type="float" office:value="1.2" calcext:value-type="float">
            <text:p>1,2</text:p>
          </table:table-cell>
          <table:table-cell office:value-type="float" office:value="139.03" calcext:value-type="float">
            <text:p>139,03</text:p>
          </table:table-cell>
          <table:table-cell office:value-type="float" office:value="0.00368535" calcext:value-type="float">
            <text:p>0,00368535</text:p>
          </table:table-cell>
          <table:table-cell table:number-columns-repeated="2"/>
          <table:table-cell office:value-type="float" office:value="1.2" calcext:value-type="float">
            <text:p>1,2</text:p>
          </table:table-cell>
          <table:table-cell office:value-type="float" office:value="205.042" calcext:value-type="float">
            <text:p>205,042</text:p>
          </table:table-cell>
          <table:table-cell office:value-type="float" office:value="0.000869928" calcext:value-type="float">
            <text:p>0,000869928</text:p>
          </table:table-cell>
          <table:table-cell table:number-columns-repeated="3"/>
        </table:table-row>
        <table:table-row table:style-name="ro1">
          <table:table-cell office:value-type="float" office:value="1.3" calcext:value-type="float">
            <text:p>1,3</text:p>
          </table:table-cell>
          <table:table-cell office:value-type="float" office:value="0.71045" calcext:value-type="float">
            <text:p>0,71045</text:p>
          </table:table-cell>
          <table:table-cell office:value-type="float" office:value="216.308" calcext:value-type="float">
            <text:p>216,308</text:p>
          </table:table-cell>
          <table:table-cell table:number-columns-repeated="2"/>
          <table:table-cell office:value-type="float" office:value="1.3" calcext:value-type="float">
            <text:p>1,3</text:p>
          </table:table-cell>
          <table:table-cell office:value-type="float" office:value="113.638" calcext:value-type="float">
            <text:p>113,638</text:p>
          </table:table-cell>
          <table:table-cell office:value-type="float" office:value="0.00954491" calcext:value-type="float">
            <text:p>0,00954491</text:p>
          </table:table-cell>
          <table:table-cell table:number-columns-repeated="2"/>
          <table:table-cell office:value-type="float" office:value="1.3" calcext:value-type="float">
            <text:p>1,3</text:p>
          </table:table-cell>
          <table:table-cell office:value-type="float" office:value="180.681" calcext:value-type="float">
            <text:p>180,681</text:p>
          </table:table-cell>
          <table:table-cell office:value-type="float" office:value="0.000452427" calcext:value-type="float">
            <text:p>0,000452427</text:p>
          </table:table-cell>
          <table:table-cell table:number-columns-repeated="3"/>
        </table:table-row>
        <table:table-row table:style-name="ro1">
          <table:table-cell office:value-type="float" office:value="1.4" calcext:value-type="float">
            <text:p>1,4</text:p>
          </table:table-cell>
          <table:table-cell office:value-type="float" office:value="0.706447" calcext:value-type="float">
            <text:p>0,706447</text:p>
          </table:table-cell>
          <table:table-cell office:value-type="float" office:value="236.13" calcext:value-type="float">
            <text:p>236,13</text:p>
          </table:table-cell>
          <table:table-cell table:number-columns-repeated="2"/>
          <table:table-cell office:value-type="float" office:value="1.4" calcext:value-type="float">
            <text:p>1,4</text:p>
          </table:table-cell>
          <table:table-cell office:value-type="float" office:value="97.1325" calcext:value-type="float">
            <text:p>97,1325</text:p>
          </table:table-cell>
          <table:table-cell office:value-type="float" office:value="0.00840739" calcext:value-type="float">
            <text:p>0,00840739</text:p>
          </table:table-cell>
          <table:table-cell table:number-columns-repeated="2"/>
          <table:table-cell office:value-type="float" office:value="1.4" calcext:value-type="float">
            <text:p>1,4</text:p>
          </table:table-cell>
          <table:table-cell office:value-type="float" office:value="161.059" calcext:value-type="float">
            <text:p>161,059</text:p>
          </table:table-cell>
          <table:table-cell office:value-type="float" office:value="0.00133284" calcext:value-type="float">
            <text:p>0,00133284</text:p>
          </table:table-cell>
          <table:table-cell table:number-columns-repeated="3"/>
        </table:table-row>
        <table:table-row table:style-name="ro1">
          <table:table-cell office:value-type="float" office:value="1.5" calcext:value-type="float">
            <text:p>1,5</text:p>
          </table:table-cell>
          <table:table-cell office:value-type="float" office:value="0.708807" calcext:value-type="float">
            <text:p>0,708807</text:p>
          </table:table-cell>
          <table:table-cell office:value-type="float" office:value="255.946" calcext:value-type="float">
            <text:p>255,946</text:p>
          </table:table-cell>
          <table:table-cell table:number-columns-repeated="2"/>
          <table:table-cell office:value-type="float" office:value="1.5" calcext:value-type="float">
            <text:p>1,5</text:p>
          </table:table-cell>
          <table:table-cell office:value-type="float" office:value="77.1161" calcext:value-type="float">
            <text:p>77,1161</text:p>
          </table:table-cell>
          <table:table-cell office:value-type="float" office:value="0.0199547" calcext:value-type="float">
            <text:p>0,0199547</text:p>
          </table:table-cell>
          <table:table-cell table:number-columns-repeated="2"/>
          <table:table-cell office:value-type="float" office:value="1.5" calcext:value-type="float">
            <text:p>1,5</text:p>
          </table:table-cell>
          <table:table-cell office:value-type="float" office:value="142.735" calcext:value-type="float">
            <text:p>142,735</text:p>
          </table:table-cell>
          <table:table-cell office:value-type="float" office:value="0.00070599" calcext:value-type="float">
            <text:p>0,00070599</text:p>
          </table:table-cell>
          <table:table-cell table:number-columns-repeated="3"/>
        </table:table-row>
        <table:table-row table:style-name="ro1">
          <table:table-cell office:value-type="float" office:value="1.6" calcext:value-type="float">
            <text:p>1,6</text:p>
          </table:table-cell>
          <table:table-cell office:value-type="float" office:value="0.707598" calcext:value-type="float">
            <text:p>0,707598</text:p>
          </table:table-cell>
          <table:table-cell office:value-type="float" office:value="272.316" calcext:value-type="float">
            <text:p>272,316</text:p>
          </table:table-cell>
          <table:table-cell table:number-columns-repeated="2"/>
          <table:table-cell office:value-type="float" office:value="1.6" calcext:value-type="float">
            <text:p>1,6</text:p>
          </table:table-cell>
          <table:table-cell office:value-type="float" office:value="62.7312" calcext:value-type="float">
            <text:p>62,7312</text:p>
          </table:table-cell>
          <table:table-cell office:value-type="float" office:value="0.0193008" calcext:value-type="float">
            <text:p>0,0193008</text:p>
          </table:table-cell>
          <table:table-cell table:number-columns-repeated="2"/>
          <table:table-cell office:value-type="float" office:value="1.6" calcext:value-type="float">
            <text:p>1,6</text:p>
          </table:table-cell>
          <table:table-cell office:value-type="float" office:value="129.801" calcext:value-type="float">
            <text:p>129,801</text:p>
          </table:table-cell>
          <table:table-cell office:value-type="float" office:value="0.000931206" calcext:value-type="float">
            <text:p>0,000931206</text:p>
          </table:table-cell>
          <table:table-cell table:number-columns-repeated="3"/>
        </table:table-row>
        <table:table-row table:style-name="ro1">
          <table:table-cell office:value-type="float" office:value="1.7" calcext:value-type="float">
            <text:p>1,7</text:p>
          </table:table-cell>
          <table:table-cell office:value-type="float" office:value="0.708927" calcext:value-type="float">
            <text:p>0,708927</text:p>
          </table:table-cell>
          <table:table-cell office:value-type="float" office:value="283.763" calcext:value-type="float">
            <text:p>283,763</text:p>
          </table:table-cell>
          <table:table-cell table:number-columns-repeated="2"/>
          <table:table-cell office:value-type="float" office:value="1.7" calcext:value-type="float">
            <text:p>1,7</text:p>
          </table:table-cell>
          <table:table-cell office:value-type="float" office:value="47.6348" calcext:value-type="float">
            <text:p>47,6348</text:p>
          </table:table-cell>
          <table:table-cell office:value-type="float" office:value="0.0555661" calcext:value-type="float">
            <text:p>0,0555661</text:p>
          </table:table-cell>
          <table:table-cell table:number-columns-repeated="2"/>
          <table:table-cell office:value-type="float" office:value="1.7" calcext:value-type="float">
            <text:p>1,7</text:p>
          </table:table-cell>
          <table:table-cell office:value-type="float" office:value="115.776" calcext:value-type="float">
            <text:p>115,776</text:p>
          </table:table-cell>
          <table:table-cell office:value-type="float" office:value="0.000730003" calcext:value-type="float">
            <text:p>0,000730003</text:p>
          </table:table-cell>
          <table:table-cell table:number-columns-repeated="3"/>
        </table:table-row>
        <table:table-row table:style-name="ro1">
          <table:table-cell office:value-type="float" office:value="1.8" calcext:value-type="float">
            <text:p>1,8</text:p>
          </table:table-cell>
          <table:table-cell office:value-type="float" office:value="0.705042" calcext:value-type="float">
            <text:p>0,705042</text:p>
          </table:table-cell>
          <table:table-cell office:value-type="float" office:value="297.961" calcext:value-type="float">
            <text:p>297,961</text:p>
          </table:table-cell>
          <table:table-cell table:number-columns-repeated="2"/>
          <table:table-cell office:value-type="float" office:value="1.8" calcext:value-type="float">
            <text:p>1,8</text:p>
          </table:table-cell>
          <table:table-cell office:value-type="float" office:value="38.2279" calcext:value-type="float">
            <text:p>38,2279</text:p>
          </table:table-cell>
          <table:table-cell office:value-type="float" office:value="0.0933991" calcext:value-type="float">
            <text:p>0,0933991</text:p>
          </table:table-cell>
          <table:table-cell table:number-columns-repeated="2"/>
          <table:table-cell office:value-type="float" office:value="1.8" calcext:value-type="float">
            <text:p>1,8</text:p>
          </table:table-cell>
          <table:table-cell office:value-type="float" office:value="101.894" calcext:value-type="float">
            <text:p>101,894</text:p>
          </table:table-cell>
          <table:table-cell office:value-type="float" office:value="0.00153626" calcext:value-type="float">
            <text:p>0,00153626</text:p>
          </table:table-cell>
          <table:table-cell table:number-columns-repeated="3"/>
        </table:table-row>
        <table:table-row table:style-name="ro1">
          <table:table-cell office:value-type="float" office:value="1.9" calcext:value-type="float">
            <text:p>1,9</text:p>
          </table:table-cell>
          <table:table-cell office:value-type="float" office:value="0.704955" calcext:value-type="float">
            <text:p>0,704955</text:p>
          </table:table-cell>
          <table:table-cell office:value-type="float" office:value="308.228" calcext:value-type="float">
            <text:p>308,228</text:p>
          </table:table-cell>
          <table:table-cell table:number-columns-repeated="2"/>
          <table:table-cell office:value-type="float" office:value="1.9" calcext:value-type="float">
            <text:p>1,9</text:p>
          </table:table-cell>
          <table:table-cell office:value-type="float" office:value="28.7371" calcext:value-type="float">
            <text:p>28,7371</text:p>
          </table:table-cell>
          <table:table-cell office:value-type="float" office:value="0.292267" calcext:value-type="float">
            <text:p>0,292267</text:p>
          </table:table-cell>
          <table:table-cell table:number-columns-repeated="2"/>
          <table:table-cell office:value-type="float" office:value="1.9" calcext:value-type="float">
            <text:p>1,9</text:p>
          </table:table-cell>
          <table:table-cell office:value-type="float" office:value="91.9128" calcext:value-type="float">
            <text:p>91,9128</text:p>
          </table:table-cell>
          <table:table-cell office:value-type="float" office:value="0.00230422" calcext:value-type="float">
            <text:p>0,00230422</text:p>
          </table:table-cell>
          <table:table-cell table:number-columns-repeated="3"/>
        </table:table-row>
        <table:table-row table:style-name="ro1">
          <table:table-cell office:value-type="float" office:value="2" calcext:value-type="float">
            <text:p>2</text:p>
          </table:table-cell>
          <table:table-cell office:value-type="float" office:value="0.705256" calcext:value-type="float">
            <text:p>0,705256</text:p>
          </table:table-cell>
          <table:table-cell office:value-type="float" office:value="312.396" calcext:value-type="float">
            <text:p>312,396</text:p>
          </table:table-cell>
          <table:table-cell table:number-columns-repeated="2"/>
          <table:table-cell office:value-type="float" office:value="2" calcext:value-type="float">
            <text:p>2</text:p>
          </table:table-cell>
          <table:table-cell office:value-type="float" office:value="16.2547" calcext:value-type="float">
            <text:p>16,2547</text:p>
          </table:table-cell>
          <table:table-cell office:value-type="float" office:value="0.848945" calcext:value-type="float">
            <text:p>0,848945</text:p>
          </table:table-cell>
          <table:table-cell table:number-columns-repeated="2"/>
          <table:table-cell office:value-type="float" office:value="2" calcext:value-type="float">
            <text:p>2</text:p>
          </table:table-cell>
          <table:table-cell office:value-type="float" office:value="83.0618" calcext:value-type="float">
            <text:p>83,0618</text:p>
          </table:table-cell>
          <table:table-cell office:value-type="float" office:value="0.00285785" calcext:value-type="float">
            <text:p>0,00285785</text:p>
          </table:table-cell>
          <table:table-cell table:number-columns-repeated="3"/>
        </table:table-row>
        <table:table-row table:style-name="ro1">
          <table:table-cell office:value-type="float" office:value="2.1" calcext:value-type="float">
            <text:p>2,1</text:p>
          </table:table-cell>
          <table:table-cell office:value-type="float" office:value="0.711558" calcext:value-type="float">
            <text:p>0,711558</text:p>
          </table:table-cell>
          <table:table-cell office:value-type="float" office:value="329.398" calcext:value-type="float">
            <text:p>329,398</text:p>
          </table:table-cell>
          <table:table-cell table:number-columns-repeated="2"/>
          <table:table-cell office:value-type="float" office:value="2.1" calcext:value-type="float">
            <text:p>2,1</text:p>
          </table:table-cell>
          <table:table-cell office:value-type="float" office:value="10.4606" calcext:value-type="float">
            <text:p>10,4606</text:p>
          </table:table-cell>
          <table:table-cell office:value-type="float" office:value="2.91846" calcext:value-type="float">
            <text:p>2,91846</text:p>
          </table:table-cell>
          <table:table-cell table:number-columns-repeated="2"/>
          <table:table-cell office:value-type="float" office:value="2.1" calcext:value-type="float">
            <text:p>2,1</text:p>
          </table:table-cell>
          <table:table-cell office:value-type="float" office:value="74.2844" calcext:value-type="float">
            <text:p>74,2844</text:p>
          </table:table-cell>
          <table:table-cell office:value-type="float" office:value="0.00471705" calcext:value-type="float">
            <text:p>0,00471705</text:p>
          </table:table-cell>
          <table:table-cell table:number-columns-repeated="3"/>
        </table:table-row>
        <table:table-row table:style-name="ro1">
          <table:table-cell office:value-type="float" office:value="2.2" calcext:value-type="float">
            <text:p>2,2</text:p>
          </table:table-cell>
          <table:table-cell office:value-type="float" office:value="0.701427" calcext:value-type="float">
            <text:p>0,701427</text:p>
          </table:table-cell>
          <table:table-cell office:value-type="float" office:value="332.739" calcext:value-type="float">
            <text:p>332,739</text:p>
          </table:table-cell>
          <table:table-cell table:number-columns-repeated="2"/>
          <table:table-cell office:value-type="float" office:value="2.2" calcext:value-type="float">
            <text:p>2,2</text:p>
          </table:table-cell>
          <table:table-cell office:value-type="float" office:value="4.74238" calcext:value-type="float">
            <text:p>4,74238</text:p>
          </table:table-cell>
          <table:table-cell office:value-type="float" office:value="5.32773" calcext:value-type="float">
            <text:p>5,32773</text:p>
          </table:table-cell>
          <table:table-cell table:number-columns-repeated="2"/>
          <table:table-cell office:value-type="float" office:value="2.2" calcext:value-type="float">
            <text:p>2,2</text:p>
          </table:table-cell>
          <table:table-cell office:value-type="float" office:value="66.7698" calcext:value-type="float">
            <text:p>66,7698</text:p>
          </table:table-cell>
          <table:table-cell office:value-type="float" office:value="0.00389375" calcext:value-type="float">
            <text:p>0,00389375</text:p>
          </table:table-cell>
          <table:table-cell table:number-columns-repeated="3"/>
        </table:table-row>
        <table:table-row table:style-name="ro1">
          <table:table-cell office:value-type="float" office:value="2.3" calcext:value-type="float">
            <text:p>2,3</text:p>
          </table:table-cell>
          <table:table-cell office:value-type="float" office:value="0.702008" calcext:value-type="float">
            <text:p>0,702008</text:p>
          </table:table-cell>
          <table:table-cell office:value-type="float" office:value="340.931" calcext:value-type="float">
            <text:p>340,931</text:p>
          </table:table-cell>
          <table:table-cell table:number-columns-repeated="2"/>
          <table:table-cell office:value-type="float" office:value="2.3" calcext:value-type="float">
            <text:p>2,3</text:p>
          </table:table-cell>
          <table:table-cell office:value-type="float" office:value="2.08986" calcext:value-type="float">
            <text:p>2,08986</text:p>
          </table:table-cell>
          <table:table-cell office:value-type="float" office:value="8.64179" calcext:value-type="float">
            <text:p>8,64179</text:p>
          </table:table-cell>
          <table:table-cell table:number-columns-repeated="2"/>
          <table:table-cell office:value-type="float" office:value="2.3" calcext:value-type="float">
            <text:p>2,3</text:p>
          </table:table-cell>
          <table:table-cell office:value-type="float" office:value="58.2321" calcext:value-type="float">
            <text:p>58,2321</text:p>
          </table:table-cell>
          <table:table-cell office:value-type="float" office:value="0.00794429" calcext:value-type="float">
            <text:p>0,00794429</text:p>
          </table:table-cell>
          <table:table-cell table:number-columns-repeated="3"/>
        </table:table-row>
        <table:table-row table:style-name="ro1">
          <table:table-cell office:value-type="float" office:value="2.4" calcext:value-type="float">
            <text:p>2,4</text:p>
          </table:table-cell>
          <table:table-cell office:value-type="float" office:value="0.710251" calcext:value-type="float">
            <text:p>0,710251</text:p>
          </table:table-cell>
          <table:table-cell office:value-type="float" office:value="348.755" calcext:value-type="float">
            <text:p>348,755</text:p>
          </table:table-cell>
          <table:table-cell table:number-columns-repeated="2"/>
          <table:table-cell office:value-type="float" office:value="2.4" calcext:value-type="float">
            <text:p>2,4</text:p>
          </table:table-cell>
          <table:table-cell office:value-type="float" office:value="0.82348" calcext:value-type="float">
            <text:p>0,82348</text:p>
          </table:table-cell>
          <table:table-cell office:value-type="float" office:value="16.7862" calcext:value-type="float">
            <text:p>16,7862</text:p>
          </table:table-cell>
          <table:table-cell table:number-columns-repeated="2"/>
          <table:table-cell office:value-type="float" office:value="2.4" calcext:value-type="float">
            <text:p>2,4</text:p>
          </table:table-cell>
          <table:table-cell office:value-type="float" office:value="51.9124" calcext:value-type="float">
            <text:p>51,9124</text:p>
          </table:table-cell>
          <table:table-cell office:value-type="float" office:value="0.00649715" calcext:value-type="float">
            <text:p>0,00649715</text:p>
          </table:table-cell>
          <table:table-cell table:number-columns-repeated="3"/>
        </table:table-row>
        <table:table-row table:style-name="ro1">
          <table:table-cell office:value-type="float" office:value="2.5" calcext:value-type="float">
            <text:p>2,5</text:p>
          </table:table-cell>
          <table:table-cell office:value-type="float" office:value="0.702304" calcext:value-type="float">
            <text:p>0,702304</text:p>
          </table:table-cell>
          <table:table-cell office:value-type="float" office:value="352.971" calcext:value-type="float">
            <text:p>352,971</text:p>
          </table:table-cell>
          <table:table-cell table:number-columns-repeated="2"/>
          <table:table-cell office:value-type="float" office:value="2.5" calcext:value-type="float">
            <text:p>2,5</text:p>
          </table:table-cell>
          <table:table-cell office:value-type="float" office:value="0.383678" calcext:value-type="float">
            <text:p>0,383678</text:p>
          </table:table-cell>
          <table:table-cell office:value-type="float" office:value="21.7962" calcext:value-type="float">
            <text:p>21,7962</text:p>
          </table:table-cell>
          <table:table-cell table:number-columns-repeated="2"/>
          <table:table-cell office:value-type="float" office:value="2.5" calcext:value-type="float">
            <text:p>2,5</text:p>
          </table:table-cell>
          <table:table-cell office:value-type="float" office:value="45.2647" calcext:value-type="float">
            <text:p>45,2647</text:p>
          </table:table-cell>
          <table:table-cell office:value-type="float" office:value="0.00949408" calcext:value-type="float">
            <text:p>0,00949408</text:p>
          </table:table-cell>
          <table:table-cell table:number-columns-repeated="3"/>
        </table:table-row>
        <table:table-row table:style-name="ro1">
          <table:table-cell office:value-type="float" office:value="2.6" calcext:value-type="float">
            <text:p>2,6</text:p>
          </table:table-cell>
          <table:table-cell office:value-type="float" office:value="0.703263" calcext:value-type="float">
            <text:p>0,703263</text:p>
          </table:table-cell>
          <table:table-cell office:value-type="float" office:value="356.752" calcext:value-type="float">
            <text:p>356,752</text:p>
          </table:table-cell>
          <table:table-cell table:number-columns-repeated="2"/>
          <table:table-cell office:value-type="float" office:value="2.6" calcext:value-type="float">
            <text:p>2,6</text:p>
          </table:table-cell>
          <table:table-cell office:value-type="float" office:value="0.382352" calcext:value-type="float">
            <text:p>0,382352</text:p>
          </table:table-cell>
          <table:table-cell office:value-type="float" office:value="27.2521" calcext:value-type="float">
            <text:p>27,2521</text:p>
          </table:table-cell>
          <table:table-cell table:number-columns-repeated="2"/>
          <table:table-cell office:value-type="float" office:value="2.6" calcext:value-type="float">
            <text:p>2,6</text:p>
          </table:table-cell>
          <table:table-cell office:value-type="float" office:value="40.7302" calcext:value-type="float">
            <text:p>40,7302</text:p>
          </table:table-cell>
          <table:table-cell office:value-type="float" office:value="0.00856302" calcext:value-type="float">
            <text:p>0,00856302</text:p>
          </table:table-cell>
          <table:table-cell table:number-columns-repeated="3"/>
        </table:table-row>
        <table:table-row table:style-name="ro1">
          <table:table-cell office:value-type="float" office:value="2.7" calcext:value-type="float">
            <text:p>2,7</text:p>
          </table:table-cell>
          <table:table-cell office:value-type="float" office:value="0.712145" calcext:value-type="float">
            <text:p>0,712145</text:p>
          </table:table-cell>
          <table:table-cell office:value-type="float" office:value="366.946" calcext:value-type="float">
            <text:p>366,946</text:p>
          </table:table-cell>
          <table:table-cell table:number-columns-repeated="2"/>
          <table:table-cell office:value-type="float" office:value="2.7" calcext:value-type="float">
            <text:p>2,7</text:p>
          </table:table-cell>
          <table:table-cell office:value-type="float" office:value="0.30078" calcext:value-type="float">
            <text:p>0,30078</text:p>
          </table:table-cell>
          <table:table-cell office:value-type="float" office:value="30.9517" calcext:value-type="float">
            <text:p>30,9517</text:p>
          </table:table-cell>
          <table:table-cell table:number-columns-repeated="2"/>
          <table:table-cell office:value-type="float" office:value="2.7" calcext:value-type="float">
            <text:p>2,7</text:p>
          </table:table-cell>
          <table:table-cell office:value-type="float" office:value="35.7571" calcext:value-type="float">
            <text:p>35,7571</text:p>
          </table:table-cell>
          <table:table-cell office:value-type="float" office:value="0.0676806" calcext:value-type="float">
            <text:p>0,0676806</text:p>
          </table:table-cell>
          <table:table-cell table:number-columns-repeated="3"/>
        </table:table-row>
        <table:table-row table:style-name="ro1">
          <table:table-cell office:value-type="float" office:value="2.8" calcext:value-type="float">
            <text:p>2,8</text:p>
          </table:table-cell>
          <table:table-cell office:value-type="float" office:value="0.709538" calcext:value-type="float">
            <text:p>0,709538</text:p>
          </table:table-cell>
          <table:table-cell office:value-type="float" office:value="368.261" calcext:value-type="float">
            <text:p>368,261</text:p>
          </table:table-cell>
          <table:table-cell table:number-columns-repeated="2"/>
          <table:table-cell office:value-type="float" office:value="2.8" calcext:value-type="float">
            <text:p>2,8</text:p>
          </table:table-cell>
          <table:table-cell office:value-type="float" office:value="0.274226" calcext:value-type="float">
            <text:p>0,274226</text:p>
          </table:table-cell>
          <table:table-cell office:value-type="float" office:value="35.3139" calcext:value-type="float">
            <text:p>35,3139</text:p>
          </table:table-cell>
          <table:table-cell table:number-columns-repeated="2"/>
          <table:table-cell office:value-type="float" office:value="2.8" calcext:value-type="float">
            <text:p>2,8</text:p>
          </table:table-cell>
          <table:table-cell office:value-type="float" office:value="30.7114" calcext:value-type="float">
            <text:p>30,7114</text:p>
          </table:table-cell>
          <table:table-cell office:value-type="float" office:value="0.027224" calcext:value-type="float">
            <text:p>0,027224</text:p>
          </table:table-cell>
          <table:table-cell table:number-columns-repeated="3"/>
        </table:table-row>
        <table:table-row table:style-name="ro1">
          <table:table-cell office:value-type="float" office:value="2.9" calcext:value-type="float">
            <text:p>2,9</text:p>
          </table:table-cell>
          <table:table-cell office:value-type="float" office:value="0.705839" calcext:value-type="float">
            <text:p>0,705839</text:p>
          </table:table-cell>
          <table:table-cell office:value-type="float" office:value="372.857" calcext:value-type="float">
            <text:p>372,857</text:p>
          </table:table-cell>
          <table:table-cell table:number-columns-repeated="2"/>
          <table:table-cell office:value-type="float" office:value="2.9" calcext:value-type="float">
            <text:p>2,9</text:p>
          </table:table-cell>
          <table:table-cell office:value-type="float" office:value="0.276038" calcext:value-type="float">
            <text:p>0,276038</text:p>
          </table:table-cell>
          <table:table-cell office:value-type="float" office:value="38.0395" calcext:value-type="float">
            <text:p>38,0395</text:p>
          </table:table-cell>
          <table:table-cell table:number-columns-repeated="2"/>
          <table:table-cell office:value-type="float" office:value="2.9" calcext:value-type="float">
            <text:p>2,9</text:p>
          </table:table-cell>
          <table:table-cell office:value-type="float" office:value="26.2036" calcext:value-type="float">
            <text:p>26,2036</text:p>
          </table:table-cell>
          <table:table-cell office:value-type="float" office:value="0.0473956" calcext:value-type="float">
            <text:p>0,0473956</text:p>
          </table:table-cell>
          <table:table-cell table:number-columns-repeated="3"/>
        </table:table-row>
        <table:table-row table:style-name="ro1">
          <table:table-cell office:value-type="float" office:value="3" calcext:value-type="float">
            <text:p>3</text:p>
          </table:table-cell>
          <table:table-cell office:value-type="float" office:value="0.703883" calcext:value-type="float">
            <text:p>0,703883</text:p>
          </table:table-cell>
          <table:table-cell office:value-type="float" office:value="377.497" calcext:value-type="float">
            <text:p>377,497</text:p>
          </table:table-cell>
          <table:table-cell table:number-columns-repeated="2"/>
          <table:table-cell office:value-type="float" office:value="3" calcext:value-type="float">
            <text:p>3</text:p>
          </table:table-cell>
          <table:table-cell office:value-type="float" office:value="0.247771" calcext:value-type="float">
            <text:p>0,247771</text:p>
          </table:table-cell>
          <table:table-cell office:value-type="float" office:value="45.418" calcext:value-type="float">
            <text:p>45,418</text:p>
          </table:table-cell>
          <table:table-cell table:number-columns-repeated="2"/>
          <table:table-cell office:value-type="float" office:value="3" calcext:value-type="float">
            <text:p>3</text:p>
          </table:table-cell>
          <table:table-cell office:value-type="float" office:value="21.472" calcext:value-type="float">
            <text:p>21,472</text:p>
          </table:table-cell>
          <table:table-cell office:value-type="float" office:value="0.0686252" calcext:value-type="float">
            <text:p>0,0686252</text:p>
          </table:table-cell>
          <table:table-cell table:number-columns-repeated="3"/>
        </table:table-row>
        <table:table-row table:style-name="ro1">
          <table:table-cell office:value-type="float" office:value="3.1" calcext:value-type="float">
            <text:p>3,1</text:p>
          </table:table-cell>
          <table:table-cell office:value-type="float" office:value="0.704064" calcext:value-type="float">
            <text:p>0,704064</text:p>
          </table:table-cell>
          <table:table-cell office:value-type="float" office:value="380.688" calcext:value-type="float">
            <text:p>380,688</text:p>
          </table:table-cell>
          <table:table-cell table:number-columns-repeated="2"/>
          <table:table-cell office:value-type="float" office:value="3.1" calcext:value-type="float">
            <text:p>3,1</text:p>
          </table:table-cell>
          <table:table-cell office:value-type="float" office:value="0.246696" calcext:value-type="float">
            <text:p>0,246696</text:p>
          </table:table-cell>
          <table:table-cell office:value-type="float" office:value="48.7335" calcext:value-type="float">
            <text:p>48,7335</text:p>
          </table:table-cell>
          <table:table-cell table:number-columns-repeated="2"/>
          <table:table-cell office:value-type="float" office:value="3.1" calcext:value-type="float">
            <text:p>3,1</text:p>
          </table:table-cell>
          <table:table-cell office:value-type="float" office:value="17.8048" calcext:value-type="float">
            <text:p>17,8048</text:p>
          </table:table-cell>
          <table:table-cell office:value-type="float" office:value="0.147922" calcext:value-type="float">
            <text:p>0,147922</text:p>
          </table:table-cell>
          <table:table-cell table:number-columns-repeated="3"/>
        </table:table-row>
        <table:table-row table:style-name="ro1">
          <table:table-cell office:value-type="float" office:value="3.2" calcext:value-type="float">
            <text:p>3,2</text:p>
          </table:table-cell>
          <table:table-cell office:value-type="float" office:value="0.707205" calcext:value-type="float">
            <text:p>0,707205</text:p>
          </table:table-cell>
          <table:table-cell office:value-type="float" office:value="389.025" calcext:value-type="float">
            <text:p>389,025</text:p>
          </table:table-cell>
          <table:table-cell table:number-columns-repeated="2"/>
          <table:table-cell office:value-type="float" office:value="3.2" calcext:value-type="float">
            <text:p>3,2</text:p>
          </table:table-cell>
          <table:table-cell office:value-type="float" office:value="0.24432" calcext:value-type="float">
            <text:p>0,24432</text:p>
          </table:table-cell>
          <table:table-cell office:value-type="float" office:value="53.1529" calcext:value-type="float">
            <text:p>53,1529</text:p>
          </table:table-cell>
          <table:table-cell table:number-columns-repeated="2"/>
          <table:table-cell office:value-type="float" office:value="3.2" calcext:value-type="float">
            <text:p>3,2</text:p>
          </table:table-cell>
          <table:table-cell office:value-type="float" office:value="14.4836" calcext:value-type="float">
            <text:p>14,4836</text:p>
          </table:table-cell>
          <table:table-cell office:value-type="float" office:value="0.180917" calcext:value-type="float">
            <text:p>0,180917</text:p>
          </table:table-cell>
          <table:table-cell table:number-columns-repeated="3"/>
        </table:table-row>
        <table:table-row table:style-name="ro1">
          <table:table-cell office:value-type="float" office:value="3.3" calcext:value-type="float">
            <text:p>3,3</text:p>
          </table:table-cell>
          <table:table-cell office:value-type="float" office:value="0.713623" calcext:value-type="float">
            <text:p>0,713623</text:p>
          </table:table-cell>
          <table:table-cell office:value-type="float" office:value="390.444" calcext:value-type="float">
            <text:p>390,444</text:p>
          </table:table-cell>
          <table:table-cell table:number-columns-repeated="2"/>
          <table:table-cell office:value-type="float" office:value="3.3" calcext:value-type="float">
            <text:p>3,3</text:p>
          </table:table-cell>
          <table:table-cell office:value-type="float" office:value="0.243252" calcext:value-type="float">
            <text:p>0,243252</text:p>
          </table:table-cell>
          <table:table-cell office:value-type="float" office:value="55.7738" calcext:value-type="float">
            <text:p>55,7738</text:p>
          </table:table-cell>
          <table:table-cell table:number-columns-repeated="2"/>
          <table:table-cell office:value-type="float" office:value="3.3" calcext:value-type="float">
            <text:p>3,3</text:p>
          </table:table-cell>
          <table:table-cell office:value-type="float" office:value="11.0532" calcext:value-type="float">
            <text:p>11,0532</text:p>
          </table:table-cell>
          <table:table-cell office:value-type="float" office:value="0.461683" calcext:value-type="float">
            <text:p>0,461683</text:p>
          </table:table-cell>
          <table:table-cell table:number-columns-repeated="3"/>
        </table:table-row>
        <table:table-row table:style-name="ro1">
          <table:table-cell office:value-type="float" office:value="3.4" calcext:value-type="float">
            <text:p>3,4</text:p>
          </table:table-cell>
          <table:table-cell office:value-type="float" office:value="0.709189" calcext:value-type="float">
            <text:p>0,709189</text:p>
          </table:table-cell>
          <table:table-cell office:value-type="float" office:value="394.891" calcext:value-type="float">
            <text:p>394,891</text:p>
          </table:table-cell>
          <table:table-cell table:number-columns-repeated="2"/>
          <table:table-cell office:value-type="float" office:value="3.4" calcext:value-type="float">
            <text:p>3,4</text:p>
          </table:table-cell>
          <table:table-cell office:value-type="float" office:value="0.243102" calcext:value-type="float">
            <text:p>0,243102</text:p>
          </table:table-cell>
          <table:table-cell office:value-type="float" office:value="60.1912" calcext:value-type="float">
            <text:p>60,1912</text:p>
          </table:table-cell>
          <table:table-cell table:number-columns-repeated="2"/>
          <table:table-cell office:value-type="float" office:value="3.4" calcext:value-type="float">
            <text:p>3,4</text:p>
          </table:table-cell>
          <table:table-cell office:value-type="float" office:value="8.55455" calcext:value-type="float">
            <text:p>8,55455</text:p>
          </table:table-cell>
          <table:table-cell office:value-type="float" office:value="0.761945" calcext:value-type="float">
            <text:p>0,761945</text:p>
          </table:table-cell>
          <table:table-cell table:number-columns-repeated="3"/>
        </table:table-row>
        <table:table-row table:style-name="ro1">
          <table:table-cell office:value-type="float" office:value="3.5" calcext:value-type="float">
            <text:p>3,5</text:p>
          </table:table-cell>
          <table:table-cell office:value-type="float" office:value="0.700656" calcext:value-type="float">
            <text:p>0,700656</text:p>
          </table:table-cell>
          <table:table-cell office:value-type="float" office:value="395.658" calcext:value-type="float">
            <text:p>395,658</text:p>
          </table:table-cell>
          <table:table-cell table:number-columns-repeated="2"/>
          <table:table-cell office:value-type="float" office:value="3.5" calcext:value-type="float">
            <text:p>3,5</text:p>
          </table:table-cell>
          <table:table-cell office:value-type="float" office:value="0.24298" calcext:value-type="float">
            <text:p>0,24298</text:p>
          </table:table-cell>
          <table:table-cell office:value-type="float" office:value="64.4651" calcext:value-type="float">
            <text:p>64,4651</text:p>
          </table:table-cell>
          <table:table-cell table:number-columns-repeated="2"/>
          <table:table-cell office:value-type="float" office:value="3.5" calcext:value-type="float">
            <text:p>3,5</text:p>
          </table:table-cell>
          <table:table-cell office:value-type="float" office:value="4.98788" calcext:value-type="float">
            <text:p>4,98788</text:p>
          </table:table-cell>
          <table:table-cell office:value-type="float" office:value="1.83534" calcext:value-type="float">
            <text:p>1,83534</text:p>
          </table:table-cell>
          <table:table-cell table:number-columns-repeated="3"/>
        </table:table-row>
        <table:table-row table:style-name="ro1">
          <table:table-cell office:value-type="float" office:value="3.6" calcext:value-type="float">
            <text:p>3,6</text:p>
          </table:table-cell>
          <table:table-cell office:value-type="float" office:value="0.70611" calcext:value-type="float">
            <text:p>0,70611</text:p>
          </table:table-cell>
          <table:table-cell office:value-type="float" office:value="396.532" calcext:value-type="float">
            <text:p>396,532</text:p>
          </table:table-cell>
          <table:table-cell table:number-columns-repeated="2"/>
          <table:table-cell office:value-type="float" office:value="3.6" calcext:value-type="float">
            <text:p>3,6</text:p>
          </table:table-cell>
          <table:table-cell office:value-type="float" office:value="0.240766" calcext:value-type="float">
            <text:p>0,240766</text:p>
          </table:table-cell>
          <table:table-cell office:value-type="float" office:value="67.2211" calcext:value-type="float">
            <text:p>67,2211</text:p>
          </table:table-cell>
          <table:table-cell table:number-columns-repeated="2"/>
          <table:table-cell office:value-type="float" office:value="3.6" calcext:value-type="float">
            <text:p>3,6</text:p>
          </table:table-cell>
          <table:table-cell office:value-type="float" office:value="3.58024" calcext:value-type="float">
            <text:p>3,58024</text:p>
          </table:table-cell>
          <table:table-cell office:value-type="float" office:value="2.36419" calcext:value-type="float">
            <text:p>2,36419</text:p>
          </table:table-cell>
          <table:table-cell table:number-columns-repeated="3"/>
        </table:table-row>
        <table:table-row table:style-name="ro1">
          <table:table-cell office:value-type="float" office:value="3.7" calcext:value-type="float">
            <text:p>3,7</text:p>
          </table:table-cell>
          <table:table-cell office:value-type="float" office:value="0.703295" calcext:value-type="float">
            <text:p>0,703295</text:p>
          </table:table-cell>
          <table:table-cell office:value-type="float" office:value="400.977" calcext:value-type="float">
            <text:p>400,977</text:p>
          </table:table-cell>
          <table:table-cell table:number-columns-repeated="2"/>
          <table:table-cell office:value-type="float" office:value="3.7" calcext:value-type="float">
            <text:p>3,7</text:p>
          </table:table-cell>
          <table:table-cell office:value-type="float" office:value="0.242435" calcext:value-type="float">
            <text:p>0,242435</text:p>
          </table:table-cell>
          <table:table-cell office:value-type="float" office:value="69.4426" calcext:value-type="float">
            <text:p>69,4426</text:p>
          </table:table-cell>
          <table:table-cell table:number-columns-repeated="2"/>
          <table:table-cell office:value-type="float" office:value="3.7" calcext:value-type="float">
            <text:p>3,7</text:p>
          </table:table-cell>
          <table:table-cell office:value-type="float" office:value="2.60241" calcext:value-type="float">
            <text:p>2,60241</text:p>
          </table:table-cell>
          <table:table-cell office:value-type="float" office:value="3.69633" calcext:value-type="float">
            <text:p>3,69633</text:p>
          </table:table-cell>
          <table:table-cell table:number-columns-repeated="3"/>
        </table:table-row>
        <table:table-row table:style-name="ro1">
          <table:table-cell office:value-type="float" office:value="3.8" calcext:value-type="float">
            <text:p>3,8</text:p>
          </table:table-cell>
          <table:table-cell office:value-type="float" office:value="0.700701" calcext:value-type="float">
            <text:p>0,700701</text:p>
          </table:table-cell>
          <table:table-cell office:value-type="float" office:value="401.089" calcext:value-type="float">
            <text:p>401,089</text:p>
          </table:table-cell>
          <table:table-cell table:number-columns-repeated="2"/>
          <table:table-cell office:value-type="float" office:value="3.8" calcext:value-type="float">
            <text:p>3,8</text:p>
          </table:table-cell>
          <table:table-cell office:value-type="float" office:value="0.243435" calcext:value-type="float">
            <text:p>0,243435</text:p>
          </table:table-cell>
          <table:table-cell office:value-type="float" office:value="70.1501" calcext:value-type="float">
            <text:p>70,1501</text:p>
          </table:table-cell>
          <table:table-cell table:number-columns-repeated="2"/>
          <table:table-cell office:value-type="float" office:value="3.8" calcext:value-type="float">
            <text:p>3,8</text:p>
          </table:table-cell>
          <table:table-cell office:value-type="float" office:value="1.37892" calcext:value-type="float">
            <text:p>1,37892</text:p>
          </table:table-cell>
          <table:table-cell office:value-type="float" office:value="4.74336" calcext:value-type="float">
            <text:p>4,74336</text:p>
          </table:table-cell>
          <table:table-cell table:number-columns-repeated="3"/>
        </table:table-row>
        <table:table-row table:style-name="ro1">
          <table:table-cell office:value-type="float" office:value="3.9" calcext:value-type="float">
            <text:p>3,9</text:p>
          </table:table-cell>
          <table:table-cell office:value-type="float" office:value="0.70902" calcext:value-type="float">
            <text:p>0,70902</text:p>
          </table:table-cell>
          <table:table-cell office:value-type="float" office:value="405.949" calcext:value-type="float">
            <text:p>405,949</text:p>
          </table:table-cell>
          <table:table-cell table:number-columns-repeated="2"/>
          <table:table-cell office:value-type="float" office:value="3.9" calcext:value-type="float">
            <text:p>3,9</text:p>
          </table:table-cell>
          <table:table-cell office:value-type="float" office:value="0.237548" calcext:value-type="float">
            <text:p>0,237548</text:p>
          </table:table-cell>
          <table:table-cell office:value-type="float" office:value="72.8556" calcext:value-type="float">
            <text:p>72,8556</text:p>
          </table:table-cell>
          <table:table-cell table:number-columns-repeated="2"/>
          <table:table-cell office:value-type="float" office:value="3.9" calcext:value-type="float">
            <text:p>3,9</text:p>
          </table:table-cell>
          <table:table-cell office:value-type="float" office:value="0.861071" calcext:value-type="float">
            <text:p>0,861071</text:p>
          </table:table-cell>
          <table:table-cell office:value-type="float" office:value="7.08207" calcext:value-type="float">
            <text:p>7,08207</text:p>
          </table:table-cell>
          <table:table-cell table:number-columns-repeated="3"/>
        </table:table-row>
        <table:table-row table:style-name="ro1">
          <table:table-cell office:value-type="float" office:value="4" calcext:value-type="float">
            <text:p>4</text:p>
          </table:table-cell>
          <table:table-cell office:value-type="float" office:value="0.698776" calcext:value-type="float">
            <text:p>0,698776</text:p>
          </table:table-cell>
          <table:table-cell office:value-type="float" office:value="408.004" calcext:value-type="float">
            <text:p>408,004</text:p>
          </table:table-cell>
          <table:table-cell table:number-columns-repeated="2"/>
          <table:table-cell office:value-type="float" office:value="4" calcext:value-type="float">
            <text:p>4</text:p>
          </table:table-cell>
          <table:table-cell office:value-type="float" office:value="0.236066" calcext:value-type="float">
            <text:p>0,236066</text:p>
          </table:table-cell>
          <table:table-cell office:value-type="float" office:value="74.9824" calcext:value-type="float">
            <text:p>74,9824</text:p>
          </table:table-cell>
          <table:table-cell table:number-columns-repeated="2"/>
          <table:table-cell office:value-type="float" office:value="4" calcext:value-type="float">
            <text:p>4</text:p>
          </table:table-cell>
          <table:table-cell office:value-type="float" office:value="0.643031" calcext:value-type="float">
            <text:p>0,643031</text:p>
          </table:table-cell>
          <table:table-cell office:value-type="float" office:value="8.58869" calcext:value-type="float">
            <text:p>8,58869</text:p>
          </table:table-cell>
          <table:table-cell table:number-columns-repeated="3"/>
        </table:table-row>
        <table:table-row table:style-name="ro1">
          <table:table-cell office:value-type="float" office:value="4.1" calcext:value-type="float">
            <text:p>4,1</text:p>
          </table:table-cell>
          <table:table-cell office:value-type="float" office:value="0.704262" calcext:value-type="float">
            <text:p>0,704262</text:p>
          </table:table-cell>
          <table:table-cell office:value-type="float" office:value="410.804" calcext:value-type="float">
            <text:p>410,804</text:p>
          </table:table-cell>
          <table:table-cell table:number-columns-repeated="2"/>
          <table:table-cell office:value-type="float" office:value="4.1" calcext:value-type="float">
            <text:p>4,1</text:p>
          </table:table-cell>
          <table:table-cell office:value-type="float" office:value="0.234893" calcext:value-type="float">
            <text:p>0,234893</text:p>
          </table:table-cell>
          <table:table-cell office:value-type="float" office:value="77.0282" calcext:value-type="float">
            <text:p>77,0282</text:p>
          </table:table-cell>
          <table:table-cell table:number-columns-repeated="2"/>
          <table:table-cell office:value-type="float" office:value="4.1" calcext:value-type="float">
            <text:p>4,1</text:p>
          </table:table-cell>
          <table:table-cell office:value-type="float" office:value="0.36514" calcext:value-type="float">
            <text:p>0,36514</text:p>
          </table:table-cell>
          <table:table-cell office:value-type="float" office:value="11.0298" calcext:value-type="float">
            <text:p>11,0298</text:p>
          </table:table-cell>
          <table:table-cell table:number-columns-repeated="3"/>
        </table:table-row>
        <table:table-row table:style-name="ro1">
          <table:table-cell office:value-type="float" office:value="4.2" calcext:value-type="float">
            <text:p>4,2</text:p>
          </table:table-cell>
          <table:table-cell office:value-type="float" office:value="0.709058" calcext:value-type="float">
            <text:p>0,709058</text:p>
          </table:table-cell>
          <table:table-cell office:value-type="float" office:value="413.839" calcext:value-type="float">
            <text:p>413,839</text:p>
          </table:table-cell>
          <table:table-cell table:number-columns-repeated="2"/>
          <table:table-cell office:value-type="float" office:value="4.2" calcext:value-type="float">
            <text:p>4,2</text:p>
          </table:table-cell>
          <table:table-cell office:value-type="float" office:value="0.236385" calcext:value-type="float">
            <text:p>0,236385</text:p>
          </table:table-cell>
          <table:table-cell office:value-type="float" office:value="78.6207" calcext:value-type="float">
            <text:p>78,6207</text:p>
          </table:table-cell>
          <table:table-cell table:number-columns-repeated="2"/>
          <table:table-cell office:value-type="float" office:value="4.2" calcext:value-type="float">
            <text:p>4,2</text:p>
          </table:table-cell>
          <table:table-cell office:value-type="float" office:value="0.261668" calcext:value-type="float">
            <text:p>0,261668</text:p>
          </table:table-cell>
          <table:table-cell office:value-type="float" office:value="14.0399" calcext:value-type="float">
            <text:p>14,0399</text:p>
          </table:table-cell>
          <table:table-cell table:number-columns-repeated="3"/>
        </table:table-row>
        <table:table-row table:style-name="ro1">
          <table:table-cell office:value-type="float" office:value="4.3" calcext:value-type="float">
            <text:p>4,3</text:p>
          </table:table-cell>
          <table:table-cell office:value-type="float" office:value="0.70262" calcext:value-type="float">
            <text:p>0,70262</text:p>
          </table:table-cell>
          <table:table-cell office:value-type="float" office:value="414.852" calcext:value-type="float">
            <text:p>414,852</text:p>
          </table:table-cell>
          <table:table-cell table:number-columns-repeated="2"/>
          <table:table-cell office:value-type="float" office:value="4.3" calcext:value-type="float">
            <text:p>4,3</text:p>
          </table:table-cell>
          <table:table-cell office:value-type="float" office:value="0.234442" calcext:value-type="float">
            <text:p>0,234442</text:p>
          </table:table-cell>
          <table:table-cell office:value-type="float" office:value="80.5815" calcext:value-type="float">
            <text:p>80,5815</text:p>
          </table:table-cell>
          <table:table-cell table:number-columns-repeated="2"/>
          <table:table-cell office:value-type="float" office:value="4.3" calcext:value-type="float">
            <text:p>4,3</text:p>
          </table:table-cell>
          <table:table-cell office:value-type="float" office:value="0.278354" calcext:value-type="float">
            <text:p>0,278354</text:p>
          </table:table-cell>
          <table:table-cell office:value-type="float" office:value="14.3318" calcext:value-type="float">
            <text:p>14,3318</text:p>
          </table:table-cell>
          <table:table-cell table:number-columns-repeated="3"/>
        </table:table-row>
        <table:table-row table:style-name="ro1">
          <table:table-cell office:value-type="float" office:value="4.4" calcext:value-type="float">
            <text:p>4,4</text:p>
          </table:table-cell>
          <table:table-cell office:value-type="float" office:value="0.709666" calcext:value-type="float">
            <text:p>0,709666</text:p>
          </table:table-cell>
          <table:table-cell office:value-type="float" office:value="419.242" calcext:value-type="float">
            <text:p>419,242</text:p>
          </table:table-cell>
          <table:table-cell table:number-columns-repeated="2"/>
          <table:table-cell office:value-type="float" office:value="4.4" calcext:value-type="float">
            <text:p>4,4</text:p>
          </table:table-cell>
          <table:table-cell office:value-type="float" office:value="0.238113" calcext:value-type="float">
            <text:p>0,238113</text:p>
          </table:table-cell>
          <table:table-cell office:value-type="float" office:value="85.07" calcext:value-type="float">
            <text:p>85,07</text:p>
          </table:table-cell>
          <table:table-cell table:number-columns-repeated="2"/>
          <table:table-cell office:value-type="float" office:value="4.4" calcext:value-type="float">
            <text:p>4,4</text:p>
          </table:table-cell>
          <table:table-cell office:value-type="float" office:value="0.203686" calcext:value-type="float">
            <text:p>0,203686</text:p>
          </table:table-cell>
          <table:table-cell office:value-type="float" office:value="17.0987" calcext:value-type="float">
            <text:p>17,0987</text:p>
          </table:table-cell>
          <table:table-cell table:number-columns-repeated="3"/>
        </table:table-row>
        <table:table-row table:style-name="ro1">
          <table:table-cell office:value-type="float" office:value="4.5" calcext:value-type="float">
            <text:p>4,5</text:p>
          </table:table-cell>
          <table:table-cell office:value-type="float" office:value="0.704781" calcext:value-type="float">
            <text:p>0,704781</text:p>
          </table:table-cell>
          <table:table-cell office:value-type="float" office:value="418.247" calcext:value-type="float">
            <text:p>418,247</text:p>
          </table:table-cell>
          <table:table-cell table:number-columns-repeated="2"/>
          <table:table-cell office:value-type="float" office:value="4.5" calcext:value-type="float">
            <text:p>4,5</text:p>
          </table:table-cell>
          <table:table-cell office:value-type="float" office:value="0.235945" calcext:value-type="float">
            <text:p>0,235945</text:p>
          </table:table-cell>
          <table:table-cell office:value-type="float" office:value="86.0755" calcext:value-type="float">
            <text:p>86,0755</text:p>
          </table:table-cell>
          <table:table-cell table:number-columns-repeated="2"/>
          <table:table-cell office:value-type="float" office:value="4.5" calcext:value-type="float">
            <text:p>4,5</text:p>
          </table:table-cell>
          <table:table-cell office:value-type="float" office:value="0.177459" calcext:value-type="float">
            <text:p>0,177459</text:p>
          </table:table-cell>
          <table:table-cell office:value-type="float" office:value="19.0567" calcext:value-type="float">
            <text:p>19,0567</text:p>
          </table:table-cell>
          <table:table-cell table:number-columns-repeated="3"/>
        </table:table-row>
        <table:table-row table:style-name="ro1">
          <table:table-cell office:value-type="float" office:value="4.6" calcext:value-type="float">
            <text:p>4,6</text:p>
          </table:table-cell>
          <table:table-cell office:value-type="float" office:value="0.702793" calcext:value-type="float">
            <text:p>0,702793</text:p>
          </table:table-cell>
          <table:table-cell office:value-type="float" office:value="414.699" calcext:value-type="float">
            <text:p>414,699</text:p>
          </table:table-cell>
          <table:table-cell table:number-columns-repeated="2"/>
          <table:table-cell office:value-type="float" office:value="4.6" calcext:value-type="float">
            <text:p>4,6</text:p>
          </table:table-cell>
          <table:table-cell office:value-type="float" office:value="0.232758" calcext:value-type="float">
            <text:p>0,232758</text:p>
          </table:table-cell>
          <table:table-cell office:value-type="float" office:value="86.1297" calcext:value-type="float">
            <text:p>86,1297</text:p>
          </table:table-cell>
          <table:table-cell table:number-columns-repeated="2"/>
          <table:table-cell office:value-type="float" office:value="4.6" calcext:value-type="float">
            <text:p>4,6</text:p>
          </table:table-cell>
          <table:table-cell office:value-type="float" office:value="0.179023" calcext:value-type="float">
            <text:p>0,179023</text:p>
          </table:table-cell>
          <table:table-cell office:value-type="float" office:value="21.1901" calcext:value-type="float">
            <text:p>21,1901</text:p>
          </table:table-cell>
          <table:table-cell table:number-columns-repeated="3"/>
        </table:table-row>
        <table:table-row table:style-name="ro1">
          <table:table-cell office:value-type="float" office:value="4.7" calcext:value-type="float">
            <text:p>4,7</text:p>
          </table:table-cell>
          <table:table-cell office:value-type="float" office:value="0.70348" calcext:value-type="float">
            <text:p>0,70348</text:p>
          </table:table-cell>
          <table:table-cell office:value-type="float" office:value="420.566" calcext:value-type="float">
            <text:p>420,566</text:p>
          </table:table-cell>
          <table:table-cell table:number-columns-repeated="2"/>
          <table:table-cell office:value-type="float" office:value="4.7" calcext:value-type="float">
            <text:p>4,7</text:p>
          </table:table-cell>
          <table:table-cell office:value-type="float" office:value="0.234477" calcext:value-type="float">
            <text:p>0,234477</text:p>
          </table:table-cell>
          <table:table-cell office:value-type="float" office:value="89.9373" calcext:value-type="float">
            <text:p>89,9373</text:p>
          </table:table-cell>
          <table:table-cell table:number-columns-repeated="2"/>
          <table:table-cell office:value-type="float" office:value="4.7" calcext:value-type="float">
            <text:p>4,7</text:p>
          </table:table-cell>
          <table:table-cell office:value-type="float" office:value="0.160299" calcext:value-type="float">
            <text:p>0,160299</text:p>
          </table:table-cell>
          <table:table-cell office:value-type="float" office:value="21.7209" calcext:value-type="float">
            <text:p>21,7209</text:p>
          </table:table-cell>
          <table:table-cell table:number-columns-repeated="3"/>
        </table:table-row>
        <table:table-row table:style-name="ro1">
          <table:table-cell office:value-type="float" office:value="4.8" calcext:value-type="float">
            <text:p>4,8</text:p>
          </table:table-cell>
          <table:table-cell office:value-type="float" office:value="0.704934" calcext:value-type="float">
            <text:p>0,704934</text:p>
          </table:table-cell>
          <table:table-cell office:value-type="float" office:value="422.915" calcext:value-type="float">
            <text:p>422,915</text:p>
          </table:table-cell>
          <table:table-cell table:number-columns-repeated="2"/>
          <table:table-cell office:value-type="float" office:value="4.8" calcext:value-type="float">
            <text:p>4,8</text:p>
          </table:table-cell>
          <table:table-cell office:value-type="float" office:value="0.233746" calcext:value-type="float">
            <text:p>0,233746</text:p>
          </table:table-cell>
          <table:table-cell office:value-type="float" office:value="90.021" calcext:value-type="float">
            <text:p>90,021</text:p>
          </table:table-cell>
          <table:table-cell table:number-columns-repeated="2"/>
          <table:table-cell office:value-type="float" office:value="4.8" calcext:value-type="float">
            <text:p>4,8</text:p>
          </table:table-cell>
          <table:table-cell office:value-type="float" office:value="0.168083" calcext:value-type="float">
            <text:p>0,168083</text:p>
          </table:table-cell>
          <table:table-cell office:value-type="float" office:value="23.3732" calcext:value-type="float">
            <text:p>23,3732</text:p>
          </table:table-cell>
          <table:table-cell table:number-columns-repeated="3"/>
        </table:table-row>
        <table:table-row table:style-name="ro1">
          <table:table-cell office:value-type="float" office:value="4.9" calcext:value-type="float">
            <text:p>4,9</text:p>
          </table:table-cell>
          <table:table-cell office:value-type="float" office:value="0.706746" calcext:value-type="float">
            <text:p>0,706746</text:p>
          </table:table-cell>
          <table:table-cell office:value-type="float" office:value="424.047" calcext:value-type="float">
            <text:p>424,047</text:p>
          </table:table-cell>
          <table:table-cell table:number-columns-repeated="2"/>
          <table:table-cell office:value-type="float" office:value="4.9" calcext:value-type="float">
            <text:p>4,9</text:p>
          </table:table-cell>
          <table:table-cell office:value-type="float" office:value="0.235875" calcext:value-type="float">
            <text:p>0,235875</text:p>
          </table:table-cell>
          <table:table-cell office:value-type="float" office:value="92.1516" calcext:value-type="float">
            <text:p>92,1516</text:p>
          </table:table-cell>
          <table:table-cell table:number-columns-repeated="2"/>
          <table:table-cell office:value-type="float" office:value="4.9" calcext:value-type="float">
            <text:p>4,9</text:p>
          </table:table-cell>
          <table:table-cell office:value-type="float" office:value="0.154855" calcext:value-type="float">
            <text:p>0,154855</text:p>
          </table:table-cell>
          <table:table-cell office:value-type="float" office:value="25.2663" calcext:value-type="float">
            <text:p>25,2663</text:p>
          </table:table-cell>
          <table:table-cell table:number-columns-repeated="3"/>
        </table:table-row>
        <table:table-row table:style-name="ro1">
          <table:table-cell office:value-type="float" office:value="5" calcext:value-type="float">
            <text:p>5</text:p>
          </table:table-cell>
          <table:table-cell office:value-type="float" office:value="0.703316" calcext:value-type="float">
            <text:p>0,703316</text:p>
          </table:table-cell>
          <table:table-cell office:value-type="float" office:value="424.95" calcext:value-type="float">
            <text:p>424,95</text:p>
          </table:table-cell>
          <table:table-cell table:number-columns-repeated="2"/>
          <table:table-cell office:value-type="float" office:value="5" calcext:value-type="float">
            <text:p>5</text:p>
          </table:table-cell>
          <table:table-cell office:value-type="float" office:value="0.23363" calcext:value-type="float">
            <text:p>0,23363</text:p>
          </table:table-cell>
          <table:table-cell office:value-type="float" office:value="93.4166" calcext:value-type="float">
            <text:p>93,4166</text:p>
          </table:table-cell>
          <table:table-cell table:number-columns-repeated="2"/>
          <table:table-cell office:value-type="float" office:value="5" calcext:value-type="float">
            <text:p>5</text:p>
          </table:table-cell>
          <table:table-cell office:value-type="float" office:value="0.152482" calcext:value-type="float">
            <text:p>0,152482</text:p>
          </table:table-cell>
          <table:table-cell office:value-type="float" office:value="27.0694" calcext:value-type="float">
            <text:p>27,0694</text:p>
          </table:table-cell>
          <table:table-cell table:number-columns-repeated="3"/>
        </table:table-row>
        <table:table-row table:style-name="ro1">
          <table:table-cell office:value-type="float" office:value="5.1" calcext:value-type="float">
            <text:p>5,1</text:p>
          </table:table-cell>
          <table:table-cell office:value-type="float" office:value="0.713052" calcext:value-type="float">
            <text:p>0,713052</text:p>
          </table:table-cell>
          <table:table-cell office:value-type="float" office:value="429.156" calcext:value-type="float">
            <text:p>429,156</text:p>
          </table:table-cell>
          <table:table-cell table:number-columns-repeated="2"/>
          <table:table-cell office:value-type="float" office:value="5.1" calcext:value-type="float">
            <text:p>5,1</text:p>
          </table:table-cell>
          <table:table-cell office:value-type="float" office:value="0.234748" calcext:value-type="float">
            <text:p>0,234748</text:p>
          </table:table-cell>
          <table:table-cell office:value-type="float" office:value="94.9126" calcext:value-type="float">
            <text:p>94,9126</text:p>
          </table:table-cell>
          <table:table-cell table:number-columns-repeated="2"/>
          <table:table-cell office:value-type="float" office:value="5.1" calcext:value-type="float">
            <text:p>5,1</text:p>
          </table:table-cell>
          <table:table-cell office:value-type="float" office:value="0.148943" calcext:value-type="float">
            <text:p>0,148943</text:p>
          </table:table-cell>
          <table:table-cell office:value-type="float" office:value="28.0299" calcext:value-type="float">
            <text:p>28,0299</text:p>
          </table:table-cell>
          <table:table-cell table:number-columns-repeated="3"/>
        </table:table-row>
        <table:table-row table:style-name="ro1">
          <table:table-cell office:value-type="float" office:value="5.2" calcext:value-type="float">
            <text:p>5,2</text:p>
          </table:table-cell>
          <table:table-cell office:value-type="float" office:value="0.70782" calcext:value-type="float">
            <text:p>0,70782</text:p>
          </table:table-cell>
          <table:table-cell office:value-type="float" office:value="427.458" calcext:value-type="float">
            <text:p>427,458</text:p>
          </table:table-cell>
          <table:table-cell table:number-columns-repeated="2"/>
          <table:table-cell office:value-type="float" office:value="5.2" calcext:value-type="float">
            <text:p>5,2</text:p>
          </table:table-cell>
          <table:table-cell office:value-type="float" office:value="0.232679" calcext:value-type="float">
            <text:p>0,232679</text:p>
          </table:table-cell>
          <table:table-cell office:value-type="float" office:value="96.906" calcext:value-type="float">
            <text:p>96,906</text:p>
          </table:table-cell>
          <table:table-cell table:number-columns-repeated="2"/>
          <table:table-cell office:value-type="float" office:value="5.2" calcext:value-type="float">
            <text:p>5,2</text:p>
          </table:table-cell>
          <table:table-cell office:value-type="float" office:value="0.146612" calcext:value-type="float">
            <text:p>0,146612</text:p>
          </table:table-cell>
          <table:table-cell office:value-type="float" office:value="30.5649" calcext:value-type="float">
            <text:p>30,5649</text:p>
          </table:table-cell>
          <table:table-cell table:number-columns-repeated="3"/>
        </table:table-row>
        <table:table-row table:style-name="ro1">
          <table:table-cell office:value-type="float" office:value="5.3" calcext:value-type="float">
            <text:p>5,3</text:p>
          </table:table-cell>
          <table:table-cell office:value-type="float" office:value="0.702547" calcext:value-type="float">
            <text:p>0,702547</text:p>
          </table:table-cell>
          <table:table-cell office:value-type="float" office:value="429.447" calcext:value-type="float">
            <text:p>429,447</text:p>
          </table:table-cell>
          <table:table-cell table:number-columns-repeated="2"/>
          <table:table-cell office:value-type="float" office:value="5.3" calcext:value-type="float">
            <text:p>5,3</text:p>
          </table:table-cell>
          <table:table-cell office:value-type="float" office:value="0.234397" calcext:value-type="float">
            <text:p>0,234397</text:p>
          </table:table-cell>
          <table:table-cell office:value-type="float" office:value="99.0197" calcext:value-type="float">
            <text:p>99,0197</text:p>
          </table:table-cell>
          <table:table-cell table:number-columns-repeated="2"/>
          <table:table-cell office:value-type="float" office:value="5.3" calcext:value-type="float">
            <text:p>5,3</text:p>
          </table:table-cell>
          <table:table-cell office:value-type="float" office:value="0.148038" calcext:value-type="float">
            <text:p>0,148038</text:p>
          </table:table-cell>
          <table:table-cell office:value-type="float" office:value="31.2509" calcext:value-type="float">
            <text:p>31,2509</text:p>
          </table:table-cell>
          <table:table-cell table:number-columns-repeated="3"/>
        </table:table-row>
        <table:table-row table:style-name="ro1">
          <table:table-cell office:value-type="float" office:value="5.4" calcext:value-type="float">
            <text:p>5,4</text:p>
          </table:table-cell>
          <table:table-cell office:value-type="float" office:value="0.701696" calcext:value-type="float">
            <text:p>0,701696</text:p>
          </table:table-cell>
          <table:table-cell office:value-type="float" office:value="429.483" calcext:value-type="float">
            <text:p>429,483</text:p>
          </table:table-cell>
          <table:table-cell table:number-columns-repeated="2"/>
          <table:table-cell office:value-type="float" office:value="5.4" calcext:value-type="float">
            <text:p>5,4</text:p>
          </table:table-cell>
          <table:table-cell office:value-type="float" office:value="0.236462" calcext:value-type="float">
            <text:p>0,236462</text:p>
          </table:table-cell>
          <table:table-cell office:value-type="float" office:value="99.2536" calcext:value-type="float">
            <text:p>99,2536</text:p>
          </table:table-cell>
          <table:table-cell table:number-columns-repeated="2"/>
          <table:table-cell office:value-type="float" office:value="5.4" calcext:value-type="float">
            <text:p>5,4</text:p>
          </table:table-cell>
          <table:table-cell office:value-type="float" office:value="0.143226" calcext:value-type="float">
            <text:p>0,143226</text:p>
          </table:table-cell>
          <table:table-cell office:value-type="float" office:value="33.3134" calcext:value-type="float">
            <text:p>33,3134</text:p>
          </table:table-cell>
          <table:table-cell table:number-columns-repeated="3"/>
        </table:table-row>
        <table:table-row table:style-name="ro1">
          <table:table-cell office:value-type="float" office:value="5.5" calcext:value-type="float">
            <text:p>5,5</text:p>
          </table:table-cell>
          <table:table-cell office:value-type="float" office:value="0.703066" calcext:value-type="float">
            <text:p>0,703066</text:p>
          </table:table-cell>
          <table:table-cell office:value-type="float" office:value="431.585" calcext:value-type="float">
            <text:p>431,585</text:p>
          </table:table-cell>
          <table:table-cell table:number-columns-repeated="2"/>
          <table:table-cell office:value-type="float" office:value="5.5" calcext:value-type="float">
            <text:p>5,5</text:p>
          </table:table-cell>
          <table:table-cell office:value-type="float" office:value="0.234824" calcext:value-type="float">
            <text:p>0,234824</text:p>
          </table:table-cell>
          <table:table-cell office:value-type="float" office:value="99.6924" calcext:value-type="float">
            <text:p>99,6924</text:p>
          </table:table-cell>
          <table:table-cell table:number-columns-repeated="2"/>
          <table:table-cell office:value-type="float" office:value="5.5" calcext:value-type="float">
            <text:p>5,5</text:p>
          </table:table-cell>
          <table:table-cell office:value-type="float" office:value="0.145511" calcext:value-type="float">
            <text:p>0,145511</text:p>
          </table:table-cell>
          <table:table-cell office:value-type="float" office:value="34.3005" calcext:value-type="float">
            <text:p>34,3005</text:p>
          </table:table-cell>
          <table:table-cell table:number-columns-repeated="3"/>
        </table:table-row>
        <table:table-row table:style-name="ro1">
          <table:table-cell office:value-type="float" office:value="5.6" calcext:value-type="float">
            <text:p>5,6</text:p>
          </table:table-cell>
          <table:table-cell office:value-type="float" office:value="0.706924" calcext:value-type="float">
            <text:p>0,706924</text:p>
          </table:table-cell>
          <table:table-cell office:value-type="float" office:value="432.006" calcext:value-type="float">
            <text:p>432,006</text:p>
          </table:table-cell>
          <table:table-cell table:number-columns-repeated="2"/>
          <table:table-cell office:value-type="float" office:value="5.6" calcext:value-type="float">
            <text:p>5,6</text:p>
          </table:table-cell>
          <table:table-cell office:value-type="float" office:value="0.236035" calcext:value-type="float">
            <text:p>0,236035</text:p>
          </table:table-cell>
          <table:table-cell office:value-type="float" office:value="101.355" calcext:value-type="float">
            <text:p>101,355</text:p>
          </table:table-cell>
          <table:table-cell table:number-columns-repeated="2"/>
          <table:table-cell office:value-type="float" office:value="5.6" calcext:value-type="float">
            <text:p>5,6</text:p>
          </table:table-cell>
          <table:table-cell office:value-type="float" office:value="0.143684" calcext:value-type="float">
            <text:p>0,143684</text:p>
          </table:table-cell>
          <table:table-cell office:value-type="float" office:value="34.5967" calcext:value-type="float">
            <text:p>34,5967</text:p>
          </table:table-cell>
          <table:table-cell table:number-columns-repeated="3"/>
        </table:table-row>
        <table:table-row table:style-name="ro1">
          <table:table-cell office:value-type="float" office:value="5.7" calcext:value-type="float">
            <text:p>5,7</text:p>
          </table:table-cell>
          <table:table-cell office:value-type="float" office:value="0.708354" calcext:value-type="float">
            <text:p>0,708354</text:p>
          </table:table-cell>
          <table:table-cell office:value-type="float" office:value="431.915" calcext:value-type="float">
            <text:p>431,915</text:p>
          </table:table-cell>
          <table:table-cell table:number-columns-repeated="2"/>
          <table:table-cell office:value-type="float" office:value="5.7" calcext:value-type="float">
            <text:p>5,7</text:p>
          </table:table-cell>
          <table:table-cell office:value-type="float" office:value="0.233703" calcext:value-type="float">
            <text:p>0,233703</text:p>
          </table:table-cell>
          <table:table-cell office:value-type="float" office:value="101.183" calcext:value-type="float">
            <text:p>101,183</text:p>
          </table:table-cell>
          <table:table-cell table:number-columns-repeated="2"/>
          <table:table-cell office:value-type="float" office:value="5.7" calcext:value-type="float">
            <text:p>5,7</text:p>
          </table:table-cell>
          <table:table-cell office:value-type="float" office:value="0.142492" calcext:value-type="float">
            <text:p>0,142492</text:p>
          </table:table-cell>
          <table:table-cell office:value-type="float" office:value="36.232" calcext:value-type="float">
            <text:p>36,232</text:p>
          </table:table-cell>
          <table:table-cell table:number-columns-repeated="3"/>
        </table:table-row>
        <table:table-row table:style-name="ro1">
          <table:table-cell office:value-type="float" office:value="5.8" calcext:value-type="float">
            <text:p>5,8</text:p>
          </table:table-cell>
          <table:table-cell office:value-type="float" office:value="0.71042" calcext:value-type="float">
            <text:p>0,71042</text:p>
          </table:table-cell>
          <table:table-cell office:value-type="float" office:value="435.483" calcext:value-type="float">
            <text:p>435,483</text:p>
          </table:table-cell>
          <table:table-cell table:number-columns-repeated="2"/>
          <table:table-cell office:value-type="float" office:value="5.8" calcext:value-type="float">
            <text:p>5,8</text:p>
          </table:table-cell>
          <table:table-cell office:value-type="float" office:value="0.236495" calcext:value-type="float">
            <text:p>0,236495</text:p>
          </table:table-cell>
          <table:table-cell office:value-type="float" office:value="104.504" calcext:value-type="float">
            <text:p>104,504</text:p>
          </table:table-cell>
          <table:table-cell table:number-columns-repeated="2"/>
          <table:table-cell office:value-type="float" office:value="5.8" calcext:value-type="float">
            <text:p>5,8</text:p>
          </table:table-cell>
          <table:table-cell office:value-type="float" office:value="0.143204" calcext:value-type="float">
            <text:p>0,143204</text:p>
          </table:table-cell>
          <table:table-cell office:value-type="float" office:value="36.5674" calcext:value-type="float">
            <text:p>36,5674</text:p>
          </table:table-cell>
          <table:table-cell table:number-columns-repeated="3"/>
        </table:table-row>
        <table:table-row table:style-name="ro1">
          <table:table-cell office:value-type="float" office:value="5.9" calcext:value-type="float">
            <text:p>5,9</text:p>
          </table:table-cell>
          <table:table-cell office:value-type="float" office:value="0.703387" calcext:value-type="float">
            <text:p>0,703387</text:p>
          </table:table-cell>
          <table:table-cell office:value-type="float" office:value="439.356" calcext:value-type="float">
            <text:p>439,356</text:p>
          </table:table-cell>
          <table:table-cell table:number-columns-repeated="2"/>
          <table:table-cell office:value-type="float" office:value="5.9" calcext:value-type="float">
            <text:p>5,9</text:p>
          </table:table-cell>
          <table:table-cell office:value-type="float" office:value="0.235471" calcext:value-type="float">
            <text:p>0,235471</text:p>
          </table:table-cell>
          <table:table-cell office:value-type="float" office:value="106.1" calcext:value-type="float">
            <text:p>106,1</text:p>
          </table:table-cell>
          <table:table-cell table:number-columns-repeated="2"/>
          <table:table-cell office:value-type="float" office:value="5.9" calcext:value-type="float">
            <text:p>5,9</text:p>
          </table:table-cell>
          <table:table-cell office:value-type="float" office:value="0.144851" calcext:value-type="float">
            <text:p>0,144851</text:p>
          </table:table-cell>
          <table:table-cell office:value-type="float" office:value="38.018" calcext:value-type="float">
            <text:p>38,018</text:p>
          </table:table-cell>
          <table:table-cell table:number-columns-repeated="3"/>
        </table:table-row>
        <table:table-row table:style-name="ro1">
          <table:table-cell office:value-type="float" office:value="6" calcext:value-type="float">
            <text:p>6</text:p>
          </table:table-cell>
          <table:table-cell office:value-type="float" office:value="0.702771" calcext:value-type="float">
            <text:p>0,702771</text:p>
          </table:table-cell>
          <table:table-cell office:value-type="float" office:value="436.027" calcext:value-type="float">
            <text:p>436,027</text:p>
          </table:table-cell>
          <table:table-cell table:number-columns-repeated="2"/>
          <table:table-cell office:value-type="float" office:value="6" calcext:value-type="float">
            <text:p>6</text:p>
          </table:table-cell>
          <table:table-cell office:value-type="float" office:value="0.235049" calcext:value-type="float">
            <text:p>0,235049</text:p>
          </table:table-cell>
          <table:table-cell office:value-type="float" office:value="106.494" calcext:value-type="float">
            <text:p>106,494</text:p>
          </table:table-cell>
          <table:table-cell table:number-columns-repeated="2"/>
          <table:table-cell office:value-type="float" office:value="6" calcext:value-type="float">
            <text:p>6</text:p>
          </table:table-cell>
          <table:table-cell office:value-type="float" office:value="0.14075" calcext:value-type="float">
            <text:p>0,14075</text:p>
          </table:table-cell>
          <table:table-cell office:value-type="float" office:value="39.2031" calcext:value-type="float">
            <text:p>39,2031</text:p>
          </table:table-cell>
          <table:table-cell table:number-columns-repeated="3"/>
        </table:table-row>
        <table:table-row table:style-name="ro1">
          <table:table-cell office:value-type="float" office:value="6.09999999999999" calcext:value-type="float">
            <text:p>6,1</text:p>
          </table:table-cell>
          <table:table-cell office:value-type="float" office:value="0.70358" calcext:value-type="float">
            <text:p>0,70358</text:p>
          </table:table-cell>
          <table:table-cell office:value-type="float" office:value="441.158" calcext:value-type="float">
            <text:p>441,158</text:p>
          </table:table-cell>
          <table:table-cell table:number-columns-repeated="2"/>
          <table:table-cell office:value-type="float" office:value="6.09999999999999" calcext:value-type="float">
            <text:p>6,1</text:p>
          </table:table-cell>
          <table:table-cell office:value-type="float" office:value="0.23405" calcext:value-type="float">
            <text:p>0,23405</text:p>
          </table:table-cell>
          <table:table-cell office:value-type="float" office:value="106.925" calcext:value-type="float">
            <text:p>106,925</text:p>
          </table:table-cell>
          <table:table-cell table:number-columns-repeated="2"/>
          <table:table-cell office:value-type="float" office:value="6.09999999999999" calcext:value-type="float">
            <text:p>6,1</text:p>
          </table:table-cell>
          <table:table-cell office:value-type="float" office:value="0.141526" calcext:value-type="float">
            <text:p>0,141526</text:p>
          </table:table-cell>
          <table:table-cell office:value-type="float" office:value="41.1451" calcext:value-type="float">
            <text:p>41,1451</text:p>
          </table:table-cell>
          <table:table-cell table:number-columns-repeated="3"/>
        </table:table-row>
        <table:table-row table:style-name="ro1">
          <table:table-cell office:value-type="float" office:value="6.19999999999999" calcext:value-type="float">
            <text:p>6,2</text:p>
          </table:table-cell>
          <table:table-cell office:value-type="float" office:value="0.709041" calcext:value-type="float">
            <text:p>0,709041</text:p>
          </table:table-cell>
          <table:table-cell office:value-type="float" office:value="439.745" calcext:value-type="float">
            <text:p>439,745</text:p>
          </table:table-cell>
          <table:table-cell table:number-columns-repeated="2"/>
          <table:table-cell office:value-type="float" office:value="6.19999999999999" calcext:value-type="float">
            <text:p>6,2</text:p>
          </table:table-cell>
          <table:table-cell office:value-type="float" office:value="0.23515" calcext:value-type="float">
            <text:p>0,23515</text:p>
          </table:table-cell>
          <table:table-cell office:value-type="float" office:value="107.195" calcext:value-type="float">
            <text:p>107,195</text:p>
          </table:table-cell>
          <table:table-cell table:number-columns-repeated="2"/>
          <table:table-cell office:value-type="float" office:value="6.19999999999999" calcext:value-type="float">
            <text:p>6,2</text:p>
          </table:table-cell>
          <table:table-cell office:value-type="float" office:value="0.142246" calcext:value-type="float">
            <text:p>0,142246</text:p>
          </table:table-cell>
          <table:table-cell office:value-type="float" office:value="42.0046" calcext:value-type="float">
            <text:p>42,0046</text:p>
          </table:table-cell>
          <table:table-cell table:number-columns-repeated="3"/>
        </table:table-row>
        <table:table-row table:style-name="ro1">
          <table:table-cell office:value-type="float" office:value="6.29999999999999" calcext:value-type="float">
            <text:p>6,3</text:p>
          </table:table-cell>
          <table:table-cell office:value-type="float" office:value="0.712441" calcext:value-type="float">
            <text:p>0,712441</text:p>
          </table:table-cell>
          <table:table-cell office:value-type="float" office:value="444.497" calcext:value-type="float">
            <text:p>444,497</text:p>
          </table:table-cell>
          <table:table-cell table:number-columns-repeated="2"/>
          <table:table-cell office:value-type="float" office:value="6.29999999999999" calcext:value-type="float">
            <text:p>6,3</text:p>
          </table:table-cell>
          <table:table-cell office:value-type="float" office:value="0.234744" calcext:value-type="float">
            <text:p>0,234744</text:p>
          </table:table-cell>
          <table:table-cell office:value-type="float" office:value="108.958" calcext:value-type="float">
            <text:p>108,958</text:p>
          </table:table-cell>
          <table:table-cell table:number-columns-repeated="2"/>
          <table:table-cell office:value-type="float" office:value="6.29999999999999" calcext:value-type="float">
            <text:p>6,3</text:p>
          </table:table-cell>
          <table:table-cell office:value-type="float" office:value="0.143788" calcext:value-type="float">
            <text:p>0,143788</text:p>
          </table:table-cell>
          <table:table-cell office:value-type="float" office:value="43.0375" calcext:value-type="float">
            <text:p>43,0375</text:p>
          </table:table-cell>
          <table:table-cell table:number-columns-repeated="3"/>
        </table:table-row>
        <table:table-row table:style-name="ro1">
          <table:table-cell office:value-type="float" office:value="6.39999999999999" calcext:value-type="float">
            <text:p>6,4</text:p>
          </table:table-cell>
          <table:table-cell office:value-type="float" office:value="0.702902" calcext:value-type="float">
            <text:p>0,702902</text:p>
          </table:table-cell>
          <table:table-cell office:value-type="float" office:value="442.447" calcext:value-type="float">
            <text:p>442,447</text:p>
          </table:table-cell>
          <table:table-cell table:number-columns-repeated="2"/>
          <table:table-cell office:value-type="float" office:value="6.39999999999999" calcext:value-type="float">
            <text:p>6,4</text:p>
          </table:table-cell>
          <table:table-cell office:value-type="float" office:value="0.233585" calcext:value-type="float">
            <text:p>0,233585</text:p>
          </table:table-cell>
          <table:table-cell office:value-type="float" office:value="109.028" calcext:value-type="float">
            <text:p>109,028</text:p>
          </table:table-cell>
          <table:table-cell table:number-columns-repeated="2"/>
          <table:table-cell office:value-type="float" office:value="6.39999999999999" calcext:value-type="float">
            <text:p>6,4</text:p>
          </table:table-cell>
          <table:table-cell office:value-type="float" office:value="0.14187" calcext:value-type="float">
            <text:p>0,14187</text:p>
          </table:table-cell>
          <table:table-cell office:value-type="float" office:value="43.3476" calcext:value-type="float">
            <text:p>43,3476</text:p>
          </table:table-cell>
          <table:table-cell table:number-columns-repeated="3"/>
        </table:table-row>
        <table:table-row table:style-name="ro1">
          <table:table-cell office:value-type="float" office:value="6.49999999999999" calcext:value-type="float">
            <text:p>6,5</text:p>
          </table:table-cell>
          <table:table-cell office:value-type="float" office:value="0.706348" calcext:value-type="float">
            <text:p>0,706348</text:p>
          </table:table-cell>
          <table:table-cell office:value-type="float" office:value="443.715" calcext:value-type="float">
            <text:p>443,715</text:p>
          </table:table-cell>
          <table:table-cell table:number-columns-repeated="2"/>
          <table:table-cell office:value-type="float" office:value="6.49999999999999" calcext:value-type="float">
            <text:p>6,5</text:p>
          </table:table-cell>
          <table:table-cell office:value-type="float" office:value="0.236465" calcext:value-type="float">
            <text:p>0,236465</text:p>
          </table:table-cell>
          <table:table-cell office:value-type="float" office:value="110.306" calcext:value-type="float">
            <text:p>110,306</text:p>
          </table:table-cell>
          <table:table-cell table:number-columns-repeated="2"/>
          <table:table-cell office:value-type="float" office:value="6.49999999999999" calcext:value-type="float">
            <text:p>6,5</text:p>
          </table:table-cell>
          <table:table-cell office:value-type="float" office:value="0.140336" calcext:value-type="float">
            <text:p>0,140336</text:p>
          </table:table-cell>
          <table:table-cell office:value-type="float" office:value="43.824" calcext:value-type="float">
            <text:p>43,824</text:p>
          </table:table-cell>
          <table:table-cell table:number-columns-repeated="3"/>
        </table:table-row>
        <table:table-row table:style-name="ro1">
          <table:table-cell office:value-type="float" office:value="6.59999999999999" calcext:value-type="float">
            <text:p>6,6</text:p>
          </table:table-cell>
          <table:table-cell office:value-type="float" office:value="0.705184" calcext:value-type="float">
            <text:p>0,705184</text:p>
          </table:table-cell>
          <table:table-cell office:value-type="float" office:value="446.78" calcext:value-type="float">
            <text:p>446,78</text:p>
          </table:table-cell>
          <table:table-cell table:number-columns-repeated="2"/>
          <table:table-cell office:value-type="float" office:value="6.59999999999999" calcext:value-type="float">
            <text:p>6,6</text:p>
          </table:table-cell>
          <table:table-cell office:value-type="float" office:value="0.234941" calcext:value-type="float">
            <text:p>0,234941</text:p>
          </table:table-cell>
          <table:table-cell office:value-type="float" office:value="111.573" calcext:value-type="float">
            <text:p>111,573</text:p>
          </table:table-cell>
          <table:table-cell table:number-columns-repeated="2"/>
          <table:table-cell office:value-type="float" office:value="6.59999999999999" calcext:value-type="float">
            <text:p>6,6</text:p>
          </table:table-cell>
          <table:table-cell office:value-type="float" office:value="0.144336" calcext:value-type="float">
            <text:p>0,144336</text:p>
          </table:table-cell>
          <table:table-cell office:value-type="float" office:value="44.2204" calcext:value-type="float">
            <text:p>44,2204</text:p>
          </table:table-cell>
          <table:table-cell table:number-columns-repeated="3"/>
        </table:table-row>
        <table:table-row table:style-name="ro1">
          <table:table-cell office:value-type="float" office:value="6.69999999999999" calcext:value-type="float">
            <text:p>6,7</text:p>
          </table:table-cell>
          <table:table-cell office:value-type="float" office:value="0.71503" calcext:value-type="float">
            <text:p>0,71503</text:p>
          </table:table-cell>
          <table:table-cell office:value-type="float" office:value="448.023" calcext:value-type="float">
            <text:p>448,023</text:p>
          </table:table-cell>
          <table:table-cell table:number-columns-repeated="2"/>
          <table:table-cell office:value-type="float" office:value="6.69999999999999" calcext:value-type="float">
            <text:p>6,7</text:p>
          </table:table-cell>
          <table:table-cell office:value-type="float" office:value="0.237451" calcext:value-type="float">
            <text:p>0,237451</text:p>
          </table:table-cell>
          <table:table-cell office:value-type="float" office:value="112.935" calcext:value-type="float">
            <text:p>112,935</text:p>
          </table:table-cell>
          <table:table-cell table:number-columns-repeated="2"/>
          <table:table-cell office:value-type="float" office:value="6.69999999999999" calcext:value-type="float">
            <text:p>6,7</text:p>
          </table:table-cell>
          <table:table-cell office:value-type="float" office:value="0.141151" calcext:value-type="float">
            <text:p>0,141151</text:p>
          </table:table-cell>
          <table:table-cell office:value-type="float" office:value="45.7028" calcext:value-type="float">
            <text:p>45,7028</text:p>
          </table:table-cell>
          <table:table-cell table:number-columns-repeated="3"/>
        </table:table-row>
        <table:table-row table:style-name="ro1">
          <table:table-cell office:value-type="float" office:value="6.79999999999999" calcext:value-type="float">
            <text:p>6,8</text:p>
          </table:table-cell>
          <table:table-cell office:value-type="float" office:value="0.707897" calcext:value-type="float">
            <text:p>0,707897</text:p>
          </table:table-cell>
          <table:table-cell office:value-type="float" office:value="444.364" calcext:value-type="float">
            <text:p>444,364</text:p>
          </table:table-cell>
          <table:table-cell table:number-columns-repeated="2"/>
          <table:table-cell office:value-type="float" office:value="6.79999999999999" calcext:value-type="float">
            <text:p>6,8</text:p>
          </table:table-cell>
          <table:table-cell office:value-type="float" office:value="0.23556" calcext:value-type="float">
            <text:p>0,23556</text:p>
          </table:table-cell>
          <table:table-cell office:value-type="float" office:value="112.352" calcext:value-type="float">
            <text:p>112,352</text:p>
          </table:table-cell>
          <table:table-cell table:number-columns-repeated="2"/>
          <table:table-cell office:value-type="float" office:value="6.79999999999999" calcext:value-type="float">
            <text:p>6,8</text:p>
          </table:table-cell>
          <table:table-cell office:value-type="float" office:value="0.142377" calcext:value-type="float">
            <text:p>0,142377</text:p>
          </table:table-cell>
          <table:table-cell office:value-type="float" office:value="46.0001" calcext:value-type="float">
            <text:p>46,0001</text:p>
          </table:table-cell>
          <table:table-cell table:number-columns-repeated="3"/>
        </table:table-row>
        <table:table-row table:style-name="ro1">
          <table:table-cell office:value-type="float" office:value="6.89999999999999" calcext:value-type="float">
            <text:p>6,9</text:p>
          </table:table-cell>
          <table:table-cell office:value-type="float" office:value="0.705508" calcext:value-type="float">
            <text:p>0,705508</text:p>
          </table:table-cell>
          <table:table-cell office:value-type="float" office:value="446.565" calcext:value-type="float">
            <text:p>446,565</text:p>
          </table:table-cell>
          <table:table-cell table:number-columns-repeated="2"/>
          <table:table-cell office:value-type="float" office:value="6.89999999999999" calcext:value-type="float">
            <text:p>6,9</text:p>
          </table:table-cell>
          <table:table-cell office:value-type="float" office:value="0.234205" calcext:value-type="float">
            <text:p>0,234205</text:p>
          </table:table-cell>
          <table:table-cell office:value-type="float" office:value="113.879" calcext:value-type="float">
            <text:p>113,879</text:p>
          </table:table-cell>
          <table:table-cell table:number-columns-repeated="2"/>
          <table:table-cell office:value-type="float" office:value="6.89999999999999" calcext:value-type="float">
            <text:p>6,9</text:p>
          </table:table-cell>
          <table:table-cell office:value-type="float" office:value="0.140949" calcext:value-type="float">
            <text:p>0,140949</text:p>
          </table:table-cell>
          <table:table-cell office:value-type="float" office:value="47.0133" calcext:value-type="float">
            <text:p>47,0133</text:p>
          </table:table-cell>
          <table:table-cell table:number-columns-repeated="3"/>
        </table:table-row>
        <table:table-row table:style-name="ro1">
          <table:table-cell office:value-type="float" office:value="6.99999999999999" calcext:value-type="float">
            <text:p>7</text:p>
          </table:table-cell>
          <table:table-cell office:value-type="float" office:value="0.70878" calcext:value-type="float">
            <text:p>0,70878</text:p>
          </table:table-cell>
          <table:table-cell office:value-type="float" office:value="445.522" calcext:value-type="float">
            <text:p>445,522</text:p>
          </table:table-cell>
          <table:table-cell table:number-columns-repeated="2"/>
          <table:table-cell office:value-type="float" office:value="6.99999999999999" calcext:value-type="float">
            <text:p>7</text:p>
          </table:table-cell>
          <table:table-cell office:value-type="float" office:value="0.231831" calcext:value-type="float">
            <text:p>0,231831</text:p>
          </table:table-cell>
          <table:table-cell office:value-type="float" office:value="113.204" calcext:value-type="float">
            <text:p>113,204</text:p>
          </table:table-cell>
          <table:table-cell table:number-columns-repeated="2"/>
          <table:table-cell office:value-type="float" office:value="6.99999999999999" calcext:value-type="float">
            <text:p>7</text:p>
          </table:table-cell>
          <table:table-cell office:value-type="float" office:value="0.142444" calcext:value-type="float">
            <text:p>0,142444</text:p>
          </table:table-cell>
          <table:table-cell office:value-type="float" office:value="48.191" calcext:value-type="float">
            <text:p>48,191</text:p>
          </table:table-cell>
          <table:table-cell table:number-columns-repeated="3"/>
        </table:table-row>
        <table:table-row table:style-name="ro1">
          <table:table-cell office:value-type="float" office:value="7.09999999999999" calcext:value-type="float">
            <text:p>7,1</text:p>
          </table:table-cell>
          <table:table-cell office:value-type="float" office:value="0.705886" calcext:value-type="float">
            <text:p>0,705886</text:p>
          </table:table-cell>
          <table:table-cell office:value-type="float" office:value="448.071" calcext:value-type="float">
            <text:p>448,071</text:p>
          </table:table-cell>
          <table:table-cell table:number-columns-repeated="2"/>
          <table:table-cell office:value-type="float" office:value="7.09999999999999" calcext:value-type="float">
            <text:p>7,1</text:p>
          </table:table-cell>
          <table:table-cell office:value-type="float" office:value="0.236614" calcext:value-type="float">
            <text:p>0,236614</text:p>
          </table:table-cell>
          <table:table-cell office:value-type="float" office:value="115.93" calcext:value-type="float">
            <text:p>115,93</text:p>
          </table:table-cell>
          <table:table-cell table:number-columns-repeated="2"/>
          <table:table-cell office:value-type="float" office:value="7.09999999999999" calcext:value-type="float">
            <text:p>7,1</text:p>
          </table:table-cell>
          <table:table-cell office:value-type="float" office:value="0.142016" calcext:value-type="float">
            <text:p>0,142016</text:p>
          </table:table-cell>
          <table:table-cell office:value-type="float" office:value="48.9856" calcext:value-type="float">
            <text:p>48,9856</text:p>
          </table:table-cell>
          <table:table-cell table:number-columns-repeated="2"/>
          <table:table-cell office:value-type="string" calcext:value-type="string">
            <text:p>Parametry symulacji zostały dobrane w taki sposób, aby do wysłania jednej wiadomości podstawowej potrzebna była jedna wiadomość ukryta. Osiągnięto to przez ustawienie wartości segmentu danych ukrytych na taką samą wartośc jak długośc wiadomości podstawowej, oraz generowanie wiadomości ukrytych składających się średnio z jednego segmentu. Ustawienie dużej długości segmentu damych ukrytych powduje, że dane podstawowe są transmitowane głównie w pakietach z ukrytymi danymi, </text:p>
          </table:table-cell>
        </table:table-row>
        <table:table-row table:style-name="ro1">
          <table:table-cell office:value-type="float" office:value="7.19999999999999" calcext:value-type="float">
            <text:p>7,2</text:p>
          </table:table-cell>
          <table:table-cell office:value-type="float" office:value="0.707161" calcext:value-type="float">
            <text:p>0,707161</text:p>
          </table:table-cell>
          <table:table-cell office:value-type="float" office:value="450.739" calcext:value-type="float">
            <text:p>450,739</text:p>
          </table:table-cell>
          <table:table-cell table:number-columns-repeated="2"/>
          <table:table-cell office:value-type="float" office:value="7.19999999999999" calcext:value-type="float">
            <text:p>7,2</text:p>
          </table:table-cell>
          <table:table-cell office:value-type="float" office:value="0.234782" calcext:value-type="float">
            <text:p>0,234782</text:p>
          </table:table-cell>
          <table:table-cell office:value-type="float" office:value="115.305" calcext:value-type="float">
            <text:p>115,305</text:p>
          </table:table-cell>
          <table:table-cell table:number-columns-repeated="2"/>
          <table:table-cell office:value-type="float" office:value="7.19999999999999" calcext:value-type="float">
            <text:p>7,2</text:p>
          </table:table-cell>
          <table:table-cell office:value-type="float" office:value="0.140851" calcext:value-type="float">
            <text:p>0,140851</text:p>
          </table:table-cell>
          <table:table-cell office:value-type="float" office:value="49.6007" calcext:value-type="float">
            <text:p>49,6007</text:p>
          </table:table-cell>
          <table:table-cell table:number-columns-repeated="2"/>
          <table:table-cell office:value-type="string" calcext:value-type="string">
            <text:p>Uzyskane krzywe są bardzo podobne do krzywych uzyskanych przy badaniu opóźnienia wiadomości ukrytych. Różnica w ich obsłudze polega na tym, że gdy w kolejce wiadomości podstawowych uzbiera się odpowiednia ilość danych, cała zawrtośc kolejki jest wysyłana pakietem, który nie zawiera danych ukrytych. Ilośc danych potrzebnych do wysłania pakietu bez danych ukrytych wynika z wartości parametru Długośc segmentu danych ukrytych. Dzięki tej procedurze uzyskane krzywe zaczynają się w różnych pynktach na osi Y. Im większe jest natężenie wiadomości podstawowych tym szybciej w kolejce gromadzi się wystarczająca ilośc danych do wysłania pakietu bez danych ukrytych</text:p>
          </table:table-cell>
        </table:table-row>
        <table:table-row table:style-name="ro1">
          <table:table-cell office:value-type="float" office:value="7.29999999999999" calcext:value-type="float">
            <text:p>7,3</text:p>
          </table:table-cell>
          <table:table-cell office:value-type="float" office:value="0.709583" calcext:value-type="float">
            <text:p>0,709583</text:p>
          </table:table-cell>
          <table:table-cell office:value-type="float" office:value="450.678" calcext:value-type="float">
            <text:p>450,678</text:p>
          </table:table-cell>
          <table:table-cell table:number-columns-repeated="2"/>
          <table:table-cell office:value-type="float" office:value="7.29999999999999" calcext:value-type="float">
            <text:p>7,3</text:p>
          </table:table-cell>
          <table:table-cell office:value-type="float" office:value="0.234513" calcext:value-type="float">
            <text:p>0,234513</text:p>
          </table:table-cell>
          <table:table-cell office:value-type="float" office:value="117.484" calcext:value-type="float">
            <text:p>117,484</text:p>
          </table:table-cell>
          <table:table-cell table:number-columns-repeated="2"/>
          <table:table-cell office:value-type="float" office:value="7.29999999999999" calcext:value-type="float">
            <text:p>7,3</text:p>
          </table:table-cell>
          <table:table-cell office:value-type="float" office:value="0.141625" calcext:value-type="float">
            <text:p>0,141625</text:p>
          </table:table-cell>
          <table:table-cell office:value-type="float" office:value="49.7506" calcext:value-type="float">
            <text:p>49,7506</text:p>
          </table:table-cell>
          <table:table-cell table:number-columns-repeated="3"/>
        </table:table-row>
        <table:table-row table:style-name="ro1">
          <table:table-cell office:value-type="float" office:value="7.39999999999999" calcext:value-type="float">
            <text:p>7,4</text:p>
          </table:table-cell>
          <table:table-cell office:value-type="float" office:value="0.703913" calcext:value-type="float">
            <text:p>0,703913</text:p>
          </table:table-cell>
          <table:table-cell office:value-type="float" office:value="451.024" calcext:value-type="float">
            <text:p>451,024</text:p>
          </table:table-cell>
          <table:table-cell table:number-columns-repeated="2"/>
          <table:table-cell office:value-type="float" office:value="7.39999999999999" calcext:value-type="float">
            <text:p>7,4</text:p>
          </table:table-cell>
          <table:table-cell office:value-type="float" office:value="0.233625" calcext:value-type="float">
            <text:p>0,233625</text:p>
          </table:table-cell>
          <table:table-cell office:value-type="float" office:value="117.525" calcext:value-type="float">
            <text:p>117,525</text:p>
          </table:table-cell>
          <table:table-cell table:number-columns-repeated="2"/>
          <table:table-cell office:value-type="float" office:value="7.39999999999999" calcext:value-type="float">
            <text:p>7,4</text:p>
          </table:table-cell>
          <table:table-cell office:value-type="float" office:value="0.140203" calcext:value-type="float">
            <text:p>0,140203</text:p>
          </table:table-cell>
          <table:table-cell office:value-type="float" office:value="50.2743" calcext:value-type="float">
            <text:p>50,2743</text:p>
          </table:table-cell>
          <table:table-cell table:number-columns-repeated="3"/>
        </table:table-row>
        <table:table-row table:style-name="ro1">
          <table:table-cell office:value-type="float" office:value="7.49999999999999" calcext:value-type="float">
            <text:p>7,5</text:p>
          </table:table-cell>
          <table:table-cell office:value-type="float" office:value="0.703072" calcext:value-type="float">
            <text:p>0,703072</text:p>
          </table:table-cell>
          <table:table-cell office:value-type="float" office:value="449.8" calcext:value-type="float">
            <text:p>449,8</text:p>
          </table:table-cell>
          <table:table-cell table:number-columns-repeated="2"/>
          <table:table-cell office:value-type="float" office:value="7.49999999999999" calcext:value-type="float">
            <text:p>7,5</text:p>
          </table:table-cell>
          <table:table-cell office:value-type="float" office:value="0.234066" calcext:value-type="float">
            <text:p>0,234066</text:p>
          </table:table-cell>
          <table:table-cell office:value-type="float" office:value="117.881" calcext:value-type="float">
            <text:p>117,881</text:p>
          </table:table-cell>
          <table:table-cell table:number-columns-repeated="2"/>
          <table:table-cell office:value-type="float" office:value="7.49999999999999" calcext:value-type="float">
            <text:p>7,5</text:p>
          </table:table-cell>
          <table:table-cell office:value-type="float" office:value="0.140734" calcext:value-type="float">
            <text:p>0,140734</text:p>
          </table:table-cell>
          <table:table-cell office:value-type="float" office:value="51.4185" calcext:value-type="float">
            <text:p>51,4185</text:p>
          </table:table-cell>
          <table:table-cell table:number-columns-repeated="3"/>
        </table:table-row>
        <table:table-row table:style-name="ro1">
          <table:table-cell office:value-type="float" office:value="7.59999999999999" calcext:value-type="float">
            <text:p>7,6</text:p>
          </table:table-cell>
          <table:table-cell office:value-type="float" office:value="0.706645" calcext:value-type="float">
            <text:p>0,706645</text:p>
          </table:table-cell>
          <table:table-cell office:value-type="float" office:value="453.177" calcext:value-type="float">
            <text:p>453,177</text:p>
          </table:table-cell>
          <table:table-cell table:number-columns-repeated="2"/>
          <table:table-cell office:value-type="float" office:value="7.59999999999999" calcext:value-type="float">
            <text:p>7,6</text:p>
          </table:table-cell>
          <table:table-cell office:value-type="float" office:value="0.23607" calcext:value-type="float">
            <text:p>0,23607</text:p>
          </table:table-cell>
          <table:table-cell office:value-type="float" office:value="118.243" calcext:value-type="float">
            <text:p>118,243</text:p>
          </table:table-cell>
          <table:table-cell table:number-columns-repeated="2"/>
          <table:table-cell office:value-type="float" office:value="7.59999999999999" calcext:value-type="float">
            <text:p>7,6</text:p>
          </table:table-cell>
          <table:table-cell office:value-type="float" office:value="0.141344" calcext:value-type="float">
            <text:p>0,141344</text:p>
          </table:table-cell>
          <table:table-cell office:value-type="float" office:value="52.394" calcext:value-type="float">
            <text:p>52,394</text:p>
          </table:table-cell>
          <table:table-cell table:number-columns-repeated="3"/>
        </table:table-row>
        <table:table-row table:style-name="ro1">
          <table:table-cell office:value-type="float" office:value="7.69999999999999" calcext:value-type="float">
            <text:p>7,7</text:p>
          </table:table-cell>
          <table:table-cell office:value-type="float" office:value="0.705944" calcext:value-type="float">
            <text:p>0,705944</text:p>
          </table:table-cell>
          <table:table-cell office:value-type="float" office:value="451.7" calcext:value-type="float">
            <text:p>451,7</text:p>
          </table:table-cell>
          <table:table-cell table:number-columns-repeated="2"/>
          <table:table-cell office:value-type="float" office:value="7.69999999999999" calcext:value-type="float">
            <text:p>7,7</text:p>
          </table:table-cell>
          <table:table-cell office:value-type="float" office:value="0.234348" calcext:value-type="float">
            <text:p>0,234348</text:p>
          </table:table-cell>
          <table:table-cell office:value-type="float" office:value="119.653" calcext:value-type="float">
            <text:p>119,653</text:p>
          </table:table-cell>
          <table:table-cell table:number-columns-repeated="2"/>
          <table:table-cell office:value-type="float" office:value="7.69999999999999" calcext:value-type="float">
            <text:p>7,7</text:p>
          </table:table-cell>
          <table:table-cell office:value-type="float" office:value="0.140305" calcext:value-type="float">
            <text:p>0,140305</text:p>
          </table:table-cell>
          <table:table-cell office:value-type="float" office:value="52.8093" calcext:value-type="float">
            <text:p>52,8093</text:p>
          </table:table-cell>
          <table:table-cell table:number-columns-repeated="3"/>
        </table:table-row>
        <table:table-row table:style-name="ro1">
          <table:table-cell office:value-type="float" office:value="7.79999999999999" calcext:value-type="float">
            <text:p>7,8</text:p>
          </table:table-cell>
          <table:table-cell office:value-type="float" office:value="0.701151" calcext:value-type="float">
            <text:p>0,701151</text:p>
          </table:table-cell>
          <table:table-cell office:value-type="float" office:value="455.795" calcext:value-type="float">
            <text:p>455,795</text:p>
          </table:table-cell>
          <table:table-cell table:number-columns-repeated="2"/>
          <table:table-cell office:value-type="float" office:value="7.79999999999999" calcext:value-type="float">
            <text:p>7,8</text:p>
          </table:table-cell>
          <table:table-cell office:value-type="float" office:value="0.233417" calcext:value-type="float">
            <text:p>0,233417</text:p>
          </table:table-cell>
          <table:table-cell office:value-type="float" office:value="118.36" calcext:value-type="float">
            <text:p>118,36</text:p>
          </table:table-cell>
          <table:table-cell table:number-columns-repeated="2"/>
          <table:table-cell office:value-type="float" office:value="7.79999999999999" calcext:value-type="float">
            <text:p>7,8</text:p>
          </table:table-cell>
          <table:table-cell office:value-type="float" office:value="0.142377" calcext:value-type="float">
            <text:p>0,142377</text:p>
          </table:table-cell>
          <table:table-cell office:value-type="float" office:value="54.1189" calcext:value-type="float">
            <text:p>54,1189</text:p>
          </table:table-cell>
          <table:table-cell table:number-columns-repeated="3"/>
        </table:table-row>
        <table:table-row table:style-name="ro1">
          <table:table-cell office:value-type="float" office:value="7.89999999999999" calcext:value-type="float">
            <text:p>7,9</text:p>
          </table:table-cell>
          <table:table-cell office:value-type="float" office:value="0.697587" calcext:value-type="float">
            <text:p>0,697587</text:p>
          </table:table-cell>
          <table:table-cell office:value-type="float" office:value="451.485" calcext:value-type="float">
            <text:p>451,485</text:p>
          </table:table-cell>
          <table:table-cell table:number-columns-repeated="2"/>
          <table:table-cell office:value-type="float" office:value="7.89999999999999" calcext:value-type="float">
            <text:p>7,9</text:p>
          </table:table-cell>
          <table:table-cell office:value-type="float" office:value="0.234687" calcext:value-type="float">
            <text:p>0,234687</text:p>
          </table:table-cell>
          <table:table-cell office:value-type="float" office:value="120.164" calcext:value-type="float">
            <text:p>120,164</text:p>
          </table:table-cell>
          <table:table-cell table:number-columns-repeated="2"/>
          <table:table-cell office:value-type="float" office:value="7.89999999999999" calcext:value-type="float">
            <text:p>7,9</text:p>
          </table:table-cell>
          <table:table-cell office:value-type="float" office:value="0.141183" calcext:value-type="float">
            <text:p>0,141183</text:p>
          </table:table-cell>
          <table:table-cell office:value-type="float" office:value="54.1514" calcext:value-type="float">
            <text:p>54,1514</text:p>
          </table:table-cell>
          <table:table-cell table:number-columns-repeated="3"/>
        </table:table-row>
        <table:table-row table:style-name="ro1">
          <table:table-cell office:value-type="float" office:value="7.99999999999999" calcext:value-type="float">
            <text:p>8</text:p>
          </table:table-cell>
          <table:table-cell office:value-type="float" office:value="0.705871" calcext:value-type="float">
            <text:p>0,705871</text:p>
          </table:table-cell>
          <table:table-cell office:value-type="float" office:value="453.379" calcext:value-type="float">
            <text:p>453,379</text:p>
          </table:table-cell>
          <table:table-cell table:number-columns-repeated="2"/>
          <table:table-cell office:value-type="float" office:value="7.99999999999999" calcext:value-type="float">
            <text:p>8</text:p>
          </table:table-cell>
          <table:table-cell office:value-type="float" office:value="0.235558" calcext:value-type="float">
            <text:p>0,235558</text:p>
          </table:table-cell>
          <table:table-cell office:value-type="float" office:value="121.652" calcext:value-type="float">
            <text:p>121,652</text:p>
          </table:table-cell>
          <table:table-cell table:number-columns-repeated="2"/>
          <table:table-cell office:value-type="float" office:value="7.99999999999999" calcext:value-type="float">
            <text:p>8</text:p>
          </table:table-cell>
          <table:table-cell office:value-type="float" office:value="0.140489" calcext:value-type="float">
            <text:p>0,140489</text:p>
          </table:table-cell>
          <table:table-cell office:value-type="float" office:value="55.1192" calcext:value-type="float">
            <text:p>55,1192</text:p>
          </table:table-cell>
          <table:table-cell table:number-columns-repeated="3"/>
        </table:table-row>
        <table:table-row table:style-name="ro1">
          <table:table-cell office:value-type="float" office:value="8.09999999999999" calcext:value-type="float">
            <text:p>8,1</text:p>
          </table:table-cell>
          <table:table-cell office:value-type="float" office:value="0.701905" calcext:value-type="float">
            <text:p>0,701905</text:p>
          </table:table-cell>
          <table:table-cell office:value-type="float" office:value="452.028" calcext:value-type="float">
            <text:p>452,028</text:p>
          </table:table-cell>
          <table:table-cell table:number-columns-repeated="2"/>
          <table:table-cell office:value-type="float" office:value="8.09999999999999" calcext:value-type="float">
            <text:p>8,1</text:p>
          </table:table-cell>
          <table:table-cell office:value-type="float" office:value="0.23459" calcext:value-type="float">
            <text:p>0,23459</text:p>
          </table:table-cell>
          <table:table-cell office:value-type="float" office:value="122.698" calcext:value-type="float">
            <text:p>122,698</text:p>
          </table:table-cell>
          <table:table-cell table:number-columns-repeated="2"/>
          <table:table-cell office:value-type="float" office:value="8.09999999999999" calcext:value-type="float">
            <text:p>8,1</text:p>
          </table:table-cell>
          <table:table-cell office:value-type="float" office:value="0.143466" calcext:value-type="float">
            <text:p>0,143466</text:p>
          </table:table-cell>
          <table:table-cell office:value-type="float" office:value="55.7281" calcext:value-type="float">
            <text:p>55,7281</text:p>
          </table:table-cell>
          <table:table-cell table:number-columns-repeated="3"/>
        </table:table-row>
        <table:table-row table:style-name="ro1">
          <table:table-cell office:value-type="float" office:value="8.19999999999999" calcext:value-type="float">
            <text:p>8,2</text:p>
          </table:table-cell>
          <table:table-cell office:value-type="float" office:value="0.707665" calcext:value-type="float">
            <text:p>0,707665</text:p>
          </table:table-cell>
          <table:table-cell office:value-type="float" office:value="458.204" calcext:value-type="float">
            <text:p>458,204</text:p>
          </table:table-cell>
          <table:table-cell table:number-columns-repeated="2"/>
          <table:table-cell office:value-type="float" office:value="8.19999999999999" calcext:value-type="float">
            <text:p>8,2</text:p>
          </table:table-cell>
          <table:table-cell office:value-type="float" office:value="0.236835" calcext:value-type="float">
            <text:p>0,236835</text:p>
          </table:table-cell>
          <table:table-cell office:value-type="float" office:value="123.669" calcext:value-type="float">
            <text:p>123,669</text:p>
          </table:table-cell>
          <table:table-cell table:number-columns-repeated="2"/>
          <table:table-cell office:value-type="float" office:value="8.19999999999999" calcext:value-type="float">
            <text:p>8,2</text:p>
          </table:table-cell>
          <table:table-cell office:value-type="float" office:value="0.140676" calcext:value-type="float">
            <text:p>0,140676</text:p>
          </table:table-cell>
          <table:table-cell office:value-type="float" office:value="56.0072" calcext:value-type="float">
            <text:p>56,0072</text:p>
          </table:table-cell>
          <table:table-cell table:number-columns-repeated="3"/>
        </table:table-row>
        <table:table-row table:style-name="ro1">
          <table:table-cell office:value-type="float" office:value="8.29999999999999" calcext:value-type="float">
            <text:p>8,3</text:p>
          </table:table-cell>
          <table:table-cell office:value-type="float" office:value="0.708069" calcext:value-type="float">
            <text:p>0,708069</text:p>
          </table:table-cell>
          <table:table-cell office:value-type="float" office:value="455.651" calcext:value-type="float">
            <text:p>455,651</text:p>
          </table:table-cell>
          <table:table-cell table:number-columns-repeated="2"/>
          <table:table-cell office:value-type="float" office:value="8.29999999999999" calcext:value-type="float">
            <text:p>8,3</text:p>
          </table:table-cell>
          <table:table-cell office:value-type="float" office:value="0.232796" calcext:value-type="float">
            <text:p>0,232796</text:p>
          </table:table-cell>
          <table:table-cell office:value-type="float" office:value="122.848" calcext:value-type="float">
            <text:p>122,848</text:p>
          </table:table-cell>
          <table:table-cell table:number-columns-repeated="2"/>
          <table:table-cell office:value-type="float" office:value="8.29999999999999" calcext:value-type="float">
            <text:p>8,3</text:p>
          </table:table-cell>
          <table:table-cell office:value-type="float" office:value="0.14216" calcext:value-type="float">
            <text:p>0,14216</text:p>
          </table:table-cell>
          <table:table-cell office:value-type="float" office:value="56.514" calcext:value-type="float">
            <text:p>56,514</text:p>
          </table:table-cell>
          <table:table-cell table:number-columns-repeated="3"/>
        </table:table-row>
        <table:table-row table:style-name="ro1">
          <table:table-cell office:value-type="float" office:value="8.39999999999999" calcext:value-type="float">
            <text:p>8,4</text:p>
          </table:table-cell>
          <table:table-cell office:value-type="float" office:value="0.702657" calcext:value-type="float">
            <text:p>0,702657</text:p>
          </table:table-cell>
          <table:table-cell office:value-type="float" office:value="456.368" calcext:value-type="float">
            <text:p>456,368</text:p>
          </table:table-cell>
          <table:table-cell table:number-columns-repeated="2"/>
          <table:table-cell office:value-type="float" office:value="8.39999999999999" calcext:value-type="float">
            <text:p>8,4</text:p>
          </table:table-cell>
          <table:table-cell office:value-type="float" office:value="0.236862" calcext:value-type="float">
            <text:p>0,236862</text:p>
          </table:table-cell>
          <table:table-cell office:value-type="float" office:value="123.892" calcext:value-type="float">
            <text:p>123,892</text:p>
          </table:table-cell>
          <table:table-cell table:number-columns-repeated="2"/>
          <table:table-cell office:value-type="float" office:value="8.39999999999999" calcext:value-type="float">
            <text:p>8,4</text:p>
          </table:table-cell>
          <table:table-cell office:value-type="float" office:value="0.139329" calcext:value-type="float">
            <text:p>0,139329</text:p>
          </table:table-cell>
          <table:table-cell office:value-type="float" office:value="55.9413" calcext:value-type="float">
            <text:p>55,9413</text:p>
          </table:table-cell>
          <table:table-cell table:number-columns-repeated="3"/>
        </table:table-row>
        <table:table-row table:style-name="ro1">
          <table:table-cell office:value-type="float" office:value="8.49999999999999" calcext:value-type="float">
            <text:p>8,5</text:p>
          </table:table-cell>
          <table:table-cell office:value-type="float" office:value="0.709432" calcext:value-type="float">
            <text:p>0,709432</text:p>
          </table:table-cell>
          <table:table-cell office:value-type="float" office:value="456.781" calcext:value-type="float">
            <text:p>456,781</text:p>
          </table:table-cell>
          <table:table-cell table:number-columns-repeated="2"/>
          <table:table-cell office:value-type="float" office:value="8.49999999999999" calcext:value-type="float">
            <text:p>8,5</text:p>
          </table:table-cell>
          <table:table-cell office:value-type="float" office:value="0.236438" calcext:value-type="float">
            <text:p>0,236438</text:p>
          </table:table-cell>
          <table:table-cell office:value-type="float" office:value="124.774" calcext:value-type="float">
            <text:p>124,774</text:p>
          </table:table-cell>
          <table:table-cell table:number-columns-repeated="2"/>
          <table:table-cell office:value-type="float" office:value="8.49999999999999" calcext:value-type="float">
            <text:p>8,5</text:p>
          </table:table-cell>
          <table:table-cell office:value-type="float" office:value="0.140261" calcext:value-type="float">
            <text:p>0,140261</text:p>
          </table:table-cell>
          <table:table-cell office:value-type="float" office:value="56.8462" calcext:value-type="float">
            <text:p>56,8462</text:p>
          </table:table-cell>
          <table:table-cell table:number-columns-repeated="3"/>
        </table:table-row>
        <table:table-row table:style-name="ro1">
          <table:table-cell office:value-type="float" office:value="8.59999999999999" calcext:value-type="float">
            <text:p>8,6</text:p>
          </table:table-cell>
          <table:table-cell office:value-type="float" office:value="0.706039" calcext:value-type="float">
            <text:p>0,706039</text:p>
          </table:table-cell>
          <table:table-cell office:value-type="float" office:value="456.554" calcext:value-type="float">
            <text:p>456,554</text:p>
          </table:table-cell>
          <table:table-cell table:number-columns-repeated="2"/>
          <table:table-cell office:value-type="float" office:value="8.59999999999999" calcext:value-type="float">
            <text:p>8,6</text:p>
          </table:table-cell>
          <table:table-cell office:value-type="float" office:value="0.236397" calcext:value-type="float">
            <text:p>0,236397</text:p>
          </table:table-cell>
          <table:table-cell office:value-type="float" office:value="123.346" calcext:value-type="float">
            <text:p>123,346</text:p>
          </table:table-cell>
          <table:table-cell table:number-columns-repeated="2"/>
          <table:table-cell office:value-type="float" office:value="8.59999999999999" calcext:value-type="float">
            <text:p>8,6</text:p>
          </table:table-cell>
          <table:table-cell office:value-type="float" office:value="0.140438" calcext:value-type="float">
            <text:p>0,140438</text:p>
          </table:table-cell>
          <table:table-cell office:value-type="float" office:value="57.2541" calcext:value-type="float">
            <text:p>57,2541</text:p>
          </table:table-cell>
          <table:table-cell table:number-columns-repeated="3"/>
        </table:table-row>
        <table:table-row table:style-name="ro1">
          <table:table-cell office:value-type="float" office:value="8.69999999999999" calcext:value-type="float">
            <text:p>8,7</text:p>
          </table:table-cell>
          <table:table-cell office:value-type="float" office:value="0.700804" calcext:value-type="float">
            <text:p>0,700804</text:p>
          </table:table-cell>
          <table:table-cell office:value-type="float" office:value="456.775" calcext:value-type="float">
            <text:p>456,775</text:p>
          </table:table-cell>
          <table:table-cell table:number-columns-repeated="2"/>
          <table:table-cell office:value-type="float" office:value="8.69999999999999" calcext:value-type="float">
            <text:p>8,7</text:p>
          </table:table-cell>
          <table:table-cell office:value-type="float" office:value="0.232246" calcext:value-type="float">
            <text:p>0,232246</text:p>
          </table:table-cell>
          <table:table-cell office:value-type="float" office:value="124.036" calcext:value-type="float">
            <text:p>124,036</text:p>
          </table:table-cell>
          <table:table-cell table:number-columns-repeated="2"/>
          <table:table-cell office:value-type="float" office:value="8.69999999999999" calcext:value-type="float">
            <text:p>8,7</text:p>
          </table:table-cell>
          <table:table-cell office:value-type="float" office:value="0.142491" calcext:value-type="float">
            <text:p>0,142491</text:p>
          </table:table-cell>
          <table:table-cell office:value-type="float" office:value="59.0034" calcext:value-type="float">
            <text:p>59,0034</text:p>
          </table:table-cell>
          <table:table-cell table:number-columns-repeated="3"/>
        </table:table-row>
        <table:table-row table:style-name="ro1">
          <table:table-cell office:value-type="float" office:value="8.79999999999999" calcext:value-type="float">
            <text:p>8,8</text:p>
          </table:table-cell>
          <table:table-cell office:value-type="float" office:value="0.711424" calcext:value-type="float">
            <text:p>0,711424</text:p>
          </table:table-cell>
          <table:table-cell office:value-type="float" office:value="459.748" calcext:value-type="float">
            <text:p>459,748</text:p>
          </table:table-cell>
          <table:table-cell table:number-columns-repeated="2"/>
          <table:table-cell office:value-type="float" office:value="8.79999999999999" calcext:value-type="float">
            <text:p>8,8</text:p>
          </table:table-cell>
          <table:table-cell office:value-type="float" office:value="0.233636" calcext:value-type="float">
            <text:p>0,233636</text:p>
          </table:table-cell>
          <table:table-cell office:value-type="float" office:value="126.145" calcext:value-type="float">
            <text:p>126,145</text:p>
          </table:table-cell>
          <table:table-cell table:number-columns-repeated="2"/>
          <table:table-cell office:value-type="float" office:value="8.79999999999999" calcext:value-type="float">
            <text:p>8,8</text:p>
          </table:table-cell>
          <table:table-cell office:value-type="float" office:value="0.141901" calcext:value-type="float">
            <text:p>0,141901</text:p>
          </table:table-cell>
          <table:table-cell office:value-type="float" office:value="59.381" calcext:value-type="float">
            <text:p>59,381</text:p>
          </table:table-cell>
          <table:table-cell table:number-columns-repeated="3"/>
        </table:table-row>
        <table:table-row table:style-name="ro1">
          <table:table-cell office:value-type="float" office:value="8.89999999999998" calcext:value-type="float">
            <text:p>8,9</text:p>
          </table:table-cell>
          <table:table-cell office:value-type="float" office:value="0.705052" calcext:value-type="float">
            <text:p>0,705052</text:p>
          </table:table-cell>
          <table:table-cell office:value-type="float" office:value="455.945" calcext:value-type="float">
            <text:p>455,945</text:p>
          </table:table-cell>
          <table:table-cell table:number-columns-repeated="2"/>
          <table:table-cell office:value-type="float" office:value="8.89999999999998" calcext:value-type="float">
            <text:p>8,9</text:p>
          </table:table-cell>
          <table:table-cell office:value-type="float" office:value="0.237335" calcext:value-type="float">
            <text:p>0,237335</text:p>
          </table:table-cell>
          <table:table-cell office:value-type="float" office:value="126" calcext:value-type="float">
            <text:p>126</text:p>
          </table:table-cell>
          <table:table-cell table:number-columns-repeated="2"/>
          <table:table-cell office:value-type="float" office:value="8.89999999999998" calcext:value-type="float">
            <text:p>8,9</text:p>
          </table:table-cell>
          <table:table-cell office:value-type="float" office:value="0.139603" calcext:value-type="float">
            <text:p>0,139603</text:p>
          </table:table-cell>
          <table:table-cell office:value-type="float" office:value="58.7991" calcext:value-type="float">
            <text:p>58,7991</text:p>
          </table:table-cell>
          <table:table-cell table:number-columns-repeated="3"/>
        </table:table-row>
        <table:table-row table:style-name="ro1">
          <table:table-cell office:value-type="float" office:value="8.99999999999998" calcext:value-type="float">
            <text:p>9</text:p>
          </table:table-cell>
          <table:table-cell office:value-type="float" office:value="0.699151" calcext:value-type="float">
            <text:p>0,699151</text:p>
          </table:table-cell>
          <table:table-cell office:value-type="float" office:value="458.314" calcext:value-type="float">
            <text:p>458,314</text:p>
          </table:table-cell>
          <table:table-cell table:number-columns-repeated="2"/>
          <table:table-cell office:value-type="float" office:value="8.99999999999998" calcext:value-type="float">
            <text:p>9</text:p>
          </table:table-cell>
          <table:table-cell office:value-type="float" office:value="0.234622" calcext:value-type="float">
            <text:p>0,234622</text:p>
          </table:table-cell>
          <table:table-cell office:value-type="float" office:value="126.67" calcext:value-type="float">
            <text:p>126,67</text:p>
          </table:table-cell>
          <table:table-cell table:number-columns-repeated="2"/>
          <table:table-cell office:value-type="float" office:value="8.99999999999998" calcext:value-type="float">
            <text:p>9</text:p>
          </table:table-cell>
          <table:table-cell office:value-type="float" office:value="0.140691" calcext:value-type="float">
            <text:p>0,140691</text:p>
          </table:table-cell>
          <table:table-cell office:value-type="float" office:value="59.9976" calcext:value-type="float">
            <text:p>59,9976</text:p>
          </table:table-cell>
          <table:table-cell table:number-columns-repeated="3"/>
        </table:table-row>
        <table:table-row table:style-name="ro1">
          <table:table-cell office:value-type="float" office:value="9.09999999999998" calcext:value-type="float">
            <text:p>9,1</text:p>
          </table:table-cell>
          <table:table-cell office:value-type="float" office:value="0.709898" calcext:value-type="float">
            <text:p>0,709898</text:p>
          </table:table-cell>
          <table:table-cell office:value-type="float" office:value="457.386" calcext:value-type="float">
            <text:p>457,386</text:p>
          </table:table-cell>
          <table:table-cell table:number-columns-repeated="2"/>
          <table:table-cell office:value-type="float" office:value="9.09999999999998" calcext:value-type="float">
            <text:p>9,1</text:p>
          </table:table-cell>
          <table:table-cell office:value-type="float" office:value="0.233916" calcext:value-type="float">
            <text:p>0,233916</text:p>
          </table:table-cell>
          <table:table-cell office:value-type="float" office:value="126.537" calcext:value-type="float">
            <text:p>126,537</text:p>
          </table:table-cell>
          <table:table-cell table:number-columns-repeated="2"/>
          <table:table-cell office:value-type="float" office:value="9.09999999999998" calcext:value-type="float">
            <text:p>9,1</text:p>
          </table:table-cell>
          <table:table-cell office:value-type="float" office:value="0.138731" calcext:value-type="float">
            <text:p>0,138731</text:p>
          </table:table-cell>
          <table:table-cell office:value-type="float" office:value="59.7664" calcext:value-type="float">
            <text:p>59,7664</text:p>
          </table:table-cell>
          <table:table-cell table:number-columns-repeated="3"/>
        </table:table-row>
        <table:table-row table:style-name="ro1">
          <table:table-cell office:value-type="float" office:value="9.19999999999998" calcext:value-type="float">
            <text:p>9,2</text:p>
          </table:table-cell>
          <table:table-cell office:value-type="float" office:value="0.709861" calcext:value-type="float">
            <text:p>0,709861</text:p>
          </table:table-cell>
          <table:table-cell office:value-type="float" office:value="463.986" calcext:value-type="float">
            <text:p>463,986</text:p>
          </table:table-cell>
          <table:table-cell table:number-columns-repeated="2"/>
          <table:table-cell office:value-type="float" office:value="9.19999999999998" calcext:value-type="float">
            <text:p>9,2</text:p>
          </table:table-cell>
          <table:table-cell office:value-type="float" office:value="0.23313" calcext:value-type="float">
            <text:p>0,23313</text:p>
          </table:table-cell>
          <table:table-cell office:value-type="float" office:value="127.781" calcext:value-type="float">
            <text:p>127,781</text:p>
          </table:table-cell>
          <table:table-cell table:number-columns-repeated="2"/>
          <table:table-cell office:value-type="float" office:value="9.19999999999998" calcext:value-type="float">
            <text:p>9,2</text:p>
          </table:table-cell>
          <table:table-cell office:value-type="float" office:value="0.140431" calcext:value-type="float">
            <text:p>0,140431</text:p>
          </table:table-cell>
          <table:table-cell office:value-type="float" office:value="59.7636" calcext:value-type="float">
            <text:p>59,7636</text:p>
          </table:table-cell>
          <table:table-cell table:number-columns-repeated="3"/>
        </table:table-row>
        <table:table-row table:style-name="ro1">
          <table:table-cell office:value-type="float" office:value="9.29999999999998" calcext:value-type="float">
            <text:p>9,3</text:p>
          </table:table-cell>
          <table:table-cell office:value-type="float" office:value="0.706985" calcext:value-type="float">
            <text:p>0,706985</text:p>
          </table:table-cell>
          <table:table-cell office:value-type="float" office:value="459.983" calcext:value-type="float">
            <text:p>459,983</text:p>
          </table:table-cell>
          <table:table-cell table:number-columns-repeated="2"/>
          <table:table-cell office:value-type="float" office:value="9.29999999999998" calcext:value-type="float">
            <text:p>9,3</text:p>
          </table:table-cell>
          <table:table-cell office:value-type="float" office:value="0.234296" calcext:value-type="float">
            <text:p>0,234296</text:p>
          </table:table-cell>
          <table:table-cell office:value-type="float" office:value="126.957" calcext:value-type="float">
            <text:p>126,957</text:p>
          </table:table-cell>
          <table:table-cell table:number-columns-repeated="2"/>
          <table:table-cell office:value-type="float" office:value="9.29999999999998" calcext:value-type="float">
            <text:p>9,3</text:p>
          </table:table-cell>
          <table:table-cell office:value-type="float" office:value="0.141854" calcext:value-type="float">
            <text:p>0,141854</text:p>
          </table:table-cell>
          <table:table-cell office:value-type="float" office:value="60.9686" calcext:value-type="float">
            <text:p>60,9686</text:p>
          </table:table-cell>
          <table:table-cell table:number-columns-repeated="3"/>
        </table:table-row>
        <table:table-row table:style-name="ro1">
          <table:table-cell office:value-type="float" office:value="9.39999999999998" calcext:value-type="float">
            <text:p>9,4</text:p>
          </table:table-cell>
          <table:table-cell office:value-type="float" office:value="0.70109" calcext:value-type="float">
            <text:p>0,70109</text:p>
          </table:table-cell>
          <table:table-cell office:value-type="float" office:value="458.591" calcext:value-type="float">
            <text:p>458,591</text:p>
          </table:table-cell>
          <table:table-cell table:number-columns-repeated="2"/>
          <table:table-cell office:value-type="float" office:value="9.39999999999998" calcext:value-type="float">
            <text:p>9,4</text:p>
          </table:table-cell>
          <table:table-cell office:value-type="float" office:value="0.234177" calcext:value-type="float">
            <text:p>0,234177</text:p>
          </table:table-cell>
          <table:table-cell office:value-type="float" office:value="128.551" calcext:value-type="float">
            <text:p>128,551</text:p>
          </table:table-cell>
          <table:table-cell table:number-columns-repeated="2"/>
          <table:table-cell office:value-type="float" office:value="9.39999999999998" calcext:value-type="float">
            <text:p>9,4</text:p>
          </table:table-cell>
          <table:table-cell office:value-type="float" office:value="0.140326" calcext:value-type="float">
            <text:p>0,140326</text:p>
          </table:table-cell>
          <table:table-cell office:value-type="float" office:value="61.3449" calcext:value-type="float">
            <text:p>61,3449</text:p>
          </table:table-cell>
          <table:table-cell table:number-columns-repeated="3"/>
        </table:table-row>
        <table:table-row table:style-name="ro1">
          <table:table-cell office:value-type="float" office:value="9.49999999999998" calcext:value-type="float">
            <text:p>9,5</text:p>
          </table:table-cell>
          <table:table-cell office:value-type="float" office:value="0.696447" calcext:value-type="float">
            <text:p>0,696447</text:p>
          </table:table-cell>
          <table:table-cell office:value-type="float" office:value="458.536" calcext:value-type="float">
            <text:p>458,536</text:p>
          </table:table-cell>
          <table:table-cell table:number-columns-repeated="2"/>
          <table:table-cell office:value-type="float" office:value="9.49999999999998" calcext:value-type="float">
            <text:p>9,5</text:p>
          </table:table-cell>
          <table:table-cell office:value-type="float" office:value="0.236006" calcext:value-type="float">
            <text:p>0,236006</text:p>
          </table:table-cell>
          <table:table-cell office:value-type="float" office:value="128.891" calcext:value-type="float">
            <text:p>128,891</text:p>
          </table:table-cell>
          <table:table-cell table:number-columns-repeated="2"/>
          <table:table-cell office:value-type="float" office:value="9.49999999999998" calcext:value-type="float">
            <text:p>9,5</text:p>
          </table:table-cell>
          <table:table-cell office:value-type="float" office:value="0.140752" calcext:value-type="float">
            <text:p>0,140752</text:p>
          </table:table-cell>
          <table:table-cell office:value-type="float" office:value="61.6098" calcext:value-type="float">
            <text:p>61,6098</text:p>
          </table:table-cell>
          <table:table-cell table:number-columns-repeated="3"/>
        </table:table-row>
        <table:table-row table:style-name="ro1">
          <table:table-cell office:value-type="float" office:value="9.59999999999998" calcext:value-type="float">
            <text:p>9,6</text:p>
          </table:table-cell>
          <table:table-cell office:value-type="float" office:value="0.707764" calcext:value-type="float">
            <text:p>0,707764</text:p>
          </table:table-cell>
          <table:table-cell office:value-type="float" office:value="464.146" calcext:value-type="float">
            <text:p>464,146</text:p>
          </table:table-cell>
          <table:table-cell table:number-columns-repeated="2"/>
          <table:table-cell office:value-type="float" office:value="9.59999999999998" calcext:value-type="float">
            <text:p>9,6</text:p>
          </table:table-cell>
          <table:table-cell office:value-type="float" office:value="0.23414" calcext:value-type="float">
            <text:p>0,23414</text:p>
          </table:table-cell>
          <table:table-cell office:value-type="float" office:value="128.737" calcext:value-type="float">
            <text:p>128,737</text:p>
          </table:table-cell>
          <table:table-cell table:number-columns-repeated="2"/>
          <table:table-cell office:value-type="float" office:value="9.59999999999998" calcext:value-type="float">
            <text:p>9,6</text:p>
          </table:table-cell>
          <table:table-cell office:value-type="float" office:value="0.140258" calcext:value-type="float">
            <text:p>0,140258</text:p>
          </table:table-cell>
          <table:table-cell office:value-type="float" office:value="61.3618" calcext:value-type="float">
            <text:p>61,3618</text:p>
          </table:table-cell>
          <table:table-cell table:number-columns-repeated="3"/>
        </table:table-row>
        <table:table-row table:style-name="ro1">
          <table:table-cell office:value-type="float" office:value="9.69999999999998" calcext:value-type="float">
            <text:p>9,7</text:p>
          </table:table-cell>
          <table:table-cell office:value-type="float" office:value="0.708323" calcext:value-type="float">
            <text:p>0,708323</text:p>
          </table:table-cell>
          <table:table-cell office:value-type="float" office:value="461.931" calcext:value-type="float">
            <text:p>461,931</text:p>
          </table:table-cell>
          <table:table-cell table:number-columns-repeated="2"/>
          <table:table-cell office:value-type="float" office:value="9.69999999999998" calcext:value-type="float">
            <text:p>9,7</text:p>
          </table:table-cell>
          <table:table-cell office:value-type="float" office:value="0.237214" calcext:value-type="float">
            <text:p>0,237214</text:p>
          </table:table-cell>
          <table:table-cell office:value-type="float" office:value="129.498" calcext:value-type="float">
            <text:p>129,498</text:p>
          </table:table-cell>
          <table:table-cell table:number-columns-repeated="2"/>
          <table:table-cell office:value-type="float" office:value="9.69999999999998" calcext:value-type="float">
            <text:p>9,7</text:p>
          </table:table-cell>
          <table:table-cell office:value-type="float" office:value="0.139816" calcext:value-type="float">
            <text:p>0,139816</text:p>
          </table:table-cell>
          <table:table-cell office:value-type="float" office:value="62.6131" calcext:value-type="float">
            <text:p>62,6131</text:p>
          </table:table-cell>
          <table:table-cell table:number-columns-repeated="3"/>
        </table:table-row>
        <table:table-row table:style-name="ro1">
          <table:table-cell office:value-type="float" office:value="9.79999999999998" calcext:value-type="float">
            <text:p>9,8</text:p>
          </table:table-cell>
          <table:table-cell office:value-type="float" office:value="0.706181" calcext:value-type="float">
            <text:p>0,706181</text:p>
          </table:table-cell>
          <table:table-cell office:value-type="float" office:value="464.783" calcext:value-type="float">
            <text:p>464,783</text:p>
          </table:table-cell>
          <table:table-cell table:number-columns-repeated="2"/>
          <table:table-cell office:value-type="float" office:value="9.79999999999998" calcext:value-type="float">
            <text:p>9,8</text:p>
          </table:table-cell>
          <table:table-cell office:value-type="float" office:value="0.235686" calcext:value-type="float">
            <text:p>0,235686</text:p>
          </table:table-cell>
          <table:table-cell office:value-type="float" office:value="129.946" calcext:value-type="float">
            <text:p>129,946</text:p>
          </table:table-cell>
          <table:table-cell table:number-columns-repeated="2"/>
          <table:table-cell office:value-type="float" office:value="9.79999999999998" calcext:value-type="float">
            <text:p>9,8</text:p>
          </table:table-cell>
          <table:table-cell office:value-type="float" office:value="0.1407" calcext:value-type="float">
            <text:p>0,1407</text:p>
          </table:table-cell>
          <table:table-cell office:value-type="float" office:value="62.7154" calcext:value-type="float">
            <text:p>62,7154</text:p>
          </table:table-cell>
          <table:table-cell table:number-columns-repeated="3"/>
        </table:table-row>
        <table:table-row table:style-name="ro1">
          <table:table-cell office:value-type="float" office:value="9.89999999999998" calcext:value-type="float">
            <text:p>9,9</text:p>
          </table:table-cell>
          <table:table-cell office:value-type="float" office:value="0.712595" calcext:value-type="float">
            <text:p>0,712595</text:p>
          </table:table-cell>
          <table:table-cell office:value-type="float" office:value="463.275" calcext:value-type="float">
            <text:p>463,275</text:p>
          </table:table-cell>
          <table:table-cell table:number-columns-repeated="2"/>
          <table:table-cell office:value-type="float" office:value="9.89999999999998" calcext:value-type="float">
            <text:p>9,9</text:p>
          </table:table-cell>
          <table:table-cell office:value-type="float" office:value="0.233335" calcext:value-type="float">
            <text:p>0,233335</text:p>
          </table:table-cell>
          <table:table-cell office:value-type="float" office:value="130.416" calcext:value-type="float">
            <text:p>130,416</text:p>
          </table:table-cell>
          <table:table-cell table:number-columns-repeated="2"/>
          <table:table-cell office:value-type="float" office:value="9.89999999999998" calcext:value-type="float">
            <text:p>9,9</text:p>
          </table:table-cell>
          <table:table-cell office:value-type="float" office:value="0.139709" calcext:value-type="float">
            <text:p>0,139709</text:p>
          </table:table-cell>
          <table:table-cell office:value-type="float" office:value="63.8736" calcext:value-type="float">
            <text:p>63,8736</text:p>
          </table:table-cell>
          <table:table-cell table:number-columns-repeated="3"/>
        </table:table-row>
        <table:table-row table:style-name="ro1">
          <table:table-cell office:value-type="float" office:value="9.99999999999998" calcext:value-type="float">
            <text:p>10</text:p>
          </table:table-cell>
          <table:table-cell office:value-type="float" office:value="0.702107" calcext:value-type="float">
            <text:p>0,702107</text:p>
          </table:table-cell>
          <table:table-cell office:value-type="float" office:value="461.407" calcext:value-type="float">
            <text:p>461,407</text:p>
          </table:table-cell>
          <table:table-cell table:number-columns-repeated="2"/>
          <table:table-cell office:value-type="float" office:value="9.99999999999998" calcext:value-type="float">
            <text:p>10</text:p>
          </table:table-cell>
          <table:table-cell office:value-type="float" office:value="0.2358" calcext:value-type="float">
            <text:p>0,2358</text:p>
          </table:table-cell>
          <table:table-cell office:value-type="float" office:value="130.165" calcext:value-type="float">
            <text:p>130,165</text:p>
          </table:table-cell>
          <table:table-cell table:number-columns-repeated="2"/>
          <table:table-cell office:value-type="float" office:value="9.99999999999998" calcext:value-type="float">
            <text:p>10</text:p>
          </table:table-cell>
          <table:table-cell office:value-type="float" office:value="0.139947" calcext:value-type="float">
            <text:p>0,139947</text:p>
          </table:table-cell>
          <table:table-cell office:value-type="float" office:value="64.1052" calcext:value-type="float">
            <text:p>64,1052</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l" fo:country="PL"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number number:decimal-places="2" loext:min-decimal-places="2" number:min-integer-digits="1" number:grouping="true"/>
      <number:text> </number:text>
      <number:currency-symbol number:language="pl" number:country="PL">zł</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6T19:01:29.465365334</dc:date>
    <meta:editing-duration>PT19M9S</meta:editing-duration>
    <meta:editing-cycles>2</meta:editing-cycles>
    <meta:generator>LibreOffice/5.0.3.2$Linux_X86_64 LibreOffice_project/00m0$Build-2</meta:generator>
    <meta:document-statistic meta:table-count="1" meta:cell-count="90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5cm" svg:height="9.005cm" xlink:href=".." xlink:type="simple" chart:class="chart:scatter" chart:column-mapping="0 1 3 2" chart:style-name="ch1">
        <chart:legend chart:legend-position="end" svg:x="13.136cm" svg:y="3.705cm" style:legend-expansion="high" chart:style-name="ch2"/>
        <chart:plot-area chart:style-name="ch3" table:cell-range-address="'hiddenDataAppearancebasicDataApperance=1cont'.A3:'hiddenDataAppearancebasicDataApperance=1cont'.B102 'hiddenDataAppearancebasicDataApperance=1cont'.L3:'hiddenDataAppearancebasicDataApperance=1cont'.L102 'hiddenDataAppearancebasicDataApperance=1cont'.G3:'hiddenDataAppearancebasicDataApperance=1cont'.G102" svg:x="0.32cm" svg:y="0.18cm" svg:width="12.496cm" svg:height="8.645cm">
          <chartooo:coordinate-region svg:x="1.312cm" svg:y="0.379cm" svg:width="11.317cm" svg:height="7.799cm"/>
          <chart:axis chart:dimension="x" chart:name="primary-x" chart:style-name="ch4"/>
          <chart:axis chart:dimension="y" chart:name="primary-y" chart:style-name="ch4">
            <chart:grid chart:style-name="ch5" chart:class="major"/>
          </chart:axis>
          <chart:series chart:style-name="ch6" chart:values-cell-range-address="'hiddenDataAppearancebasicDataApperance=1cont'.B3:'hiddenDataAppearancebasicDataApperance=1cont'.B102" chart:class="chart:scatter">
            <chart:domain table:cell-range-address="'hiddenDataAppearancebasicDataApperance=1cont'.A3:'hiddenDataAppearancebasicDataApperance=1cont'.A102"/>
            <chart:data-point chart:repeated="100"/>
          </chart:series>
          <chart:series chart:style-name="ch7" chart:values-cell-range-address="'hiddenDataAppearancebasicDataApperance=1cont'.L3:'hiddenDataAppearancebasicDataApperance=1cont'.L102" chart:class="chart:scatter">
            <chart:domain table:cell-range-address="'hiddenDataAppearancebasicDataApperance=1cont'.K3:'hiddenDataAppearancebasicDataApperance=1cont'.K102"/>
            <chart:data-point chart:repeated="100"/>
          </chart:series>
          <chart:series chart:style-name="ch8" chart:values-cell-range-address="'hiddenDataAppearancebasicDataApperance=1cont'.G3:'hiddenDataAppearancebasicDataApperance=1cont'.G102" chart:class="chart:scatter">
            <chart:domain table:cell-range-address="'hiddenDataAppearancebasicDataApperance=1cont'.F3:'hiddenDataAppearancebasicDataApperance=1cont'.F102"/>
            <chart:data-point chart:repeated="100"/>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K</text:p>
              </table:table-cell>
              <table:table-cell office:value-type="string">
                <text:p>Column L</text:p>
              </table:table-cell>
              <table:table-cell office:value-type="string">
                <text:p>Column F</text:p>
              </table:table-cell>
              <table:table-cell office:value-type="string">
                <text:p>Column G</text:p>
              </table:table-cell>
            </table:table-row>
          </table:table-header-rows>
          <table:table-rows>
            <table:table-row>
              <table:table-cell office:value-type="string">
                <text:p>1</text:p>
              </table:table-cell>
              <table:table-cell office:value-type="float" office:value="0.1">
                <text:p>0.1</text:p>
                <draw:g>
                  <svg:desc>'hiddenDataAppearancebasicDataApperance=1cont'.A3:'hiddenDataAppearancebasicDataApperance=1cont'.A102</svg:desc>
                </draw:g>
              </table:table-cell>
              <table:table-cell office:value-type="float" office:value="3182.5">
                <text:p>3182.5</text:p>
                <draw:g>
                  <svg:desc>'hiddenDataAppearancebasicDataApperance=1cont'.B3:'hiddenDataAppearancebasicDataApperance=1cont'.B102</svg:desc>
                </draw:g>
              </table:table-cell>
              <table:table-cell office:value-type="float" office:value="0.1">
                <text:p>0.1</text:p>
                <draw:g>
                  <svg:desc>'hiddenDataAppearancebasicDataApperance=1cont'.K3:'hiddenDataAppearancebasicDataApperance=1cont'.K102</svg:desc>
                </draw:g>
              </table:table-cell>
              <table:table-cell office:value-type="float" office:value="3559.57">
                <text:p>3559.57</text:p>
                <draw:g>
                  <svg:desc>'hiddenDataAppearancebasicDataApperance=1cont'.L3:'hiddenDataAppearancebasicDataApperance=1cont'.L102</svg:desc>
                </draw:g>
              </table:table-cell>
              <table:table-cell office:value-type="float" office:value="0.1">
                <text:p>0.1</text:p>
                <draw:g>
                  <svg:desc>'hiddenDataAppearancebasicDataApperance=1cont'.F3:'hiddenDataAppearancebasicDataApperance=1cont'.F102</svg:desc>
                </draw:g>
              </table:table-cell>
              <table:table-cell office:value-type="float" office:value="3484.22">
                <text:p>3484.22</text:p>
                <draw:g>
                  <svg:desc>'hiddenDataAppearancebasicDataApperance=1cont'.G3:'hiddenDataAppearancebasicDataApperance=1cont'.G102</svg:desc>
                </draw:g>
              </table:table-cell>
            </table:table-row>
            <table:table-row>
              <table:table-cell office:value-type="string">
                <text:p>2</text:p>
              </table:table-cell>
              <table:table-cell office:value-type="float" office:value="0.2">
                <text:p>0.2</text:p>
              </table:table-cell>
              <table:table-cell office:value-type="float" office:value="1313.12">
                <text:p>1313.12</text:p>
              </table:table-cell>
              <table:table-cell office:value-type="float" office:value="0.2">
                <text:p>0.2</text:p>
              </table:table-cell>
              <table:table-cell office:value-type="float" office:value="1744.04">
                <text:p>1744.04</text:p>
              </table:table-cell>
              <table:table-cell office:value-type="float" office:value="0.2">
                <text:p>0.2</text:p>
              </table:table-cell>
              <table:table-cell office:value-type="float" office:value="1679.41">
                <text:p>1679.41</text:p>
              </table:table-cell>
            </table:table-row>
            <table:table-row>
              <table:table-cell office:value-type="string">
                <text:p>3</text:p>
              </table:table-cell>
              <table:table-cell office:value-type="float" office:value="0.3">
                <text:p>0.3</text:p>
              </table:table-cell>
              <table:table-cell office:value-type="float" office:value="713.559">
                <text:p>713.559</text:p>
              </table:table-cell>
              <table:table-cell office:value-type="float" office:value="0.3">
                <text:p>0.3</text:p>
              </table:table-cell>
              <table:table-cell office:value-type="float" office:value="1116.46">
                <text:p>1116.46</text:p>
              </table:table-cell>
              <table:table-cell office:value-type="float" office:value="0.3">
                <text:p>0.3</text:p>
              </table:table-cell>
              <table:table-cell office:value-type="float" office:value="1067.08">
                <text:p>1067.08</text:p>
              </table:table-cell>
            </table:table-row>
            <table:table-row>
              <table:table-cell office:value-type="string">
                <text:p>4</text:p>
              </table:table-cell>
              <table:table-cell office:value-type="float" office:value="0.4">
                <text:p>0.4</text:p>
              </table:table-cell>
              <table:table-cell office:value-type="float" office:value="412.772">
                <text:p>412.772</text:p>
              </table:table-cell>
              <table:table-cell office:value-type="float" office:value="0.4">
                <text:p>0.4</text:p>
              </table:table-cell>
              <table:table-cell office:value-type="float" office:value="815.602">
                <text:p>815.602</text:p>
              </table:table-cell>
              <table:table-cell office:value-type="float" office:value="0.4">
                <text:p>0.4</text:p>
              </table:table-cell>
              <table:table-cell office:value-type="float" office:value="739.236">
                <text:p>739.236</text:p>
              </table:table-cell>
            </table:table-row>
            <table:table-row>
              <table:table-cell office:value-type="string">
                <text:p>5</text:p>
              </table:table-cell>
              <table:table-cell office:value-type="float" office:value="0.5">
                <text:p>0.5</text:p>
              </table:table-cell>
              <table:table-cell office:value-type="float" office:value="232.405">
                <text:p>232.405</text:p>
              </table:table-cell>
              <table:table-cell office:value-type="float" office:value="0.5">
                <text:p>0.5</text:p>
              </table:table-cell>
              <table:table-cell office:value-type="float" office:value="631.102">
                <text:p>631.102</text:p>
              </table:table-cell>
              <table:table-cell office:value-type="float" office:value="0.5">
                <text:p>0.5</text:p>
              </table:table-cell>
              <table:table-cell office:value-type="float" office:value="564.19">
                <text:p>564.19</text:p>
              </table:table-cell>
            </table:table-row>
            <table:table-row>
              <table:table-cell office:value-type="string">
                <text:p>6</text:p>
              </table:table-cell>
              <table:table-cell office:value-type="float" office:value="0.6">
                <text:p>0.6</text:p>
              </table:table-cell>
              <table:table-cell office:value-type="float" office:value="117.299">
                <text:p>117.299</text:p>
              </table:table-cell>
              <table:table-cell office:value-type="float" office:value="0.6">
                <text:p>0.6</text:p>
              </table:table-cell>
              <table:table-cell office:value-type="float" office:value="507.021">
                <text:p>507.021</text:p>
              </table:table-cell>
              <table:table-cell office:value-type="float" office:value="0.6">
                <text:p>0.6</text:p>
              </table:table-cell>
              <table:table-cell office:value-type="float" office:value="443.605">
                <text:p>443.605</text:p>
              </table:table-cell>
            </table:table-row>
            <table:table-row>
              <table:table-cell office:value-type="string">
                <text:p>7</text:p>
              </table:table-cell>
              <table:table-cell office:value-type="float" office:value="0.7">
                <text:p>0.7</text:p>
              </table:table-cell>
              <table:table-cell office:value-type="float" office:value="28.3127">
                <text:p>28.3127</text:p>
              </table:table-cell>
              <table:table-cell office:value-type="float" office:value="0.7">
                <text:p>0.7</text:p>
              </table:table-cell>
              <table:table-cell office:value-type="float" office:value="423.249">
                <text:p>423.249</text:p>
              </table:table-cell>
              <table:table-cell office:value-type="float" office:value="0.7">
                <text:p>0.7</text:p>
              </table:table-cell>
              <table:table-cell office:value-type="float" office:value="353.713">
                <text:p>353.713</text:p>
              </table:table-cell>
            </table:table-row>
            <table:table-row>
              <table:table-cell office:value-type="string">
                <text:p>8</text:p>
              </table:table-cell>
              <table:table-cell office:value-type="float" office:value="0.8">
                <text:p>0.8</text:p>
              </table:table-cell>
              <table:table-cell office:value-type="float" office:value="2.61342">
                <text:p>2.61342</text:p>
              </table:table-cell>
              <table:table-cell office:value-type="float" office:value="0.8">
                <text:p>0.8</text:p>
              </table:table-cell>
              <table:table-cell office:value-type="float" office:value="358.67">
                <text:p>358.67</text:p>
              </table:table-cell>
              <table:table-cell office:value-type="float" office:value="0.8">
                <text:p>0.8</text:p>
              </table:table-cell>
              <table:table-cell office:value-type="float" office:value="288.634">
                <text:p>288.634</text:p>
              </table:table-cell>
            </table:table-row>
            <table:table-row>
              <table:table-cell office:value-type="string">
                <text:p>9</text:p>
              </table:table-cell>
              <table:table-cell office:value-type="float" office:value="0.9">
                <text:p>0.9</text:p>
              </table:table-cell>
              <table:table-cell office:value-type="float" office:value="0.922717">
                <text:p>0.922717</text:p>
              </table:table-cell>
              <table:table-cell office:value-type="float" office:value="0.9">
                <text:p>0.9</text:p>
              </table:table-cell>
              <table:table-cell office:value-type="float" office:value="304.794">
                <text:p>304.794</text:p>
              </table:table-cell>
              <table:table-cell office:value-type="float" office:value="0.9">
                <text:p>0.9</text:p>
              </table:table-cell>
              <table:table-cell office:value-type="float" office:value="239.781">
                <text:p>239.781</text:p>
              </table:table-cell>
            </table:table-row>
            <table:table-row>
              <table:table-cell office:value-type="string">
                <text:p>10</text:p>
              </table:table-cell>
              <table:table-cell office:value-type="float" office:value="1">
                <text:p>1</text:p>
              </table:table-cell>
              <table:table-cell office:value-type="float" office:value="0.752731">
                <text:p>0.752731</text:p>
              </table:table-cell>
              <table:table-cell office:value-type="float" office:value="1">
                <text:p>1</text:p>
              </table:table-cell>
              <table:table-cell office:value-type="float" office:value="261.835">
                <text:p>261.835</text:p>
              </table:table-cell>
              <table:table-cell office:value-type="float" office:value="1">
                <text:p>1</text:p>
              </table:table-cell>
              <table:table-cell office:value-type="float" office:value="200.046">
                <text:p>200.046</text:p>
              </table:table-cell>
            </table:table-row>
            <table:table-row>
              <table:table-cell office:value-type="string">
                <text:p>11</text:p>
              </table:table-cell>
              <table:table-cell office:value-type="float" office:value="1.1">
                <text:p>1.1</text:p>
              </table:table-cell>
              <table:table-cell office:value-type="float" office:value="0.73379">
                <text:p>0.73379</text:p>
              </table:table-cell>
              <table:table-cell office:value-type="float" office:value="1.1">
                <text:p>1.1</text:p>
              </table:table-cell>
              <table:table-cell office:value-type="float" office:value="233.691">
                <text:p>233.691</text:p>
              </table:table-cell>
              <table:table-cell office:value-type="float" office:value="1.1">
                <text:p>1.1</text:p>
              </table:table-cell>
              <table:table-cell office:value-type="float" office:value="168.551">
                <text:p>168.551</text:p>
              </table:table-cell>
            </table:table-row>
            <table:table-row>
              <table:table-cell office:value-type="string">
                <text:p>12</text:p>
              </table:table-cell>
              <table:table-cell office:value-type="float" office:value="1.2">
                <text:p>1.2</text:p>
              </table:table-cell>
              <table:table-cell office:value-type="float" office:value="0.726017">
                <text:p>0.726017</text:p>
              </table:table-cell>
              <table:table-cell office:value-type="float" office:value="1.2">
                <text:p>1.2</text:p>
              </table:table-cell>
              <table:table-cell office:value-type="float" office:value="205.042">
                <text:p>205.042</text:p>
              </table:table-cell>
              <table:table-cell office:value-type="float" office:value="1.2">
                <text:p>1.2</text:p>
              </table:table-cell>
              <table:table-cell office:value-type="float" office:value="139.03">
                <text:p>139.03</text:p>
              </table:table-cell>
            </table:table-row>
            <table:table-row>
              <table:table-cell office:value-type="string">
                <text:p>13</text:p>
              </table:table-cell>
              <table:table-cell office:value-type="float" office:value="1.3">
                <text:p>1.3</text:p>
              </table:table-cell>
              <table:table-cell office:value-type="float" office:value="0.71045">
                <text:p>0.71045</text:p>
              </table:table-cell>
              <table:table-cell office:value-type="float" office:value="1.3">
                <text:p>1.3</text:p>
              </table:table-cell>
              <table:table-cell office:value-type="float" office:value="180.681">
                <text:p>180.681</text:p>
              </table:table-cell>
              <table:table-cell office:value-type="float" office:value="1.3">
                <text:p>1.3</text:p>
              </table:table-cell>
              <table:table-cell office:value-type="float" office:value="113.638">
                <text:p>113.638</text:p>
              </table:table-cell>
            </table:table-row>
            <table:table-row>
              <table:table-cell office:value-type="string">
                <text:p>14</text:p>
              </table:table-cell>
              <table:table-cell office:value-type="float" office:value="1.4">
                <text:p>1.4</text:p>
              </table:table-cell>
              <table:table-cell office:value-type="float" office:value="0.706447">
                <text:p>0.706447</text:p>
              </table:table-cell>
              <table:table-cell office:value-type="float" office:value="1.4">
                <text:p>1.4</text:p>
              </table:table-cell>
              <table:table-cell office:value-type="float" office:value="161.059">
                <text:p>161.059</text:p>
              </table:table-cell>
              <table:table-cell office:value-type="float" office:value="1.4">
                <text:p>1.4</text:p>
              </table:table-cell>
              <table:table-cell office:value-type="float" office:value="97.1325">
                <text:p>97.1325</text:p>
              </table:table-cell>
            </table:table-row>
            <table:table-row>
              <table:table-cell office:value-type="string">
                <text:p>15</text:p>
              </table:table-cell>
              <table:table-cell office:value-type="float" office:value="1.5">
                <text:p>1.5</text:p>
              </table:table-cell>
              <table:table-cell office:value-type="float" office:value="0.708807">
                <text:p>0.708807</text:p>
              </table:table-cell>
              <table:table-cell office:value-type="float" office:value="1.5">
                <text:p>1.5</text:p>
              </table:table-cell>
              <table:table-cell office:value-type="float" office:value="142.735">
                <text:p>142.735</text:p>
              </table:table-cell>
              <table:table-cell office:value-type="float" office:value="1.5">
                <text:p>1.5</text:p>
              </table:table-cell>
              <table:table-cell office:value-type="float" office:value="77.1161">
                <text:p>77.1161</text:p>
              </table:table-cell>
            </table:table-row>
            <table:table-row>
              <table:table-cell office:value-type="string">
                <text:p>16</text:p>
              </table:table-cell>
              <table:table-cell office:value-type="float" office:value="1.6">
                <text:p>1.6</text:p>
              </table:table-cell>
              <table:table-cell office:value-type="float" office:value="0.707598">
                <text:p>0.707598</text:p>
              </table:table-cell>
              <table:table-cell office:value-type="float" office:value="1.6">
                <text:p>1.6</text:p>
              </table:table-cell>
              <table:table-cell office:value-type="float" office:value="129.801">
                <text:p>129.801</text:p>
              </table:table-cell>
              <table:table-cell office:value-type="float" office:value="1.6">
                <text:p>1.6</text:p>
              </table:table-cell>
              <table:table-cell office:value-type="float" office:value="62.7312">
                <text:p>62.7312</text:p>
              </table:table-cell>
            </table:table-row>
            <table:table-row>
              <table:table-cell office:value-type="string">
                <text:p>17</text:p>
              </table:table-cell>
              <table:table-cell office:value-type="float" office:value="1.7">
                <text:p>1.7</text:p>
              </table:table-cell>
              <table:table-cell office:value-type="float" office:value="0.708927">
                <text:p>0.708927</text:p>
              </table:table-cell>
              <table:table-cell office:value-type="float" office:value="1.7">
                <text:p>1.7</text:p>
              </table:table-cell>
              <table:table-cell office:value-type="float" office:value="115.776">
                <text:p>115.776</text:p>
              </table:table-cell>
              <table:table-cell office:value-type="float" office:value="1.7">
                <text:p>1.7</text:p>
              </table:table-cell>
              <table:table-cell office:value-type="float" office:value="47.6348">
                <text:p>47.6348</text:p>
              </table:table-cell>
            </table:table-row>
            <table:table-row>
              <table:table-cell office:value-type="string">
                <text:p>18</text:p>
              </table:table-cell>
              <table:table-cell office:value-type="float" office:value="1.8">
                <text:p>1.8</text:p>
              </table:table-cell>
              <table:table-cell office:value-type="float" office:value="0.705042">
                <text:p>0.705042</text:p>
              </table:table-cell>
              <table:table-cell office:value-type="float" office:value="1.8">
                <text:p>1.8</text:p>
              </table:table-cell>
              <table:table-cell office:value-type="float" office:value="101.894">
                <text:p>101.894</text:p>
              </table:table-cell>
              <table:table-cell office:value-type="float" office:value="1.8">
                <text:p>1.8</text:p>
              </table:table-cell>
              <table:table-cell office:value-type="float" office:value="38.2279">
                <text:p>38.2279</text:p>
              </table:table-cell>
            </table:table-row>
            <table:table-row>
              <table:table-cell office:value-type="string">
                <text:p>19</text:p>
              </table:table-cell>
              <table:table-cell office:value-type="float" office:value="1.9">
                <text:p>1.9</text:p>
              </table:table-cell>
              <table:table-cell office:value-type="float" office:value="0.704955">
                <text:p>0.704955</text:p>
              </table:table-cell>
              <table:table-cell office:value-type="float" office:value="1.9">
                <text:p>1.9</text:p>
              </table:table-cell>
              <table:table-cell office:value-type="float" office:value="91.9128">
                <text:p>91.9128</text:p>
              </table:table-cell>
              <table:table-cell office:value-type="float" office:value="1.9">
                <text:p>1.9</text:p>
              </table:table-cell>
              <table:table-cell office:value-type="float" office:value="28.7371">
                <text:p>28.7371</text:p>
              </table:table-cell>
            </table:table-row>
            <table:table-row>
              <table:table-cell office:value-type="string">
                <text:p>20</text:p>
              </table:table-cell>
              <table:table-cell office:value-type="float" office:value="2">
                <text:p>2</text:p>
              </table:table-cell>
              <table:table-cell office:value-type="float" office:value="0.705256">
                <text:p>0.705256</text:p>
              </table:table-cell>
              <table:table-cell office:value-type="float" office:value="2">
                <text:p>2</text:p>
              </table:table-cell>
              <table:table-cell office:value-type="float" office:value="83.0618">
                <text:p>83.0618</text:p>
              </table:table-cell>
              <table:table-cell office:value-type="float" office:value="2">
                <text:p>2</text:p>
              </table:table-cell>
              <table:table-cell office:value-type="float" office:value="16.2547">
                <text:p>16.2547</text:p>
              </table:table-cell>
            </table:table-row>
            <table:table-row>
              <table:table-cell office:value-type="string">
                <text:p>21</text:p>
              </table:table-cell>
              <table:table-cell office:value-type="float" office:value="2.1">
                <text:p>2.1</text:p>
              </table:table-cell>
              <table:table-cell office:value-type="float" office:value="0.711558">
                <text:p>0.711558</text:p>
              </table:table-cell>
              <table:table-cell office:value-type="float" office:value="2.1">
                <text:p>2.1</text:p>
              </table:table-cell>
              <table:table-cell office:value-type="float" office:value="74.2844">
                <text:p>74.2844</text:p>
              </table:table-cell>
              <table:table-cell office:value-type="float" office:value="2.1">
                <text:p>2.1</text:p>
              </table:table-cell>
              <table:table-cell office:value-type="float" office:value="10.4606">
                <text:p>10.4606</text:p>
              </table:table-cell>
            </table:table-row>
            <table:table-row>
              <table:table-cell office:value-type="string">
                <text:p>22</text:p>
              </table:table-cell>
              <table:table-cell office:value-type="float" office:value="2.2">
                <text:p>2.2</text:p>
              </table:table-cell>
              <table:table-cell office:value-type="float" office:value="0.701427">
                <text:p>0.701427</text:p>
              </table:table-cell>
              <table:table-cell office:value-type="float" office:value="2.2">
                <text:p>2.2</text:p>
              </table:table-cell>
              <table:table-cell office:value-type="float" office:value="66.7698">
                <text:p>66.7698</text:p>
              </table:table-cell>
              <table:table-cell office:value-type="float" office:value="2.2">
                <text:p>2.2</text:p>
              </table:table-cell>
              <table:table-cell office:value-type="float" office:value="4.74238">
                <text:p>4.74238</text:p>
              </table:table-cell>
            </table:table-row>
            <table:table-row>
              <table:table-cell office:value-type="string">
                <text:p>23</text:p>
              </table:table-cell>
              <table:table-cell office:value-type="float" office:value="2.3">
                <text:p>2.3</text:p>
              </table:table-cell>
              <table:table-cell office:value-type="float" office:value="0.702008">
                <text:p>0.702008</text:p>
              </table:table-cell>
              <table:table-cell office:value-type="float" office:value="2.3">
                <text:p>2.3</text:p>
              </table:table-cell>
              <table:table-cell office:value-type="float" office:value="58.2321">
                <text:p>58.2321</text:p>
              </table:table-cell>
              <table:table-cell office:value-type="float" office:value="2.3">
                <text:p>2.3</text:p>
              </table:table-cell>
              <table:table-cell office:value-type="float" office:value="2.08986">
                <text:p>2.08986</text:p>
              </table:table-cell>
            </table:table-row>
            <table:table-row>
              <table:table-cell office:value-type="string">
                <text:p>24</text:p>
              </table:table-cell>
              <table:table-cell office:value-type="float" office:value="2.4">
                <text:p>2.4</text:p>
              </table:table-cell>
              <table:table-cell office:value-type="float" office:value="0.710251">
                <text:p>0.710251</text:p>
              </table:table-cell>
              <table:table-cell office:value-type="float" office:value="2.4">
                <text:p>2.4</text:p>
              </table:table-cell>
              <table:table-cell office:value-type="float" office:value="51.9124">
                <text:p>51.9124</text:p>
              </table:table-cell>
              <table:table-cell office:value-type="float" office:value="2.4">
                <text:p>2.4</text:p>
              </table:table-cell>
              <table:table-cell office:value-type="float" office:value="0.82348">
                <text:p>0.82348</text:p>
              </table:table-cell>
            </table:table-row>
            <table:table-row>
              <table:table-cell office:value-type="string">
                <text:p>25</text:p>
              </table:table-cell>
              <table:table-cell office:value-type="float" office:value="2.5">
                <text:p>2.5</text:p>
              </table:table-cell>
              <table:table-cell office:value-type="float" office:value="0.702304">
                <text:p>0.702304</text:p>
              </table:table-cell>
              <table:table-cell office:value-type="float" office:value="2.5">
                <text:p>2.5</text:p>
              </table:table-cell>
              <table:table-cell office:value-type="float" office:value="45.2647">
                <text:p>45.2647</text:p>
              </table:table-cell>
              <table:table-cell office:value-type="float" office:value="2.5">
                <text:p>2.5</text:p>
              </table:table-cell>
              <table:table-cell office:value-type="float" office:value="0.383678">
                <text:p>0.383678</text:p>
              </table:table-cell>
            </table:table-row>
            <table:table-row>
              <table:table-cell office:value-type="string">
                <text:p>26</text:p>
              </table:table-cell>
              <table:table-cell office:value-type="float" office:value="2.6">
                <text:p>2.6</text:p>
              </table:table-cell>
              <table:table-cell office:value-type="float" office:value="0.703263">
                <text:p>0.703263</text:p>
              </table:table-cell>
              <table:table-cell office:value-type="float" office:value="2.6">
                <text:p>2.6</text:p>
              </table:table-cell>
              <table:table-cell office:value-type="float" office:value="40.7302">
                <text:p>40.7302</text:p>
              </table:table-cell>
              <table:table-cell office:value-type="float" office:value="2.6">
                <text:p>2.6</text:p>
              </table:table-cell>
              <table:table-cell office:value-type="float" office:value="0.382352">
                <text:p>0.382352</text:p>
              </table:table-cell>
            </table:table-row>
            <table:table-row>
              <table:table-cell office:value-type="string">
                <text:p>27</text:p>
              </table:table-cell>
              <table:table-cell office:value-type="float" office:value="2.7">
                <text:p>2.7</text:p>
              </table:table-cell>
              <table:table-cell office:value-type="float" office:value="0.712145">
                <text:p>0.712145</text:p>
              </table:table-cell>
              <table:table-cell office:value-type="float" office:value="2.7">
                <text:p>2.7</text:p>
              </table:table-cell>
              <table:table-cell office:value-type="float" office:value="35.7571">
                <text:p>35.7571</text:p>
              </table:table-cell>
              <table:table-cell office:value-type="float" office:value="2.7">
                <text:p>2.7</text:p>
              </table:table-cell>
              <table:table-cell office:value-type="float" office:value="0.30078">
                <text:p>0.30078</text:p>
              </table:table-cell>
            </table:table-row>
            <table:table-row>
              <table:table-cell office:value-type="string">
                <text:p>28</text:p>
              </table:table-cell>
              <table:table-cell office:value-type="float" office:value="2.8">
                <text:p>2.8</text:p>
              </table:table-cell>
              <table:table-cell office:value-type="float" office:value="0.709538">
                <text:p>0.709538</text:p>
              </table:table-cell>
              <table:table-cell office:value-type="float" office:value="2.8">
                <text:p>2.8</text:p>
              </table:table-cell>
              <table:table-cell office:value-type="float" office:value="30.7114">
                <text:p>30.7114</text:p>
              </table:table-cell>
              <table:table-cell office:value-type="float" office:value="2.8">
                <text:p>2.8</text:p>
              </table:table-cell>
              <table:table-cell office:value-type="float" office:value="0.274226">
                <text:p>0.274226</text:p>
              </table:table-cell>
            </table:table-row>
            <table:table-row>
              <table:table-cell office:value-type="string">
                <text:p>29</text:p>
              </table:table-cell>
              <table:table-cell office:value-type="float" office:value="2.9">
                <text:p>2.9</text:p>
              </table:table-cell>
              <table:table-cell office:value-type="float" office:value="0.705839">
                <text:p>0.705839</text:p>
              </table:table-cell>
              <table:table-cell office:value-type="float" office:value="2.9">
                <text:p>2.9</text:p>
              </table:table-cell>
              <table:table-cell office:value-type="float" office:value="26.2036">
                <text:p>26.2036</text:p>
              </table:table-cell>
              <table:table-cell office:value-type="float" office:value="2.9">
                <text:p>2.9</text:p>
              </table:table-cell>
              <table:table-cell office:value-type="float" office:value="0.276038">
                <text:p>0.276038</text:p>
              </table:table-cell>
            </table:table-row>
            <table:table-row>
              <table:table-cell office:value-type="string">
                <text:p>30</text:p>
              </table:table-cell>
              <table:table-cell office:value-type="float" office:value="3">
                <text:p>3</text:p>
              </table:table-cell>
              <table:table-cell office:value-type="float" office:value="0.703883">
                <text:p>0.703883</text:p>
              </table:table-cell>
              <table:table-cell office:value-type="float" office:value="3">
                <text:p>3</text:p>
              </table:table-cell>
              <table:table-cell office:value-type="float" office:value="21.472">
                <text:p>21.472</text:p>
              </table:table-cell>
              <table:table-cell office:value-type="float" office:value="3">
                <text:p>3</text:p>
              </table:table-cell>
              <table:table-cell office:value-type="float" office:value="0.247771">
                <text:p>0.247771</text:p>
              </table:table-cell>
            </table:table-row>
            <table:table-row>
              <table:table-cell office:value-type="string">
                <text:p>31</text:p>
              </table:table-cell>
              <table:table-cell office:value-type="float" office:value="3.1">
                <text:p>3.1</text:p>
              </table:table-cell>
              <table:table-cell office:value-type="float" office:value="0.704064">
                <text:p>0.704064</text:p>
              </table:table-cell>
              <table:table-cell office:value-type="float" office:value="3.1">
                <text:p>3.1</text:p>
              </table:table-cell>
              <table:table-cell office:value-type="float" office:value="17.8048">
                <text:p>17.8048</text:p>
              </table:table-cell>
              <table:table-cell office:value-type="float" office:value="3.1">
                <text:p>3.1</text:p>
              </table:table-cell>
              <table:table-cell office:value-type="float" office:value="0.246696">
                <text:p>0.246696</text:p>
              </table:table-cell>
            </table:table-row>
            <table:table-row>
              <table:table-cell office:value-type="string">
                <text:p>32</text:p>
              </table:table-cell>
              <table:table-cell office:value-type="float" office:value="3.2">
                <text:p>3.2</text:p>
              </table:table-cell>
              <table:table-cell office:value-type="float" office:value="0.707205">
                <text:p>0.707205</text:p>
              </table:table-cell>
              <table:table-cell office:value-type="float" office:value="3.2">
                <text:p>3.2</text:p>
              </table:table-cell>
              <table:table-cell office:value-type="float" office:value="14.4836">
                <text:p>14.4836</text:p>
              </table:table-cell>
              <table:table-cell office:value-type="float" office:value="3.2">
                <text:p>3.2</text:p>
              </table:table-cell>
              <table:table-cell office:value-type="float" office:value="0.24432">
                <text:p>0.24432</text:p>
              </table:table-cell>
            </table:table-row>
            <table:table-row>
              <table:table-cell office:value-type="string">
                <text:p>33</text:p>
              </table:table-cell>
              <table:table-cell office:value-type="float" office:value="3.3">
                <text:p>3.3</text:p>
              </table:table-cell>
              <table:table-cell office:value-type="float" office:value="0.713623">
                <text:p>0.713623</text:p>
              </table:table-cell>
              <table:table-cell office:value-type="float" office:value="3.3">
                <text:p>3.3</text:p>
              </table:table-cell>
              <table:table-cell office:value-type="float" office:value="11.0532">
                <text:p>11.0532</text:p>
              </table:table-cell>
              <table:table-cell office:value-type="float" office:value="3.3">
                <text:p>3.3</text:p>
              </table:table-cell>
              <table:table-cell office:value-type="float" office:value="0.243252">
                <text:p>0.243252</text:p>
              </table:table-cell>
            </table:table-row>
            <table:table-row>
              <table:table-cell office:value-type="string">
                <text:p>34</text:p>
              </table:table-cell>
              <table:table-cell office:value-type="float" office:value="3.4">
                <text:p>3.4</text:p>
              </table:table-cell>
              <table:table-cell office:value-type="float" office:value="0.709189">
                <text:p>0.709189</text:p>
              </table:table-cell>
              <table:table-cell office:value-type="float" office:value="3.4">
                <text:p>3.4</text:p>
              </table:table-cell>
              <table:table-cell office:value-type="float" office:value="8.55455">
                <text:p>8.55455</text:p>
              </table:table-cell>
              <table:table-cell office:value-type="float" office:value="3.4">
                <text:p>3.4</text:p>
              </table:table-cell>
              <table:table-cell office:value-type="float" office:value="0.243102">
                <text:p>0.243102</text:p>
              </table:table-cell>
            </table:table-row>
            <table:table-row>
              <table:table-cell office:value-type="string">
                <text:p>35</text:p>
              </table:table-cell>
              <table:table-cell office:value-type="float" office:value="3.5">
                <text:p>3.5</text:p>
              </table:table-cell>
              <table:table-cell office:value-type="float" office:value="0.700656">
                <text:p>0.700656</text:p>
              </table:table-cell>
              <table:table-cell office:value-type="float" office:value="3.5">
                <text:p>3.5</text:p>
              </table:table-cell>
              <table:table-cell office:value-type="float" office:value="4.98788">
                <text:p>4.98788</text:p>
              </table:table-cell>
              <table:table-cell office:value-type="float" office:value="3.5">
                <text:p>3.5</text:p>
              </table:table-cell>
              <table:table-cell office:value-type="float" office:value="0.24298">
                <text:p>0.24298</text:p>
              </table:table-cell>
            </table:table-row>
            <table:table-row>
              <table:table-cell office:value-type="string">
                <text:p>36</text:p>
              </table:table-cell>
              <table:table-cell office:value-type="float" office:value="3.6">
                <text:p>3.6</text:p>
              </table:table-cell>
              <table:table-cell office:value-type="float" office:value="0.70611">
                <text:p>0.70611</text:p>
              </table:table-cell>
              <table:table-cell office:value-type="float" office:value="3.6">
                <text:p>3.6</text:p>
              </table:table-cell>
              <table:table-cell office:value-type="float" office:value="3.58024">
                <text:p>3.58024</text:p>
              </table:table-cell>
              <table:table-cell office:value-type="float" office:value="3.6">
                <text:p>3.6</text:p>
              </table:table-cell>
              <table:table-cell office:value-type="float" office:value="0.240766">
                <text:p>0.240766</text:p>
              </table:table-cell>
            </table:table-row>
            <table:table-row>
              <table:table-cell office:value-type="string">
                <text:p>37</text:p>
              </table:table-cell>
              <table:table-cell office:value-type="float" office:value="3.7">
                <text:p>3.7</text:p>
              </table:table-cell>
              <table:table-cell office:value-type="float" office:value="0.703295">
                <text:p>0.703295</text:p>
              </table:table-cell>
              <table:table-cell office:value-type="float" office:value="3.7">
                <text:p>3.7</text:p>
              </table:table-cell>
              <table:table-cell office:value-type="float" office:value="2.60241">
                <text:p>2.60241</text:p>
              </table:table-cell>
              <table:table-cell office:value-type="float" office:value="3.7">
                <text:p>3.7</text:p>
              </table:table-cell>
              <table:table-cell office:value-type="float" office:value="0.242435">
                <text:p>0.242435</text:p>
              </table:table-cell>
            </table:table-row>
            <table:table-row>
              <table:table-cell office:value-type="string">
                <text:p>38</text:p>
              </table:table-cell>
              <table:table-cell office:value-type="float" office:value="3.8">
                <text:p>3.8</text:p>
              </table:table-cell>
              <table:table-cell office:value-type="float" office:value="0.700701">
                <text:p>0.700701</text:p>
              </table:table-cell>
              <table:table-cell office:value-type="float" office:value="3.8">
                <text:p>3.8</text:p>
              </table:table-cell>
              <table:table-cell office:value-type="float" office:value="1.37892">
                <text:p>1.37892</text:p>
              </table:table-cell>
              <table:table-cell office:value-type="float" office:value="3.8">
                <text:p>3.8</text:p>
              </table:table-cell>
              <table:table-cell office:value-type="float" office:value="0.243435">
                <text:p>0.243435</text:p>
              </table:table-cell>
            </table:table-row>
            <table:table-row>
              <table:table-cell office:value-type="string">
                <text:p>39</text:p>
              </table:table-cell>
              <table:table-cell office:value-type="float" office:value="3.9">
                <text:p>3.9</text:p>
              </table:table-cell>
              <table:table-cell office:value-type="float" office:value="0.70902">
                <text:p>0.70902</text:p>
              </table:table-cell>
              <table:table-cell office:value-type="float" office:value="3.9">
                <text:p>3.9</text:p>
              </table:table-cell>
              <table:table-cell office:value-type="float" office:value="0.861071">
                <text:p>0.861071</text:p>
              </table:table-cell>
              <table:table-cell office:value-type="float" office:value="3.9">
                <text:p>3.9</text:p>
              </table:table-cell>
              <table:table-cell office:value-type="float" office:value="0.237548">
                <text:p>0.237548</text:p>
              </table:table-cell>
            </table:table-row>
            <table:table-row>
              <table:table-cell office:value-type="string">
                <text:p>40</text:p>
              </table:table-cell>
              <table:table-cell office:value-type="float" office:value="4">
                <text:p>4</text:p>
              </table:table-cell>
              <table:table-cell office:value-type="float" office:value="0.698776">
                <text:p>0.698776</text:p>
              </table:table-cell>
              <table:table-cell office:value-type="float" office:value="4">
                <text:p>4</text:p>
              </table:table-cell>
              <table:table-cell office:value-type="float" office:value="0.643031">
                <text:p>0.643031</text:p>
              </table:table-cell>
              <table:table-cell office:value-type="float" office:value="4">
                <text:p>4</text:p>
              </table:table-cell>
              <table:table-cell office:value-type="float" office:value="0.236066">
                <text:p>0.236066</text:p>
              </table:table-cell>
            </table:table-row>
            <table:table-row>
              <table:table-cell office:value-type="string">
                <text:p>41</text:p>
              </table:table-cell>
              <table:table-cell office:value-type="float" office:value="4.1">
                <text:p>4.1</text:p>
              </table:table-cell>
              <table:table-cell office:value-type="float" office:value="0.704262">
                <text:p>0.704262</text:p>
              </table:table-cell>
              <table:table-cell office:value-type="float" office:value="4.1">
                <text:p>4.1</text:p>
              </table:table-cell>
              <table:table-cell office:value-type="float" office:value="0.36514">
                <text:p>0.36514</text:p>
              </table:table-cell>
              <table:table-cell office:value-type="float" office:value="4.1">
                <text:p>4.1</text:p>
              </table:table-cell>
              <table:table-cell office:value-type="float" office:value="0.234893">
                <text:p>0.234893</text:p>
              </table:table-cell>
            </table:table-row>
            <table:table-row>
              <table:table-cell office:value-type="string">
                <text:p>42</text:p>
              </table:table-cell>
              <table:table-cell office:value-type="float" office:value="4.2">
                <text:p>4.2</text:p>
              </table:table-cell>
              <table:table-cell office:value-type="float" office:value="0.709058">
                <text:p>0.709058</text:p>
              </table:table-cell>
              <table:table-cell office:value-type="float" office:value="4.2">
                <text:p>4.2</text:p>
              </table:table-cell>
              <table:table-cell office:value-type="float" office:value="0.261668">
                <text:p>0.261668</text:p>
              </table:table-cell>
              <table:table-cell office:value-type="float" office:value="4.2">
                <text:p>4.2</text:p>
              </table:table-cell>
              <table:table-cell office:value-type="float" office:value="0.236385">
                <text:p>0.236385</text:p>
              </table:table-cell>
            </table:table-row>
            <table:table-row>
              <table:table-cell office:value-type="string">
                <text:p>43</text:p>
              </table:table-cell>
              <table:table-cell office:value-type="float" office:value="4.3">
                <text:p>4.3</text:p>
              </table:table-cell>
              <table:table-cell office:value-type="float" office:value="0.70262">
                <text:p>0.70262</text:p>
              </table:table-cell>
              <table:table-cell office:value-type="float" office:value="4.3">
                <text:p>4.3</text:p>
              </table:table-cell>
              <table:table-cell office:value-type="float" office:value="0.278354">
                <text:p>0.278354</text:p>
              </table:table-cell>
              <table:table-cell office:value-type="float" office:value="4.3">
                <text:p>4.3</text:p>
              </table:table-cell>
              <table:table-cell office:value-type="float" office:value="0.234442">
                <text:p>0.234442</text:p>
              </table:table-cell>
            </table:table-row>
            <table:table-row>
              <table:table-cell office:value-type="string">
                <text:p>44</text:p>
              </table:table-cell>
              <table:table-cell office:value-type="float" office:value="4.4">
                <text:p>4.4</text:p>
              </table:table-cell>
              <table:table-cell office:value-type="float" office:value="0.709666">
                <text:p>0.709666</text:p>
              </table:table-cell>
              <table:table-cell office:value-type="float" office:value="4.4">
                <text:p>4.4</text:p>
              </table:table-cell>
              <table:table-cell office:value-type="float" office:value="0.203686">
                <text:p>0.203686</text:p>
              </table:table-cell>
              <table:table-cell office:value-type="float" office:value="4.4">
                <text:p>4.4</text:p>
              </table:table-cell>
              <table:table-cell office:value-type="float" office:value="0.238113">
                <text:p>0.238113</text:p>
              </table:table-cell>
            </table:table-row>
            <table:table-row>
              <table:table-cell office:value-type="string">
                <text:p>45</text:p>
              </table:table-cell>
              <table:table-cell office:value-type="float" office:value="4.5">
                <text:p>4.5</text:p>
              </table:table-cell>
              <table:table-cell office:value-type="float" office:value="0.704781">
                <text:p>0.704781</text:p>
              </table:table-cell>
              <table:table-cell office:value-type="float" office:value="4.5">
                <text:p>4.5</text:p>
              </table:table-cell>
              <table:table-cell office:value-type="float" office:value="0.177459">
                <text:p>0.177459</text:p>
              </table:table-cell>
              <table:table-cell office:value-type="float" office:value="4.5">
                <text:p>4.5</text:p>
              </table:table-cell>
              <table:table-cell office:value-type="float" office:value="0.235945">
                <text:p>0.235945</text:p>
              </table:table-cell>
            </table:table-row>
            <table:table-row>
              <table:table-cell office:value-type="string">
                <text:p>46</text:p>
              </table:table-cell>
              <table:table-cell office:value-type="float" office:value="4.6">
                <text:p>4.6</text:p>
              </table:table-cell>
              <table:table-cell office:value-type="float" office:value="0.702793">
                <text:p>0.702793</text:p>
              </table:table-cell>
              <table:table-cell office:value-type="float" office:value="4.6">
                <text:p>4.6</text:p>
              </table:table-cell>
              <table:table-cell office:value-type="float" office:value="0.179023">
                <text:p>0.179023</text:p>
              </table:table-cell>
              <table:table-cell office:value-type="float" office:value="4.6">
                <text:p>4.6</text:p>
              </table:table-cell>
              <table:table-cell office:value-type="float" office:value="0.232758">
                <text:p>0.232758</text:p>
              </table:table-cell>
            </table:table-row>
            <table:table-row>
              <table:table-cell office:value-type="string">
                <text:p>47</text:p>
              </table:table-cell>
              <table:table-cell office:value-type="float" office:value="4.7">
                <text:p>4.7</text:p>
              </table:table-cell>
              <table:table-cell office:value-type="float" office:value="0.70348">
                <text:p>0.70348</text:p>
              </table:table-cell>
              <table:table-cell office:value-type="float" office:value="4.7">
                <text:p>4.7</text:p>
              </table:table-cell>
              <table:table-cell office:value-type="float" office:value="0.160299">
                <text:p>0.160299</text:p>
              </table:table-cell>
              <table:table-cell office:value-type="float" office:value="4.7">
                <text:p>4.7</text:p>
              </table:table-cell>
              <table:table-cell office:value-type="float" office:value="0.234477">
                <text:p>0.234477</text:p>
              </table:table-cell>
            </table:table-row>
            <table:table-row>
              <table:table-cell office:value-type="string">
                <text:p>48</text:p>
              </table:table-cell>
              <table:table-cell office:value-type="float" office:value="4.8">
                <text:p>4.8</text:p>
              </table:table-cell>
              <table:table-cell office:value-type="float" office:value="0.704934">
                <text:p>0.704934</text:p>
              </table:table-cell>
              <table:table-cell office:value-type="float" office:value="4.8">
                <text:p>4.8</text:p>
              </table:table-cell>
              <table:table-cell office:value-type="float" office:value="0.168083">
                <text:p>0.168083</text:p>
              </table:table-cell>
              <table:table-cell office:value-type="float" office:value="4.8">
                <text:p>4.8</text:p>
              </table:table-cell>
              <table:table-cell office:value-type="float" office:value="0.233746">
                <text:p>0.233746</text:p>
              </table:table-cell>
            </table:table-row>
            <table:table-row>
              <table:table-cell office:value-type="string">
                <text:p>49</text:p>
              </table:table-cell>
              <table:table-cell office:value-type="float" office:value="4.9">
                <text:p>4.9</text:p>
              </table:table-cell>
              <table:table-cell office:value-type="float" office:value="0.706746">
                <text:p>0.706746</text:p>
              </table:table-cell>
              <table:table-cell office:value-type="float" office:value="4.9">
                <text:p>4.9</text:p>
              </table:table-cell>
              <table:table-cell office:value-type="float" office:value="0.154855">
                <text:p>0.154855</text:p>
              </table:table-cell>
              <table:table-cell office:value-type="float" office:value="4.9">
                <text:p>4.9</text:p>
              </table:table-cell>
              <table:table-cell office:value-type="float" office:value="0.235875">
                <text:p>0.235875</text:p>
              </table:table-cell>
            </table:table-row>
            <table:table-row>
              <table:table-cell office:value-type="string">
                <text:p>50</text:p>
              </table:table-cell>
              <table:table-cell office:value-type="float" office:value="5">
                <text:p>5</text:p>
              </table:table-cell>
              <table:table-cell office:value-type="float" office:value="0.703316">
                <text:p>0.703316</text:p>
              </table:table-cell>
              <table:table-cell office:value-type="float" office:value="5">
                <text:p>5</text:p>
              </table:table-cell>
              <table:table-cell office:value-type="float" office:value="0.152482">
                <text:p>0.152482</text:p>
              </table:table-cell>
              <table:table-cell office:value-type="float" office:value="5">
                <text:p>5</text:p>
              </table:table-cell>
              <table:table-cell office:value-type="float" office:value="0.23363">
                <text:p>0.23363</text:p>
              </table:table-cell>
            </table:table-row>
            <table:table-row>
              <table:table-cell office:value-type="string">
                <text:p>51</text:p>
              </table:table-cell>
              <table:table-cell office:value-type="float" office:value="5.1">
                <text:p>5.1</text:p>
              </table:table-cell>
              <table:table-cell office:value-type="float" office:value="0.713052">
                <text:p>0.713052</text:p>
              </table:table-cell>
              <table:table-cell office:value-type="float" office:value="5.1">
                <text:p>5.1</text:p>
              </table:table-cell>
              <table:table-cell office:value-type="float" office:value="0.148943">
                <text:p>0.148943</text:p>
              </table:table-cell>
              <table:table-cell office:value-type="float" office:value="5.1">
                <text:p>5.1</text:p>
              </table:table-cell>
              <table:table-cell office:value-type="float" office:value="0.234748">
                <text:p>0.234748</text:p>
              </table:table-cell>
            </table:table-row>
            <table:table-row>
              <table:table-cell office:value-type="string">
                <text:p>52</text:p>
              </table:table-cell>
              <table:table-cell office:value-type="float" office:value="5.2">
                <text:p>5.2</text:p>
              </table:table-cell>
              <table:table-cell office:value-type="float" office:value="0.70782">
                <text:p>0.70782</text:p>
              </table:table-cell>
              <table:table-cell office:value-type="float" office:value="5.2">
                <text:p>5.2</text:p>
              </table:table-cell>
              <table:table-cell office:value-type="float" office:value="0.146612">
                <text:p>0.146612</text:p>
              </table:table-cell>
              <table:table-cell office:value-type="float" office:value="5.2">
                <text:p>5.2</text:p>
              </table:table-cell>
              <table:table-cell office:value-type="float" office:value="0.232679">
                <text:p>0.232679</text:p>
              </table:table-cell>
            </table:table-row>
            <table:table-row>
              <table:table-cell office:value-type="string">
                <text:p>53</text:p>
              </table:table-cell>
              <table:table-cell office:value-type="float" office:value="5.3">
                <text:p>5.3</text:p>
              </table:table-cell>
              <table:table-cell office:value-type="float" office:value="0.702547">
                <text:p>0.702547</text:p>
              </table:table-cell>
              <table:table-cell office:value-type="float" office:value="5.3">
                <text:p>5.3</text:p>
              </table:table-cell>
              <table:table-cell office:value-type="float" office:value="0.148038">
                <text:p>0.148038</text:p>
              </table:table-cell>
              <table:table-cell office:value-type="float" office:value="5.3">
                <text:p>5.3</text:p>
              </table:table-cell>
              <table:table-cell office:value-type="float" office:value="0.234397">
                <text:p>0.234397</text:p>
              </table:table-cell>
            </table:table-row>
            <table:table-row>
              <table:table-cell office:value-type="string">
                <text:p>54</text:p>
              </table:table-cell>
              <table:table-cell office:value-type="float" office:value="5.4">
                <text:p>5.4</text:p>
              </table:table-cell>
              <table:table-cell office:value-type="float" office:value="0.701696">
                <text:p>0.701696</text:p>
              </table:table-cell>
              <table:table-cell office:value-type="float" office:value="5.4">
                <text:p>5.4</text:p>
              </table:table-cell>
              <table:table-cell office:value-type="float" office:value="0.143226">
                <text:p>0.143226</text:p>
              </table:table-cell>
              <table:table-cell office:value-type="float" office:value="5.4">
                <text:p>5.4</text:p>
              </table:table-cell>
              <table:table-cell office:value-type="float" office:value="0.236462">
                <text:p>0.236462</text:p>
              </table:table-cell>
            </table:table-row>
            <table:table-row>
              <table:table-cell office:value-type="string">
                <text:p>55</text:p>
              </table:table-cell>
              <table:table-cell office:value-type="float" office:value="5.5">
                <text:p>5.5</text:p>
              </table:table-cell>
              <table:table-cell office:value-type="float" office:value="0.703066">
                <text:p>0.703066</text:p>
              </table:table-cell>
              <table:table-cell office:value-type="float" office:value="5.5">
                <text:p>5.5</text:p>
              </table:table-cell>
              <table:table-cell office:value-type="float" office:value="0.145511">
                <text:p>0.145511</text:p>
              </table:table-cell>
              <table:table-cell office:value-type="float" office:value="5.5">
                <text:p>5.5</text:p>
              </table:table-cell>
              <table:table-cell office:value-type="float" office:value="0.234824">
                <text:p>0.234824</text:p>
              </table:table-cell>
            </table:table-row>
            <table:table-row>
              <table:table-cell office:value-type="string">
                <text:p>56</text:p>
              </table:table-cell>
              <table:table-cell office:value-type="float" office:value="5.6">
                <text:p>5.6</text:p>
              </table:table-cell>
              <table:table-cell office:value-type="float" office:value="0.706924">
                <text:p>0.706924</text:p>
              </table:table-cell>
              <table:table-cell office:value-type="float" office:value="5.6">
                <text:p>5.6</text:p>
              </table:table-cell>
              <table:table-cell office:value-type="float" office:value="0.143684">
                <text:p>0.143684</text:p>
              </table:table-cell>
              <table:table-cell office:value-type="float" office:value="5.6">
                <text:p>5.6</text:p>
              </table:table-cell>
              <table:table-cell office:value-type="float" office:value="0.236035">
                <text:p>0.236035</text:p>
              </table:table-cell>
            </table:table-row>
            <table:table-row>
              <table:table-cell office:value-type="string">
                <text:p>57</text:p>
              </table:table-cell>
              <table:table-cell office:value-type="float" office:value="5.7">
                <text:p>5.7</text:p>
              </table:table-cell>
              <table:table-cell office:value-type="float" office:value="0.708354">
                <text:p>0.708354</text:p>
              </table:table-cell>
              <table:table-cell office:value-type="float" office:value="5.7">
                <text:p>5.7</text:p>
              </table:table-cell>
              <table:table-cell office:value-type="float" office:value="0.142492">
                <text:p>0.142492</text:p>
              </table:table-cell>
              <table:table-cell office:value-type="float" office:value="5.7">
                <text:p>5.7</text:p>
              </table:table-cell>
              <table:table-cell office:value-type="float" office:value="0.233703">
                <text:p>0.233703</text:p>
              </table:table-cell>
            </table:table-row>
            <table:table-row>
              <table:table-cell office:value-type="string">
                <text:p>58</text:p>
              </table:table-cell>
              <table:table-cell office:value-type="float" office:value="5.8">
                <text:p>5.8</text:p>
              </table:table-cell>
              <table:table-cell office:value-type="float" office:value="0.71042">
                <text:p>0.71042</text:p>
              </table:table-cell>
              <table:table-cell office:value-type="float" office:value="5.8">
                <text:p>5.8</text:p>
              </table:table-cell>
              <table:table-cell office:value-type="float" office:value="0.143204">
                <text:p>0.143204</text:p>
              </table:table-cell>
              <table:table-cell office:value-type="float" office:value="5.8">
                <text:p>5.8</text:p>
              </table:table-cell>
              <table:table-cell office:value-type="float" office:value="0.236495">
                <text:p>0.236495</text:p>
              </table:table-cell>
            </table:table-row>
            <table:table-row>
              <table:table-cell office:value-type="string">
                <text:p>59</text:p>
              </table:table-cell>
              <table:table-cell office:value-type="float" office:value="5.9">
                <text:p>5.9</text:p>
              </table:table-cell>
              <table:table-cell office:value-type="float" office:value="0.703387">
                <text:p>0.703387</text:p>
              </table:table-cell>
              <table:table-cell office:value-type="float" office:value="5.9">
                <text:p>5.9</text:p>
              </table:table-cell>
              <table:table-cell office:value-type="float" office:value="0.144851">
                <text:p>0.144851</text:p>
              </table:table-cell>
              <table:table-cell office:value-type="float" office:value="5.9">
                <text:p>5.9</text:p>
              </table:table-cell>
              <table:table-cell office:value-type="float" office:value="0.235471">
                <text:p>0.235471</text:p>
              </table:table-cell>
            </table:table-row>
            <table:table-row>
              <table:table-cell office:value-type="string">
                <text:p>60</text:p>
              </table:table-cell>
              <table:table-cell office:value-type="float" office:value="6">
                <text:p>6</text:p>
              </table:table-cell>
              <table:table-cell office:value-type="float" office:value="0.702771">
                <text:p>0.702771</text:p>
              </table:table-cell>
              <table:table-cell office:value-type="float" office:value="6">
                <text:p>6</text:p>
              </table:table-cell>
              <table:table-cell office:value-type="float" office:value="0.14075">
                <text:p>0.14075</text:p>
              </table:table-cell>
              <table:table-cell office:value-type="float" office:value="6">
                <text:p>6</text:p>
              </table:table-cell>
              <table:table-cell office:value-type="float" office:value="0.235049">
                <text:p>0.235049</text:p>
              </table:table-cell>
            </table:table-row>
            <table:table-row>
              <table:table-cell office:value-type="string">
                <text:p>61</text:p>
              </table:table-cell>
              <table:table-cell office:value-type="float" office:value="6.09999999999999">
                <text:p>6.09999999999999</text:p>
              </table:table-cell>
              <table:table-cell office:value-type="float" office:value="0.70358">
                <text:p>0.70358</text:p>
              </table:table-cell>
              <table:table-cell office:value-type="float" office:value="6.09999999999999">
                <text:p>6.09999999999999</text:p>
              </table:table-cell>
              <table:table-cell office:value-type="float" office:value="0.141526">
                <text:p>0.141526</text:p>
              </table:table-cell>
              <table:table-cell office:value-type="float" office:value="6.09999999999999">
                <text:p>6.09999999999999</text:p>
              </table:table-cell>
              <table:table-cell office:value-type="float" office:value="0.23405">
                <text:p>0.23405</text:p>
              </table:table-cell>
            </table:table-row>
            <table:table-row>
              <table:table-cell office:value-type="string">
                <text:p>62</text:p>
              </table:table-cell>
              <table:table-cell office:value-type="float" office:value="6.19999999999999">
                <text:p>6.19999999999999</text:p>
              </table:table-cell>
              <table:table-cell office:value-type="float" office:value="0.709041">
                <text:p>0.709041</text:p>
              </table:table-cell>
              <table:table-cell office:value-type="float" office:value="6.19999999999999">
                <text:p>6.19999999999999</text:p>
              </table:table-cell>
              <table:table-cell office:value-type="float" office:value="0.142246">
                <text:p>0.142246</text:p>
              </table:table-cell>
              <table:table-cell office:value-type="float" office:value="6.19999999999999">
                <text:p>6.19999999999999</text:p>
              </table:table-cell>
              <table:table-cell office:value-type="float" office:value="0.23515">
                <text:p>0.23515</text:p>
              </table:table-cell>
            </table:table-row>
            <table:table-row>
              <table:table-cell office:value-type="string">
                <text:p>63</text:p>
              </table:table-cell>
              <table:table-cell office:value-type="float" office:value="6.29999999999999">
                <text:p>6.29999999999999</text:p>
              </table:table-cell>
              <table:table-cell office:value-type="float" office:value="0.712441">
                <text:p>0.712441</text:p>
              </table:table-cell>
              <table:table-cell office:value-type="float" office:value="6.29999999999999">
                <text:p>6.29999999999999</text:p>
              </table:table-cell>
              <table:table-cell office:value-type="float" office:value="0.143788">
                <text:p>0.143788</text:p>
              </table:table-cell>
              <table:table-cell office:value-type="float" office:value="6.29999999999999">
                <text:p>6.29999999999999</text:p>
              </table:table-cell>
              <table:table-cell office:value-type="float" office:value="0.234744">
                <text:p>0.234744</text:p>
              </table:table-cell>
            </table:table-row>
            <table:table-row>
              <table:table-cell office:value-type="string">
                <text:p>64</text:p>
              </table:table-cell>
              <table:table-cell office:value-type="float" office:value="6.39999999999999">
                <text:p>6.39999999999999</text:p>
              </table:table-cell>
              <table:table-cell office:value-type="float" office:value="0.702902">
                <text:p>0.702902</text:p>
              </table:table-cell>
              <table:table-cell office:value-type="float" office:value="6.39999999999999">
                <text:p>6.39999999999999</text:p>
              </table:table-cell>
              <table:table-cell office:value-type="float" office:value="0.14187">
                <text:p>0.14187</text:p>
              </table:table-cell>
              <table:table-cell office:value-type="float" office:value="6.39999999999999">
                <text:p>6.39999999999999</text:p>
              </table:table-cell>
              <table:table-cell office:value-type="float" office:value="0.233585">
                <text:p>0.233585</text:p>
              </table:table-cell>
            </table:table-row>
            <table:table-row>
              <table:table-cell office:value-type="string">
                <text:p>65</text:p>
              </table:table-cell>
              <table:table-cell office:value-type="float" office:value="6.49999999999999">
                <text:p>6.49999999999999</text:p>
              </table:table-cell>
              <table:table-cell office:value-type="float" office:value="0.706348">
                <text:p>0.706348</text:p>
              </table:table-cell>
              <table:table-cell office:value-type="float" office:value="6.49999999999999">
                <text:p>6.49999999999999</text:p>
              </table:table-cell>
              <table:table-cell office:value-type="float" office:value="0.140336">
                <text:p>0.140336</text:p>
              </table:table-cell>
              <table:table-cell office:value-type="float" office:value="6.49999999999999">
                <text:p>6.49999999999999</text:p>
              </table:table-cell>
              <table:table-cell office:value-type="float" office:value="0.236465">
                <text:p>0.236465</text:p>
              </table:table-cell>
            </table:table-row>
            <table:table-row>
              <table:table-cell office:value-type="string">
                <text:p>66</text:p>
              </table:table-cell>
              <table:table-cell office:value-type="float" office:value="6.59999999999999">
                <text:p>6.59999999999999</text:p>
              </table:table-cell>
              <table:table-cell office:value-type="float" office:value="0.705184">
                <text:p>0.705184</text:p>
              </table:table-cell>
              <table:table-cell office:value-type="float" office:value="6.59999999999999">
                <text:p>6.59999999999999</text:p>
              </table:table-cell>
              <table:table-cell office:value-type="float" office:value="0.144336">
                <text:p>0.144336</text:p>
              </table:table-cell>
              <table:table-cell office:value-type="float" office:value="6.59999999999999">
                <text:p>6.59999999999999</text:p>
              </table:table-cell>
              <table:table-cell office:value-type="float" office:value="0.234941">
                <text:p>0.234941</text:p>
              </table:table-cell>
            </table:table-row>
            <table:table-row>
              <table:table-cell office:value-type="string">
                <text:p>67</text:p>
              </table:table-cell>
              <table:table-cell office:value-type="float" office:value="6.69999999999999">
                <text:p>6.69999999999999</text:p>
              </table:table-cell>
              <table:table-cell office:value-type="float" office:value="0.71503">
                <text:p>0.71503</text:p>
              </table:table-cell>
              <table:table-cell office:value-type="float" office:value="6.69999999999999">
                <text:p>6.69999999999999</text:p>
              </table:table-cell>
              <table:table-cell office:value-type="float" office:value="0.141151">
                <text:p>0.141151</text:p>
              </table:table-cell>
              <table:table-cell office:value-type="float" office:value="6.69999999999999">
                <text:p>6.69999999999999</text:p>
              </table:table-cell>
              <table:table-cell office:value-type="float" office:value="0.237451">
                <text:p>0.237451</text:p>
              </table:table-cell>
            </table:table-row>
            <table:table-row>
              <table:table-cell office:value-type="string">
                <text:p>68</text:p>
              </table:table-cell>
              <table:table-cell office:value-type="float" office:value="6.79999999999999">
                <text:p>6.79999999999999</text:p>
              </table:table-cell>
              <table:table-cell office:value-type="float" office:value="0.707897">
                <text:p>0.707897</text:p>
              </table:table-cell>
              <table:table-cell office:value-type="float" office:value="6.79999999999999">
                <text:p>6.79999999999999</text:p>
              </table:table-cell>
              <table:table-cell office:value-type="float" office:value="0.142377">
                <text:p>0.142377</text:p>
              </table:table-cell>
              <table:table-cell office:value-type="float" office:value="6.79999999999999">
                <text:p>6.79999999999999</text:p>
              </table:table-cell>
              <table:table-cell office:value-type="float" office:value="0.23556">
                <text:p>0.23556</text:p>
              </table:table-cell>
            </table:table-row>
            <table:table-row>
              <table:table-cell office:value-type="string">
                <text:p>69</text:p>
              </table:table-cell>
              <table:table-cell office:value-type="float" office:value="6.89999999999999">
                <text:p>6.89999999999999</text:p>
              </table:table-cell>
              <table:table-cell office:value-type="float" office:value="0.705508">
                <text:p>0.705508</text:p>
              </table:table-cell>
              <table:table-cell office:value-type="float" office:value="6.89999999999999">
                <text:p>6.89999999999999</text:p>
              </table:table-cell>
              <table:table-cell office:value-type="float" office:value="0.140949">
                <text:p>0.140949</text:p>
              </table:table-cell>
              <table:table-cell office:value-type="float" office:value="6.89999999999999">
                <text:p>6.89999999999999</text:p>
              </table:table-cell>
              <table:table-cell office:value-type="float" office:value="0.234205">
                <text:p>0.234205</text:p>
              </table:table-cell>
            </table:table-row>
            <table:table-row>
              <table:table-cell office:value-type="string">
                <text:p>70</text:p>
              </table:table-cell>
              <table:table-cell office:value-type="float" office:value="6.99999999999999">
                <text:p>6.99999999999999</text:p>
              </table:table-cell>
              <table:table-cell office:value-type="float" office:value="0.70878">
                <text:p>0.70878</text:p>
              </table:table-cell>
              <table:table-cell office:value-type="float" office:value="6.99999999999999">
                <text:p>6.99999999999999</text:p>
              </table:table-cell>
              <table:table-cell office:value-type="float" office:value="0.142444">
                <text:p>0.142444</text:p>
              </table:table-cell>
              <table:table-cell office:value-type="float" office:value="6.99999999999999">
                <text:p>6.99999999999999</text:p>
              </table:table-cell>
              <table:table-cell office:value-type="float" office:value="0.231831">
                <text:p>0.231831</text:p>
              </table:table-cell>
            </table:table-row>
            <table:table-row>
              <table:table-cell office:value-type="string">
                <text:p>71</text:p>
              </table:table-cell>
              <table:table-cell office:value-type="float" office:value="7.09999999999999">
                <text:p>7.09999999999999</text:p>
              </table:table-cell>
              <table:table-cell office:value-type="float" office:value="0.705886">
                <text:p>0.705886</text:p>
              </table:table-cell>
              <table:table-cell office:value-type="float" office:value="7.09999999999999">
                <text:p>7.09999999999999</text:p>
              </table:table-cell>
              <table:table-cell office:value-type="float" office:value="0.142016">
                <text:p>0.142016</text:p>
              </table:table-cell>
              <table:table-cell office:value-type="float" office:value="7.09999999999999">
                <text:p>7.09999999999999</text:p>
              </table:table-cell>
              <table:table-cell office:value-type="float" office:value="0.236614">
                <text:p>0.236614</text:p>
              </table:table-cell>
            </table:table-row>
            <table:table-row>
              <table:table-cell office:value-type="string">
                <text:p>72</text:p>
              </table:table-cell>
              <table:table-cell office:value-type="float" office:value="7.19999999999999">
                <text:p>7.19999999999999</text:p>
              </table:table-cell>
              <table:table-cell office:value-type="float" office:value="0.707161">
                <text:p>0.707161</text:p>
              </table:table-cell>
              <table:table-cell office:value-type="float" office:value="7.19999999999999">
                <text:p>7.19999999999999</text:p>
              </table:table-cell>
              <table:table-cell office:value-type="float" office:value="0.140851">
                <text:p>0.140851</text:p>
              </table:table-cell>
              <table:table-cell office:value-type="float" office:value="7.19999999999999">
                <text:p>7.19999999999999</text:p>
              </table:table-cell>
              <table:table-cell office:value-type="float" office:value="0.234782">
                <text:p>0.234782</text:p>
              </table:table-cell>
            </table:table-row>
            <table:table-row>
              <table:table-cell office:value-type="string">
                <text:p>73</text:p>
              </table:table-cell>
              <table:table-cell office:value-type="float" office:value="7.29999999999999">
                <text:p>7.29999999999999</text:p>
              </table:table-cell>
              <table:table-cell office:value-type="float" office:value="0.709583">
                <text:p>0.709583</text:p>
              </table:table-cell>
              <table:table-cell office:value-type="float" office:value="7.29999999999999">
                <text:p>7.29999999999999</text:p>
              </table:table-cell>
              <table:table-cell office:value-type="float" office:value="0.141625">
                <text:p>0.141625</text:p>
              </table:table-cell>
              <table:table-cell office:value-type="float" office:value="7.29999999999999">
                <text:p>7.29999999999999</text:p>
              </table:table-cell>
              <table:table-cell office:value-type="float" office:value="0.234513">
                <text:p>0.234513</text:p>
              </table:table-cell>
            </table:table-row>
            <table:table-row>
              <table:table-cell office:value-type="string">
                <text:p>74</text:p>
              </table:table-cell>
              <table:table-cell office:value-type="float" office:value="7.39999999999999">
                <text:p>7.39999999999999</text:p>
              </table:table-cell>
              <table:table-cell office:value-type="float" office:value="0.703913">
                <text:p>0.703913</text:p>
              </table:table-cell>
              <table:table-cell office:value-type="float" office:value="7.39999999999999">
                <text:p>7.39999999999999</text:p>
              </table:table-cell>
              <table:table-cell office:value-type="float" office:value="0.140203">
                <text:p>0.140203</text:p>
              </table:table-cell>
              <table:table-cell office:value-type="float" office:value="7.39999999999999">
                <text:p>7.39999999999999</text:p>
              </table:table-cell>
              <table:table-cell office:value-type="float" office:value="0.233625">
                <text:p>0.233625</text:p>
              </table:table-cell>
            </table:table-row>
            <table:table-row>
              <table:table-cell office:value-type="string">
                <text:p>75</text:p>
              </table:table-cell>
              <table:table-cell office:value-type="float" office:value="7.49999999999999">
                <text:p>7.49999999999999</text:p>
              </table:table-cell>
              <table:table-cell office:value-type="float" office:value="0.703072">
                <text:p>0.703072</text:p>
              </table:table-cell>
              <table:table-cell office:value-type="float" office:value="7.49999999999999">
                <text:p>7.49999999999999</text:p>
              </table:table-cell>
              <table:table-cell office:value-type="float" office:value="0.140734">
                <text:p>0.140734</text:p>
              </table:table-cell>
              <table:table-cell office:value-type="float" office:value="7.49999999999999">
                <text:p>7.49999999999999</text:p>
              </table:table-cell>
              <table:table-cell office:value-type="float" office:value="0.234066">
                <text:p>0.234066</text:p>
              </table:table-cell>
            </table:table-row>
            <table:table-row>
              <table:table-cell office:value-type="string">
                <text:p>76</text:p>
              </table:table-cell>
              <table:table-cell office:value-type="float" office:value="7.59999999999999">
                <text:p>7.59999999999999</text:p>
              </table:table-cell>
              <table:table-cell office:value-type="float" office:value="0.706645">
                <text:p>0.706645</text:p>
              </table:table-cell>
              <table:table-cell office:value-type="float" office:value="7.59999999999999">
                <text:p>7.59999999999999</text:p>
              </table:table-cell>
              <table:table-cell office:value-type="float" office:value="0.141344">
                <text:p>0.141344</text:p>
              </table:table-cell>
              <table:table-cell office:value-type="float" office:value="7.59999999999999">
                <text:p>7.59999999999999</text:p>
              </table:table-cell>
              <table:table-cell office:value-type="float" office:value="0.23607">
                <text:p>0.23607</text:p>
              </table:table-cell>
            </table:table-row>
            <table:table-row>
              <table:table-cell office:value-type="string">
                <text:p>77</text:p>
              </table:table-cell>
              <table:table-cell office:value-type="float" office:value="7.69999999999999">
                <text:p>7.69999999999999</text:p>
              </table:table-cell>
              <table:table-cell office:value-type="float" office:value="0.705944">
                <text:p>0.705944</text:p>
              </table:table-cell>
              <table:table-cell office:value-type="float" office:value="7.69999999999999">
                <text:p>7.69999999999999</text:p>
              </table:table-cell>
              <table:table-cell office:value-type="float" office:value="0.140305">
                <text:p>0.140305</text:p>
              </table:table-cell>
              <table:table-cell office:value-type="float" office:value="7.69999999999999">
                <text:p>7.69999999999999</text:p>
              </table:table-cell>
              <table:table-cell office:value-type="float" office:value="0.234348">
                <text:p>0.234348</text:p>
              </table:table-cell>
            </table:table-row>
            <table:table-row>
              <table:table-cell office:value-type="string">
                <text:p>78</text:p>
              </table:table-cell>
              <table:table-cell office:value-type="float" office:value="7.79999999999999">
                <text:p>7.79999999999999</text:p>
              </table:table-cell>
              <table:table-cell office:value-type="float" office:value="0.701151">
                <text:p>0.701151</text:p>
              </table:table-cell>
              <table:table-cell office:value-type="float" office:value="7.79999999999999">
                <text:p>7.79999999999999</text:p>
              </table:table-cell>
              <table:table-cell office:value-type="float" office:value="0.142377">
                <text:p>0.142377</text:p>
              </table:table-cell>
              <table:table-cell office:value-type="float" office:value="7.79999999999999">
                <text:p>7.79999999999999</text:p>
              </table:table-cell>
              <table:table-cell office:value-type="float" office:value="0.233417">
                <text:p>0.233417</text:p>
              </table:table-cell>
            </table:table-row>
            <table:table-row>
              <table:table-cell office:value-type="string">
                <text:p>79</text:p>
              </table:table-cell>
              <table:table-cell office:value-type="float" office:value="7.89999999999999">
                <text:p>7.89999999999999</text:p>
              </table:table-cell>
              <table:table-cell office:value-type="float" office:value="0.697587">
                <text:p>0.697587</text:p>
              </table:table-cell>
              <table:table-cell office:value-type="float" office:value="7.89999999999999">
                <text:p>7.89999999999999</text:p>
              </table:table-cell>
              <table:table-cell office:value-type="float" office:value="0.141183">
                <text:p>0.141183</text:p>
              </table:table-cell>
              <table:table-cell office:value-type="float" office:value="7.89999999999999">
                <text:p>7.89999999999999</text:p>
              </table:table-cell>
              <table:table-cell office:value-type="float" office:value="0.234687">
                <text:p>0.234687</text:p>
              </table:table-cell>
            </table:table-row>
            <table:table-row>
              <table:table-cell office:value-type="string">
                <text:p>80</text:p>
              </table:table-cell>
              <table:table-cell office:value-type="float" office:value="7.99999999999999">
                <text:p>7.99999999999999</text:p>
              </table:table-cell>
              <table:table-cell office:value-type="float" office:value="0.705871">
                <text:p>0.705871</text:p>
              </table:table-cell>
              <table:table-cell office:value-type="float" office:value="7.99999999999999">
                <text:p>7.99999999999999</text:p>
              </table:table-cell>
              <table:table-cell office:value-type="float" office:value="0.140489">
                <text:p>0.140489</text:p>
              </table:table-cell>
              <table:table-cell office:value-type="float" office:value="7.99999999999999">
                <text:p>7.99999999999999</text:p>
              </table:table-cell>
              <table:table-cell office:value-type="float" office:value="0.235558">
                <text:p>0.235558</text:p>
              </table:table-cell>
            </table:table-row>
            <table:table-row>
              <table:table-cell office:value-type="string">
                <text:p>81</text:p>
              </table:table-cell>
              <table:table-cell office:value-type="float" office:value="8.09999999999999">
                <text:p>8.09999999999999</text:p>
              </table:table-cell>
              <table:table-cell office:value-type="float" office:value="0.701905">
                <text:p>0.701905</text:p>
              </table:table-cell>
              <table:table-cell office:value-type="float" office:value="8.09999999999999">
                <text:p>8.09999999999999</text:p>
              </table:table-cell>
              <table:table-cell office:value-type="float" office:value="0.143466">
                <text:p>0.143466</text:p>
              </table:table-cell>
              <table:table-cell office:value-type="float" office:value="8.09999999999999">
                <text:p>8.09999999999999</text:p>
              </table:table-cell>
              <table:table-cell office:value-type="float" office:value="0.23459">
                <text:p>0.23459</text:p>
              </table:table-cell>
            </table:table-row>
            <table:table-row>
              <table:table-cell office:value-type="string">
                <text:p>82</text:p>
              </table:table-cell>
              <table:table-cell office:value-type="float" office:value="8.19999999999999">
                <text:p>8.19999999999999</text:p>
              </table:table-cell>
              <table:table-cell office:value-type="float" office:value="0.707665">
                <text:p>0.707665</text:p>
              </table:table-cell>
              <table:table-cell office:value-type="float" office:value="8.19999999999999">
                <text:p>8.19999999999999</text:p>
              </table:table-cell>
              <table:table-cell office:value-type="float" office:value="0.140676">
                <text:p>0.140676</text:p>
              </table:table-cell>
              <table:table-cell office:value-type="float" office:value="8.19999999999999">
                <text:p>8.19999999999999</text:p>
              </table:table-cell>
              <table:table-cell office:value-type="float" office:value="0.236835">
                <text:p>0.236835</text:p>
              </table:table-cell>
            </table:table-row>
            <table:table-row>
              <table:table-cell office:value-type="string">
                <text:p>83</text:p>
              </table:table-cell>
              <table:table-cell office:value-type="float" office:value="8.29999999999999">
                <text:p>8.29999999999999</text:p>
              </table:table-cell>
              <table:table-cell office:value-type="float" office:value="0.708069">
                <text:p>0.708069</text:p>
              </table:table-cell>
              <table:table-cell office:value-type="float" office:value="8.29999999999999">
                <text:p>8.29999999999999</text:p>
              </table:table-cell>
              <table:table-cell office:value-type="float" office:value="0.14216">
                <text:p>0.14216</text:p>
              </table:table-cell>
              <table:table-cell office:value-type="float" office:value="8.29999999999999">
                <text:p>8.29999999999999</text:p>
              </table:table-cell>
              <table:table-cell office:value-type="float" office:value="0.232796">
                <text:p>0.232796</text:p>
              </table:table-cell>
            </table:table-row>
            <table:table-row>
              <table:table-cell office:value-type="string">
                <text:p>84</text:p>
              </table:table-cell>
              <table:table-cell office:value-type="float" office:value="8.39999999999999">
                <text:p>8.39999999999999</text:p>
              </table:table-cell>
              <table:table-cell office:value-type="float" office:value="0.702657">
                <text:p>0.702657</text:p>
              </table:table-cell>
              <table:table-cell office:value-type="float" office:value="8.39999999999999">
                <text:p>8.39999999999999</text:p>
              </table:table-cell>
              <table:table-cell office:value-type="float" office:value="0.139329">
                <text:p>0.139329</text:p>
              </table:table-cell>
              <table:table-cell office:value-type="float" office:value="8.39999999999999">
                <text:p>8.39999999999999</text:p>
              </table:table-cell>
              <table:table-cell office:value-type="float" office:value="0.236862">
                <text:p>0.236862</text:p>
              </table:table-cell>
            </table:table-row>
            <table:table-row>
              <table:table-cell office:value-type="string">
                <text:p>85</text:p>
              </table:table-cell>
              <table:table-cell office:value-type="float" office:value="8.49999999999999">
                <text:p>8.49999999999999</text:p>
              </table:table-cell>
              <table:table-cell office:value-type="float" office:value="0.709432">
                <text:p>0.709432</text:p>
              </table:table-cell>
              <table:table-cell office:value-type="float" office:value="8.49999999999999">
                <text:p>8.49999999999999</text:p>
              </table:table-cell>
              <table:table-cell office:value-type="float" office:value="0.140261">
                <text:p>0.140261</text:p>
              </table:table-cell>
              <table:table-cell office:value-type="float" office:value="8.49999999999999">
                <text:p>8.49999999999999</text:p>
              </table:table-cell>
              <table:table-cell office:value-type="float" office:value="0.236438">
                <text:p>0.236438</text:p>
              </table:table-cell>
            </table:table-row>
            <table:table-row>
              <table:table-cell office:value-type="string">
                <text:p>86</text:p>
              </table:table-cell>
              <table:table-cell office:value-type="float" office:value="8.59999999999999">
                <text:p>8.59999999999999</text:p>
              </table:table-cell>
              <table:table-cell office:value-type="float" office:value="0.706039">
                <text:p>0.706039</text:p>
              </table:table-cell>
              <table:table-cell office:value-type="float" office:value="8.59999999999999">
                <text:p>8.59999999999999</text:p>
              </table:table-cell>
              <table:table-cell office:value-type="float" office:value="0.140438">
                <text:p>0.140438</text:p>
              </table:table-cell>
              <table:table-cell office:value-type="float" office:value="8.59999999999999">
                <text:p>8.59999999999999</text:p>
              </table:table-cell>
              <table:table-cell office:value-type="float" office:value="0.236397">
                <text:p>0.236397</text:p>
              </table:table-cell>
            </table:table-row>
            <table:table-row>
              <table:table-cell office:value-type="string">
                <text:p>87</text:p>
              </table:table-cell>
              <table:table-cell office:value-type="float" office:value="8.69999999999999">
                <text:p>8.69999999999999</text:p>
              </table:table-cell>
              <table:table-cell office:value-type="float" office:value="0.700804">
                <text:p>0.700804</text:p>
              </table:table-cell>
              <table:table-cell office:value-type="float" office:value="8.69999999999999">
                <text:p>8.69999999999999</text:p>
              </table:table-cell>
              <table:table-cell office:value-type="float" office:value="0.142491">
                <text:p>0.142491</text:p>
              </table:table-cell>
              <table:table-cell office:value-type="float" office:value="8.69999999999999">
                <text:p>8.69999999999999</text:p>
              </table:table-cell>
              <table:table-cell office:value-type="float" office:value="0.232246">
                <text:p>0.232246</text:p>
              </table:table-cell>
            </table:table-row>
            <table:table-row>
              <table:table-cell office:value-type="string">
                <text:p>88</text:p>
              </table:table-cell>
              <table:table-cell office:value-type="float" office:value="8.79999999999999">
                <text:p>8.79999999999999</text:p>
              </table:table-cell>
              <table:table-cell office:value-type="float" office:value="0.711424">
                <text:p>0.711424</text:p>
              </table:table-cell>
              <table:table-cell office:value-type="float" office:value="8.79999999999999">
                <text:p>8.79999999999999</text:p>
              </table:table-cell>
              <table:table-cell office:value-type="float" office:value="0.141901">
                <text:p>0.141901</text:p>
              </table:table-cell>
              <table:table-cell office:value-type="float" office:value="8.79999999999999">
                <text:p>8.79999999999999</text:p>
              </table:table-cell>
              <table:table-cell office:value-type="float" office:value="0.233636">
                <text:p>0.233636</text:p>
              </table:table-cell>
            </table:table-row>
            <table:table-row>
              <table:table-cell office:value-type="string">
                <text:p>89</text:p>
              </table:table-cell>
              <table:table-cell office:value-type="float" office:value="8.89999999999998">
                <text:p>8.89999999999998</text:p>
              </table:table-cell>
              <table:table-cell office:value-type="float" office:value="0.705052">
                <text:p>0.705052</text:p>
              </table:table-cell>
              <table:table-cell office:value-type="float" office:value="8.89999999999998">
                <text:p>8.89999999999998</text:p>
              </table:table-cell>
              <table:table-cell office:value-type="float" office:value="0.139603">
                <text:p>0.139603</text:p>
              </table:table-cell>
              <table:table-cell office:value-type="float" office:value="8.89999999999998">
                <text:p>8.89999999999998</text:p>
              </table:table-cell>
              <table:table-cell office:value-type="float" office:value="0.237335">
                <text:p>0.237335</text:p>
              </table:table-cell>
            </table:table-row>
            <table:table-row>
              <table:table-cell office:value-type="string">
                <text:p>90</text:p>
              </table:table-cell>
              <table:table-cell office:value-type="float" office:value="8.99999999999998">
                <text:p>8.99999999999998</text:p>
              </table:table-cell>
              <table:table-cell office:value-type="float" office:value="0.699151">
                <text:p>0.699151</text:p>
              </table:table-cell>
              <table:table-cell office:value-type="float" office:value="8.99999999999998">
                <text:p>8.99999999999998</text:p>
              </table:table-cell>
              <table:table-cell office:value-type="float" office:value="0.140691">
                <text:p>0.140691</text:p>
              </table:table-cell>
              <table:table-cell office:value-type="float" office:value="8.99999999999998">
                <text:p>8.99999999999998</text:p>
              </table:table-cell>
              <table:table-cell office:value-type="float" office:value="0.234622">
                <text:p>0.234622</text:p>
              </table:table-cell>
            </table:table-row>
            <table:table-row>
              <table:table-cell office:value-type="string">
                <text:p>91</text:p>
              </table:table-cell>
              <table:table-cell office:value-type="float" office:value="9.09999999999998">
                <text:p>9.09999999999998</text:p>
              </table:table-cell>
              <table:table-cell office:value-type="float" office:value="0.709898">
                <text:p>0.709898</text:p>
              </table:table-cell>
              <table:table-cell office:value-type="float" office:value="9.09999999999998">
                <text:p>9.09999999999998</text:p>
              </table:table-cell>
              <table:table-cell office:value-type="float" office:value="0.138731">
                <text:p>0.138731</text:p>
              </table:table-cell>
              <table:table-cell office:value-type="float" office:value="9.09999999999998">
                <text:p>9.09999999999998</text:p>
              </table:table-cell>
              <table:table-cell office:value-type="float" office:value="0.233916">
                <text:p>0.233916</text:p>
              </table:table-cell>
            </table:table-row>
            <table:table-row>
              <table:table-cell office:value-type="string">
                <text:p>92</text:p>
              </table:table-cell>
              <table:table-cell office:value-type="float" office:value="9.19999999999998">
                <text:p>9.19999999999998</text:p>
              </table:table-cell>
              <table:table-cell office:value-type="float" office:value="0.709861">
                <text:p>0.709861</text:p>
              </table:table-cell>
              <table:table-cell office:value-type="float" office:value="9.19999999999998">
                <text:p>9.19999999999998</text:p>
              </table:table-cell>
              <table:table-cell office:value-type="float" office:value="0.140431">
                <text:p>0.140431</text:p>
              </table:table-cell>
              <table:table-cell office:value-type="float" office:value="9.19999999999998">
                <text:p>9.19999999999998</text:p>
              </table:table-cell>
              <table:table-cell office:value-type="float" office:value="0.23313">
                <text:p>0.23313</text:p>
              </table:table-cell>
            </table:table-row>
            <table:table-row>
              <table:table-cell office:value-type="string">
                <text:p>93</text:p>
              </table:table-cell>
              <table:table-cell office:value-type="float" office:value="9.29999999999998">
                <text:p>9.29999999999998</text:p>
              </table:table-cell>
              <table:table-cell office:value-type="float" office:value="0.706985">
                <text:p>0.706985</text:p>
              </table:table-cell>
              <table:table-cell office:value-type="float" office:value="9.29999999999998">
                <text:p>9.29999999999998</text:p>
              </table:table-cell>
              <table:table-cell office:value-type="float" office:value="0.141854">
                <text:p>0.141854</text:p>
              </table:table-cell>
              <table:table-cell office:value-type="float" office:value="9.29999999999998">
                <text:p>9.29999999999998</text:p>
              </table:table-cell>
              <table:table-cell office:value-type="float" office:value="0.234296">
                <text:p>0.234296</text:p>
              </table:table-cell>
            </table:table-row>
            <table:table-row>
              <table:table-cell office:value-type="string">
                <text:p>94</text:p>
              </table:table-cell>
              <table:table-cell office:value-type="float" office:value="9.39999999999998">
                <text:p>9.39999999999998</text:p>
              </table:table-cell>
              <table:table-cell office:value-type="float" office:value="0.70109">
                <text:p>0.70109</text:p>
              </table:table-cell>
              <table:table-cell office:value-type="float" office:value="9.39999999999998">
                <text:p>9.39999999999998</text:p>
              </table:table-cell>
              <table:table-cell office:value-type="float" office:value="0.140326">
                <text:p>0.140326</text:p>
              </table:table-cell>
              <table:table-cell office:value-type="float" office:value="9.39999999999998">
                <text:p>9.39999999999998</text:p>
              </table:table-cell>
              <table:table-cell office:value-type="float" office:value="0.234177">
                <text:p>0.234177</text:p>
              </table:table-cell>
            </table:table-row>
            <table:table-row>
              <table:table-cell office:value-type="string">
                <text:p>95</text:p>
              </table:table-cell>
              <table:table-cell office:value-type="float" office:value="9.49999999999998">
                <text:p>9.49999999999998</text:p>
              </table:table-cell>
              <table:table-cell office:value-type="float" office:value="0.696447">
                <text:p>0.696447</text:p>
              </table:table-cell>
              <table:table-cell office:value-type="float" office:value="9.49999999999998">
                <text:p>9.49999999999998</text:p>
              </table:table-cell>
              <table:table-cell office:value-type="float" office:value="0.140752">
                <text:p>0.140752</text:p>
              </table:table-cell>
              <table:table-cell office:value-type="float" office:value="9.49999999999998">
                <text:p>9.49999999999998</text:p>
              </table:table-cell>
              <table:table-cell office:value-type="float" office:value="0.236006">
                <text:p>0.236006</text:p>
              </table:table-cell>
            </table:table-row>
            <table:table-row>
              <table:table-cell office:value-type="string">
                <text:p>96</text:p>
              </table:table-cell>
              <table:table-cell office:value-type="float" office:value="9.59999999999998">
                <text:p>9.59999999999998</text:p>
              </table:table-cell>
              <table:table-cell office:value-type="float" office:value="0.707764">
                <text:p>0.707764</text:p>
              </table:table-cell>
              <table:table-cell office:value-type="float" office:value="9.59999999999998">
                <text:p>9.59999999999998</text:p>
              </table:table-cell>
              <table:table-cell office:value-type="float" office:value="0.140258">
                <text:p>0.140258</text:p>
              </table:table-cell>
              <table:table-cell office:value-type="float" office:value="9.59999999999998">
                <text:p>9.59999999999998</text:p>
              </table:table-cell>
              <table:table-cell office:value-type="float" office:value="0.23414">
                <text:p>0.23414</text:p>
              </table:table-cell>
            </table:table-row>
            <table:table-row>
              <table:table-cell office:value-type="string">
                <text:p>97</text:p>
              </table:table-cell>
              <table:table-cell office:value-type="float" office:value="9.69999999999998">
                <text:p>9.69999999999998</text:p>
              </table:table-cell>
              <table:table-cell office:value-type="float" office:value="0.708323">
                <text:p>0.708323</text:p>
              </table:table-cell>
              <table:table-cell office:value-type="float" office:value="9.69999999999998">
                <text:p>9.69999999999998</text:p>
              </table:table-cell>
              <table:table-cell office:value-type="float" office:value="0.139816">
                <text:p>0.139816</text:p>
              </table:table-cell>
              <table:table-cell office:value-type="float" office:value="9.69999999999998">
                <text:p>9.69999999999998</text:p>
              </table:table-cell>
              <table:table-cell office:value-type="float" office:value="0.237214">
                <text:p>0.237214</text:p>
              </table:table-cell>
            </table:table-row>
            <table:table-row>
              <table:table-cell office:value-type="string">
                <text:p>98</text:p>
              </table:table-cell>
              <table:table-cell office:value-type="float" office:value="9.79999999999998">
                <text:p>9.79999999999998</text:p>
              </table:table-cell>
              <table:table-cell office:value-type="float" office:value="0.706181">
                <text:p>0.706181</text:p>
              </table:table-cell>
              <table:table-cell office:value-type="float" office:value="9.79999999999998">
                <text:p>9.79999999999998</text:p>
              </table:table-cell>
              <table:table-cell office:value-type="float" office:value="0.1407">
                <text:p>0.1407</text:p>
              </table:table-cell>
              <table:table-cell office:value-type="float" office:value="9.79999999999998">
                <text:p>9.79999999999998</text:p>
              </table:table-cell>
              <table:table-cell office:value-type="float" office:value="0.235686">
                <text:p>0.235686</text:p>
              </table:table-cell>
            </table:table-row>
            <table:table-row>
              <table:table-cell office:value-type="string">
                <text:p>99</text:p>
              </table:table-cell>
              <table:table-cell office:value-type="float" office:value="9.89999999999998">
                <text:p>9.89999999999998</text:p>
              </table:table-cell>
              <table:table-cell office:value-type="float" office:value="0.712595">
                <text:p>0.712595</text:p>
              </table:table-cell>
              <table:table-cell office:value-type="float" office:value="9.89999999999998">
                <text:p>9.89999999999998</text:p>
              </table:table-cell>
              <table:table-cell office:value-type="float" office:value="0.139709">
                <text:p>0.139709</text:p>
              </table:table-cell>
              <table:table-cell office:value-type="float" office:value="9.89999999999998">
                <text:p>9.89999999999998</text:p>
              </table:table-cell>
              <table:table-cell office:value-type="float" office:value="0.233335">
                <text:p>0.233335</text:p>
              </table:table-cell>
            </table:table-row>
            <table:table-row>
              <table:table-cell office:value-type="string">
                <text:p>100</text:p>
              </table:table-cell>
              <table:table-cell office:value-type="float" office:value="9.99999999999998">
                <text:p>9.99999999999998</text:p>
              </table:table-cell>
              <table:table-cell office:value-type="float" office:value="0.702107">
                <text:p>0.702107</text:p>
              </table:table-cell>
              <table:table-cell office:value-type="float" office:value="9.99999999999998">
                <text:p>9.99999999999998</text:p>
              </table:table-cell>
              <table:table-cell office:value-type="float" office:value="0.139947">
                <text:p>0.139947</text:p>
              </table:table-cell>
              <table:table-cell office:value-type="float" office:value="9.99999999999998">
                <text:p>9.99999999999998</text:p>
              </table:table-cell>
              <table:table-cell office:value-type="float" office:value="0.2358">
                <text:p>0.235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